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6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36.2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128.01pt"/>
    </style:style>
    <style:style style:name="co6" style:family="table-column">
      <style:table-column-properties fo:break-before="auto" style:column-width="50.51pt"/>
    </style:style>
    <style:style style:name="co7" style:family="table-column">
      <style:table-column-properties fo:break-before="auto" style:column-width="63.24pt"/>
    </style:style>
    <style:style style:name="co8" style:family="table-column">
      <style:table-column-properties fo:break-before="auto" style:column-width="115.26pt"/>
    </style:style>
    <style:style style:name="co9" style:family="table-column">
      <style:table-column-properties fo:break-before="auto" style:column-width="137.2pt"/>
    </style:style>
    <style:style style:name="co10" style:family="table-column">
      <style:table-column-properties fo:break-before="auto" style:column-width="167.24pt"/>
    </style:style>
    <style:style style:name="co11" style:family="table-column">
      <style:table-column-properties fo:break-before="auto" style:column-width="296.7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terpretedLog-1" table:style-name="ta1">
        <table:shapes>
          <draw:frame draw:z-index="0" draw:style-name="gr1" draw:text-style-name="P1" svg:width="649.47pt" svg:height="362.49pt" svg:x="53.57pt" svg:y="82.43pt">
            <loext:p draw:notify-on-update-of-ranges="'InterpretedLog-1'.A1:'InterpretedLog-1'.A1 'InterpretedLog-1'.V2:'InterpretedLog-1'.V144 'InterpretedLog-1'.R2:'InterpretedLog-1'.R1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20.87pt" svg:height="468.45pt" svg:x="96.94pt" svg:y="922.14pt">
            <loext:p draw:notify-on-update-of-ranges="'InterpretedLog-1'.T1:'InterpretedLog-1'.T1 'InterpretedLog-1'.T2:'InterpretedLog-1'.T9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22.13pt" svg:height="444.64pt" svg:x="25.8pt" svg:y="1410.83pt">
            <loext:p draw:notify-on-update-of-ranges="'InterpretedLog-1'.T1:'InterpretedLog-1'.T1 'InterpretedLog-1'.T93:'InterpretedLog-1'.T1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06pt" svg:height="255.49pt" svg:x="477.01pt" svg:y="1871.86pt">
            <loext:p draw:notify-on-update-of-ranges="'InterpretedLog-1'.T1:'InterpretedLog-1'.T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85.17pt" svg:height="380.92pt" svg:x="51.53pt" svg:y="2147.84pt">
            <loext:p draw:notify-on-update-of-ranges="'InterpretedLog-1'.T1:'InterpretedLog-1'.T1 'InterpretedLog-1'.T2:'InterpretedLog-1'.T14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785.17pt" svg:height="380.92pt" svg:x="904.08pt" svg:y="2186.25pt">
            <loext:p draw:notify-on-update-of-ranges="'InterpretedLog-1'.T1:'InterpretedLog-1'.T1 'InterpretedLog-1'.T2:'InterpretedLog-1'.T144 'InterpretedLog-1'.R1:'InterpretedLog-1'.R1 'InterpretedLog-1'.R2:'InterpretedLog-1'.R14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hapeName</text:p>
          </table:table-cell>
          <table:table-cell office:value-type="string" calcext:value-type="string">
            <text:p>startCos</text:p>
          </table:table-cell>
          <table:table-cell office:value-type="string" calcext:value-type="string">
            <text:p>startSin</text:p>
          </table:table-cell>
          <table:table-cell office:value-type="string" calcext:value-type="string">
            <text:p>DiagLen</text:p>
          </table:table-cell>
          <table:table-cell office:value-type="string" calcext:value-type="string">
            <text:p>DiagAngle</text:p>
          </table:table-cell>
          <table:table-cell office:value-type="string" calcext:value-type="string">
            <text:p>EndDist</text:p>
          </table:table-cell>
          <table:table-cell office:value-type="string" calcext:value-type="string">
            <text:p>EndCos</text:p>
          </table:table-cell>
          <table:table-cell office:value-type="string" calcext:value-type="string">
            <text:p>EndSin</text:p>
          </table:table-cell>
          <table:table-cell office:value-type="string" calcext:value-type="string">
            <text:p>PathLen</text:p>
          </table:table-cell>
          <table:table-cell office:value-type="string" calcext:value-type="string">
            <text:p>TotalRotSum</text:p>
          </table:table-cell>
          <table:table-cell office:value-type="string" calcext:value-type="string">
            <text:p>AbsRotSum</text:p>
          </table:table-cell>
          <table:table-cell office:value-type="string" calcext:value-type="string">
            <text:p>RotSquaredSum</text:p>
          </table:table-cell>
          <table:table-cell office:value-type="string" calcext:value-type="string">
            <text:p>AvgSpeed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AvgPressure</text:p>
          </table:table-cell>
          <table:table-cell office:value-type="string" calcext:value-type="string">
            <text:p>StrokeCount</text:p>
          </table:table-cell>
          <table:table-cell office:value-type="string" calcext:value-type="string">
            <text:p>Average Gsr Per Shape</text:p>
          </table:table-cell>
          <table:table-cell office:value-type="string" calcext:value-type="string">
            <text:p><text:s/>Average Gsr Before Shapes</text:p>
          </table:table-cell>
          <table:table-cell office:value-type="string" calcext:value-type="string">
            <text:p>percent change from before shapes</text:p>
          </table:table-cell>
          <table:table-cell office:value-type="string" calcext:value-type="string">
            <text:p>Aspect (Absolute value of 45 degrees minus bounding box angle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7.2436700162" calcext:value-type="float">
            <text:p>1387.2436700162</text:p>
          </table:table-cell>
          <table:table-cell office:value-type="float" office:value="0.0187432987" calcext:value-type="float">
            <text:p>0.0187432987</text:p>
          </table:table-cell>
          <table:table-cell office:value-type="float" office:value="1387.0129775889" calcext:value-type="float">
            <text:p>1387.0129775889</text:p>
          </table:table-cell>
          <table:table-cell office:value-type="float" office:value="0.9999906435" calcext:value-type="float">
            <text:p>0.9999906435</text:p>
          </table:table-cell>
          <table:table-cell office:value-type="float" office:value="-0.0043258427" calcext:value-type="float">
            <text:p>-0.0043258427</text:p>
          </table:table-cell>
          <table:table-cell office:value-type="float" office:value="1388.6125965502" calcext:value-type="float">
            <text:p>1388.6125965502</text:p>
          </table:table-cell>
          <table:table-cell office:value-type="float" office:value="-0.154996741923941" calcext:value-type="float">
            <text:p>-0.1549967419</text:p>
          </table:table-cell>
          <table:table-cell office:value-type="float" office:value="1.05860310819535" calcext:value-type="float">
            <text:p>1.0586031082</text:p>
          </table:table-cell>
          <table:table-cell office:value-type="float" office:value="0.149529788398654" calcext:value-type="float">
            <text:p>0.1495297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.3571428571" calcext:value-type="float">
            <text:p>642.3571428571</text:p>
          </table:table-cell>
          <table:table-cell office:value-type="float" office:value="1" calcext:value-type="float">
            <text:p>1</text:p>
          </table:table-cell>
          <table:table-cell office:value-type="float" office:value="1.0181894657" calcext:value-type="float">
            <text:p>1.0181894657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965955824" calcext:value-type="float">
            <text:p>-99.9965955824</text:p>
          </table:table-cell>
          <table:table-cell office:value-type="float" office:value="43.9260880903" calcext:value-type="float">
            <text:p>43.926088090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43.3471598116" calcext:value-type="float">
            <text:p>743.3471598116</text:p>
          </table:table-cell>
          <table:table-cell office:value-type="float" office:value="0.807278591" calcext:value-type="float">
            <text:p>0.807278591</text:p>
          </table:table-cell>
          <table:table-cell office:value-type="float" office:value="544.6558546458" calcext:value-type="float">
            <text:p>544.6558546458</text:p>
          </table:table-cell>
          <table:table-cell office:value-type="float" office:value="0.16707798" calcext:value-type="float">
            <text:p>0.16707798</text:p>
          </table:table-cell>
          <table:table-cell office:value-type="float" office:value="0.9859436843" calcext:value-type="float">
            <text:p>0.9859436843</text:p>
          </table:table-cell>
          <table:table-cell office:value-type="float" office:value="1327.1247916727" calcext:value-type="float">
            <text:p>1327.1247916727</text:p>
          </table:table-cell>
          <table:table-cell office:value-type="float" office:value="3.02432941785945" calcext:value-type="float">
            <text:p>3.0243294179</text:p>
          </table:table-cell>
          <table:table-cell office:value-type="float" office:value="5.72204521547118" calcext:value-type="float">
            <text:p>5.7220452155</text:p>
          </table:table-cell>
          <table:table-cell office:value-type="float" office:value="3.16856386776295" calcext:value-type="float">
            <text:p>3.1685638678</text:p>
          </table:table-cell>
          <table:table-cell office:value-type="float" office:value="1327.1247916727" calcext:value-type="float">
            <text:p>1327.1247916727</text:p>
          </table:table-cell>
          <table:table-cell office:value-type="float" office:value="1" calcext:value-type="float">
            <text:p>1</text:p>
          </table:table-cell>
          <table:table-cell office:value-type="float" office:value="531.6031746032" calcext:value-type="float">
            <text:p>531.6031746032</text:p>
          </table:table-cell>
          <table:table-cell office:value-type="float" office:value="2" calcext:value-type="float">
            <text:p>2</text:p>
          </table:table-cell>
          <table:table-cell office:value-type="float" office:value="-153.4354458374" calcext:value-type="float">
            <text:p>-153.4354458374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.5130266588" calcext:value-type="float">
            <text:p>-100.5130266588</text:p>
          </table:table-cell>
          <table:table-cell office:value-type="float" office:value="1.2536561556" calcext:value-type="float">
            <text:p>1.253656155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i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980.9393457294" calcext:value-type="float">
            <text:p>980.9393457294</text:p>
          </table:table-cell>
          <table:table-cell office:value-type="float" office:value="0.3204610645" calcext:value-type="float">
            <text:p>0.3204610645</text:p>
          </table:table-cell>
          <table:table-cell office:value-type="float" office:value="944.2992110555" calcext:value-type="float">
            <text:p>944.2992110555</text:p>
          </table:table-cell>
          <table:table-cell office:value-type="float" office:value="0.9806213848" calcext:value-type="float">
            <text:p>0.9806213848</text:p>
          </table:table-cell>
          <table:table-cell office:value-type="float" office:value="0.1959124797" calcext:value-type="float">
            <text:p>0.1959124797</text:p>
          </table:table-cell>
          <table:table-cell office:value-type="float" office:value="891.2846495327" calcext:value-type="float">
            <text:p>891.2846495327</text:p>
          </table:table-cell>
          <table:table-cell office:value-type="float" office:value="2.0344439357957" calcext:value-type="float">
            <text:p>2.0344439358</text:p>
          </table:table-cell>
          <table:table-cell office:value-type="float" office:value="15.628620457854" calcext:value-type="float">
            <text:p>15.6286204579</text:p>
          </table:table-cell>
          <table:table-cell office:value-type="float" office:value="9.5504414011027" calcext:value-type="float">
            <text:p>9.5504414011</text:p>
          </table:table-cell>
          <table:table-cell office:value-type="float" office:value="178.2569299065" calcext:value-type="float">
            <text:p>178.2569299065</text:p>
          </table:table-cell>
          <table:table-cell office:value-type="float" office:value="5" calcext:value-type="float">
            <text:p>5</text:p>
          </table:table-cell>
          <table:table-cell office:value-type="float" office:value="466.137254902" calcext:value-type="float">
            <text:p>466.1372549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26.6389335059" calcext:value-type="float">
            <text:p>26.638933505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.4782497819" calcext:value-type="float">
            <text:p>511.4782497819</text:p>
          </table:table-cell>
          <table:table-cell office:value-type="float" office:value="0.8462647152" calcext:value-type="float">
            <text:p>0.8462647152</text:p>
          </table:table-cell>
          <table:table-cell office:value-type="float" office:value="405.4355682473" calcext:value-type="float">
            <text:p>405.4355682473</text:p>
          </table:table-cell>
          <table:table-cell office:value-type="float" office:value="0.3280422598" calcext:value-type="float">
            <text:p>0.3280422598</text:p>
          </table:table-cell>
          <table:table-cell office:value-type="float" office:value="0.9446630488" calcext:value-type="float">
            <text:p>0.9446630488</text:p>
          </table:table-cell>
          <table:table-cell office:value-type="float" office:value="934.8030002698" calcext:value-type="float">
            <text:p>934.8030002698</text:p>
          </table:table-cell>
          <table:table-cell office:value-type="float" office:value="3.1415926535898" calcext:value-type="float">
            <text:p>3.1415926536</text:p>
          </table:table-cell>
          <table:table-cell office:value-type="float" office:value="8.80450158510546" calcext:value-type="float">
            <text:p>8.8045015851</text:p>
          </table:table-cell>
          <table:table-cell office:value-type="float" office:value="4.46353961042964" calcext:value-type="float">
            <text:p>4.4635396104</text:p>
          </table:table-cell>
          <table:table-cell office:value-type="float" office:value="934.8030002698" calcext:value-type="float">
            <text:p>934.8030002698</text:p>
          </table:table-cell>
          <table:table-cell office:value-type="float" office:value="1" calcext:value-type="float">
            <text:p>1</text:p>
          </table:table-cell>
          <table:table-cell office:value-type="float" office:value="408.9801980198" calcext:value-type="float">
            <text:p>408.9801980198</text:p>
          </table:table-cell>
          <table:table-cell office:value-type="float" office:value="2" calcext:value-type="float">
            <text:p>2</text:p>
          </table:table-cell>
          <table:table-cell office:value-type="float" office:value="113.4167567675" calcext:value-type="float">
            <text:p>113.416756767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6207798044" calcext:value-type="float">
            <text:p>-99.6207798044</text:p>
          </table:table-cell>
          <table:table-cell office:value-type="float" office:value="3.4873965318" calcext:value-type="float">
            <text:p>3.48739653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i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71.4645464881" calcext:value-type="float">
            <text:p>271.4645464881</text:p>
          </table:table-cell>
          <table:table-cell office:value-type="float" office:value="1.1005590273" calcext:value-type="float">
            <text:p>1.1005590273</text:p>
          </table:table-cell>
          <table:table-cell office:value-type="float" office:value="217.9197099851" calcext:value-type="float">
            <text:p>217.9197099851</text:p>
          </table:table-cell>
          <table:table-cell office:value-type="float" office:value="0.2982749931" calcext:value-type="float">
            <text:p>0.2982749931</text:p>
          </table:table-cell>
          <table:table-cell office:value-type="float" office:value="0.954479978" calcext:value-type="float">
            <text:p>0.954479978</text:p>
          </table:table-cell>
          <table:table-cell office:value-type="float" office:value="505.0721763453" calcext:value-type="float">
            <text:p>505.0721763453</text:p>
          </table:table-cell>
          <table:table-cell office:value-type="float" office:value="7.53223107957784" calcext:value-type="float">
            <text:p>7.5322310796</text:p>
          </table:table-cell>
          <table:table-cell office:value-type="float" office:value="9.65508951983628" calcext:value-type="float">
            <text:p>9.6550895198</text:p>
          </table:table-cell>
          <table:table-cell office:value-type="float" office:value="4.98269219706055" calcext:value-type="float">
            <text:p>4.9826921971</text:p>
          </table:table-cell>
          <table:table-cell office:value-type="float" office:value="505.0721763453" calcext:value-type="float">
            <text:p>505.0721763453</text:p>
          </table:table-cell>
          <table:table-cell office:value-type="float" office:value="1" calcext:value-type="float">
            <text:p>1</text:p>
          </table:table-cell>
          <table:table-cell office:value-type="float" office:value="485.5131578947" calcext:value-type="float">
            <text:p>485.51315789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8.0573873693" calcext:value-type="float">
            <text:p>18.05738736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.0400872973" calcext:value-type="float">
            <text:p>449.0400872973</text:p>
          </table:table-cell>
          <table:table-cell office:value-type="float" office:value="0.4765950926" calcext:value-type="float">
            <text:p>0.4765950926</text:p>
          </table:table-cell>
          <table:table-cell office:value-type="float" office:value="223.4658810646" calcext:value-type="float">
            <text:p>223.4658810646</text:p>
          </table:table-cell>
          <table:table-cell office:value-type="float" office:value="0.8547166086" calcext:value-type="float">
            <text:p>0.8547166086</text:p>
          </table:table-cell>
          <table:table-cell office:value-type="float" office:value="0.5190949036" calcext:value-type="float">
            <text:p>0.5190949036</text:p>
          </table:table-cell>
          <table:table-cell office:value-type="float" office:value="1091.2758656953" calcext:value-type="float">
            <text:p>1091.2758656953</text:p>
          </table:table-cell>
          <table:table-cell office:value-type="float" office:value="-1.10714871779409" calcext:value-type="float">
            <text:p>-1.1071487178</text:p>
          </table:table-cell>
          <table:table-cell office:value-type="float" office:value="6.59392323096943" calcext:value-type="float">
            <text:p>6.593923231</text:p>
          </table:table-cell>
          <table:table-cell office:value-type="float" office:value="3.99224576606402" calcext:value-type="float">
            <text:p>3.9922457661</text:p>
          </table:table-cell>
          <table:table-cell office:value-type="float" office:value="545.6379328477" calcext:value-type="float">
            <text:p>545.6379328477</text:p>
          </table:table-cell>
          <table:table-cell office:value-type="float" office:value="2" calcext:value-type="float">
            <text:p>2</text:p>
          </table:table-cell>
          <table:table-cell office:value-type="float" office:value="537.3770491803" calcext:value-type="float">
            <text:p>537.3770491803</text:p>
          </table:table-cell>
          <table:table-cell office:value-type="float" office:value="4" calcext:value-type="float">
            <text:p>4</text:p>
          </table:table-cell>
          <table:table-cell office:value-type="float" office:value="141.1611167986" calcext:value-type="float">
            <text:p>141.1611167986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5280137799" calcext:value-type="float">
            <text:p>-99.5280137799</text:p>
          </table:table-cell>
          <table:table-cell office:value-type="float" office:value="17.6931126574" calcext:value-type="float">
            <text:p>17.693112657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inity</text:p>
          </table:table-cell>
          <table:table-cell office:value-type="float" office:value="-0.8" calcext:value-type="float">
            <text:p>-0.8</text:p>
          </table:table-cell>
          <table:table-cell office:value-type="float" office:value="-0.6" calcext:value-type="float">
            <text:p>-0.6</text:p>
          </table:table-cell>
          <table:table-cell office:value-type="float" office:value="348.3044645134" calcext:value-type="float">
            <text:p>348.3044645134</text:p>
          </table:table-cell>
          <table:table-cell office:value-type="float" office:value="0.5098871196" calcext:value-type="float">
            <text:p>0.5098871196</text:p>
          </table:table-cell>
          <table:table-cell office:value-type="float" office:value="5.6568542495" calcext:value-type="float">
            <text:p>5.6568542495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909.8964818864" calcext:value-type="float">
            <text:p>909.8964818864</text:p>
          </table:table-cell>
          <table:table-cell office:value-type="float" office:value="0.643501108793286" calcext:value-type="float">
            <text:p>0.6435011088</text:p>
          </table:table-cell>
          <table:table-cell office:value-type="float" office:value="13.5448581578914" calcext:value-type="float">
            <text:p>13.5448581579</text:p>
          </table:table-cell>
          <table:table-cell office:value-type="float" office:value="3.42714847919635" calcext:value-type="float">
            <text:p>3.4271484792</text:p>
          </table:table-cell>
          <table:table-cell office:value-type="float" office:value="909.8964818864" calcext:value-type="float">
            <text:p>909.8964818864</text:p>
          </table:table-cell>
          <table:table-cell office:value-type="float" office:value="1" calcext:value-type="float">
            <text:p>1</text:p>
          </table:table-cell>
          <table:table-cell office:value-type="float" office:value="571.4947368421" calcext:value-type="float">
            <text:p>571.4947368421</text:p>
          </table:table-cell>
          <table:table-cell office:value-type="float" office:value="1" calcext:value-type="float">
            <text:p>1</text:p>
          </table:table-cell>
          <table:table-cell office:value-type="float" office:value="-23.7521420545" calcext:value-type="float">
            <text:p>-23.752142054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.079417647" calcext:value-type="float">
            <text:p>-100.079417647</text:p>
          </table:table-cell>
          <table:table-cell office:value-type="float" office:value="15.7856200188" calcext:value-type="float">
            <text:p>15.7856200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623.1805516863" calcext:value-type="float">
            <text:p>623.1805516863</text:p>
          </table:table-cell>
          <table:table-cell office:value-type="float" office:value="0.0240723956" calcext:value-type="float">
            <text:p>0.0240723956</text:p>
          </table:table-cell>
          <table:table-cell office:value-type="float" office:value="623.0200638824" calcext:value-type="float">
            <text:p>623.0200638824</text:p>
          </table:table-cell>
          <table:table-cell office:value-type="float" office:value="0.9999677958" calcext:value-type="float">
            <text:p>0.9999677958</text:p>
          </table:table-cell>
          <table:table-cell office:value-type="float" office:value="0.0080254237" calcext:value-type="float">
            <text:p>0.0080254237</text:p>
          </table:table-cell>
          <table:table-cell office:value-type="float" office:value="625.0713467379" calcext:value-type="float">
            <text:p>625.0713467379</text:p>
          </table:table-cell>
          <table:table-cell office:value-type="float" office:value="0.456071996349611" calcext:value-type="float">
            <text:p>0.4560719963</text:p>
          </table:table-cell>
          <table:table-cell office:value-type="float" office:value="1.03786102721458" calcext:value-type="float">
            <text:p>1.0378610272</text:p>
          </table:table-cell>
          <table:table-cell office:value-type="float" office:value="0.146840426667167" calcext:value-type="float">
            <text:p>0.146840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.3793103448" calcext:value-type="float">
            <text:p>644.3793103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43.6207533294" calcext:value-type="float">
            <text:p>43.6207533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finit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46.564393212" calcext:value-type="float">
            <text:p>246.564393212</text:p>
          </table:table-cell>
          <table:table-cell office:value-type="float" office:value="0.5891274625" calcext:value-type="float">
            <text:p>0.5891274625</text:p>
          </table:table-cell>
          <table:table-cell office:value-type="float" office:value="79.1012010023" calcext:value-type="float">
            <text:p>79.1012010023</text:p>
          </table:table-cell>
          <table:table-cell office:value-type="float" office:value="-0.9987206136" calcext:value-type="float">
            <text:p>-0.9987206136</text:p>
          </table:table-cell>
          <table:table-cell office:value-type="float" office:value="-0.0505681323" calcext:value-type="float">
            <text:p>-0.0505681323</text:p>
          </table:table-cell>
          <table:table-cell office:value-type="float" office:value="776.6134089175" calcext:value-type="float">
            <text:p>776.6134089175</text:p>
          </table:table-cell>
          <table:table-cell office:value-type="float" office:value="-1.10714871779409" calcext:value-type="float">
            <text:p>-1.1071487178</text:p>
          </table:table-cell>
          <table:table-cell office:value-type="float" office:value="17.0648676610488" calcext:value-type="float">
            <text:p>17.064867661</text:p>
          </table:table-cell>
          <table:table-cell office:value-type="float" office:value="6.33504133255674" calcext:value-type="float">
            <text:p>6.3350413326</text:p>
          </table:table-cell>
          <table:table-cell office:value-type="float" office:value="776.6134089175" calcext:value-type="float">
            <text:p>776.6134089175</text:p>
          </table:table-cell>
          <table:table-cell office:value-type="float" office:value="1" calcext:value-type="float">
            <text:p>1</text:p>
          </table:table-cell>
          <table:table-cell office:value-type="float" office:value="557.1121495327" calcext:value-type="float">
            <text:p>557.11214953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1.2454828035" calcext:value-type="float">
            <text:p>11.2454828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und</text:p>
          </table:table-cell>
          <table:table-cell office:value-type="float" office:value="-0.090535746" calcext:value-type="float">
            <text:p>-0.090535746</text:p>
          </table:table-cell>
          <table:table-cell office:value-type="float" office:value="0.9958932065" calcext:value-type="float">
            <text:p>0.9958932065</text:p>
          </table:table-cell>
          <table:table-cell office:value-type="float" office:value="260.2095309553" calcext:value-type="float">
            <text:p>260.2095309553</text:p>
          </table:table-cell>
          <table:table-cell office:value-type="float" office:value="0.8588353442" calcext:value-type="float">
            <text:p>0.8588353442</text:p>
          </table:table-cell>
          <table:table-cell office:value-type="float" office:value="179.1786817677" calcext:value-type="float">
            <text:p>179.1786817677</text:p>
          </table:table-cell>
          <table:table-cell office:value-type="float" office:value="0.5636831291" calcext:value-type="float">
            <text:p>0.5636831291</text:p>
          </table:table-cell>
          <table:table-cell office:value-type="float" office:value="0.8259911198" calcext:value-type="float">
            <text:p>0.8259911198</text:p>
          </table:table-cell>
          <table:table-cell office:value-type="float" office:value="646.1181909824" calcext:value-type="float">
            <text:p>646.1181909824</text:p>
          </table:table-cell>
          <table:table-cell office:value-type="float" office:value="-1.21388439044323" calcext:value-type="float">
            <text:p>-1.2138843904</text:p>
          </table:table-cell>
          <table:table-cell office:value-type="float" office:value="7.45735926905199" calcext:value-type="float">
            <text:p>7.4573592691</text:p>
          </table:table-cell>
          <table:table-cell office:value-type="float" office:value="2.50395693551327" calcext:value-type="float">
            <text:p>2.5039569355</text:p>
          </table:table-cell>
          <table:table-cell office:value-type="float" office:value="646.1181909824" calcext:value-type="float">
            <text:p>646.1181909824</text:p>
          </table:table-cell>
          <table:table-cell office:value-type="float" office:value="1" calcext:value-type="float">
            <text:p>1</text:p>
          </table:table-cell>
          <table:table-cell office:value-type="float" office:value="587.6323529412" calcext:value-type="float">
            <text:p>587.63235294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4.2076405193" calcext:value-type="float">
            <text:p>4.2076405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.8244134208" calcext:value-type="float">
            <text:p>281.8244134208</text:p>
          </table:table-cell>
          <table:table-cell office:value-type="float" office:value="1.0833436916" calcext:value-type="float">
            <text:p>1.0833436916</text:p>
          </table:table-cell>
          <table:table-cell office:value-type="float" office:value="249.4513980718" calcext:value-type="float">
            <text:p>249.4513980718</text:p>
          </table:table-cell>
          <table:table-cell office:value-type="float" office:value="0.060131954" calcext:value-type="float">
            <text:p>0.060131954</text:p>
          </table:table-cell>
          <table:table-cell office:value-type="float" office:value="0.9981904368" calcext:value-type="float">
            <text:p>0.9981904368</text:p>
          </table:table-cell>
          <table:table-cell office:value-type="float" office:value="557.3418039683" calcext:value-type="float">
            <text:p>557.3418039683</text:p>
          </table:table-cell>
          <table:table-cell office:value-type="float" office:value="4.71238898038469" calcext:value-type="float">
            <text:p>4.7123889804</text:p>
          </table:table-cell>
          <table:table-cell office:value-type="float" office:value="9.3788207168334" calcext:value-type="float">
            <text:p>9.3788207168</text:p>
          </table:table-cell>
          <table:table-cell office:value-type="float" office:value="5.62539693838098" calcext:value-type="float">
            <text:p>5.6253969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.6811594203" calcext:value-type="float">
            <text:p>603.68115942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7.0710212908" calcext:value-type="float">
            <text:p>17.0710212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.6124541968" calcext:value-type="float">
            <text:p>274.6124541968</text:p>
          </table:table-cell>
          <table:table-cell office:value-type="float" office:value="0.4766761877" calcext:value-type="float">
            <text:p>0.4766761877</text:p>
          </table:table-cell>
          <table:table-cell office:value-type="float" office:value="20.6155281281" calcext:value-type="float">
            <text:p>20.6155281281</text:p>
          </table:table-cell>
          <table:table-cell office:value-type="float" office:value="-0.9216353751" calcext:value-type="float">
            <text:p>-0.9216353751</text:p>
          </table:table-cell>
          <table:table-cell office:value-type="float" office:value="-0.3880570001" calcext:value-type="float">
            <text:p>-0.3880570001</text:p>
          </table:table-cell>
          <table:table-cell office:value-type="float" office:value="701.5563834051" calcext:value-type="float">
            <text:p>701.5563834051</text:p>
          </table:table-cell>
          <table:table-cell office:value-type="float" office:value="0.785398163397448" calcext:value-type="float">
            <text:p>0.7853981634</text:p>
          </table:table-cell>
          <table:table-cell office:value-type="float" office:value="10.8686742403922" calcext:value-type="float">
            <text:p>10.8686742404</text:p>
          </table:table-cell>
          <table:table-cell office:value-type="float" office:value="2.59906995737325" calcext:value-type="float">
            <text:p>2.5990699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.9204545455" calcext:value-type="float">
            <text:p>563.9204545455</text:p>
          </table:table-cell>
          <table:table-cell office:value-type="float" office:value="1" calcext:value-type="float">
            <text:p>1</text:p>
          </table:table-cell>
          <table:table-cell office:value-type="float" office:value="1406.6046841624" calcext:value-type="float">
            <text:p>1406.6046841624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5.2968774751" calcext:value-type="float">
            <text:p>-95.2968774751</text:p>
          </table:table-cell>
          <table:table-cell office:value-type="float" office:value="17.6884662504" calcext:value-type="float">
            <text:p>17.6884662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-0.1414213562" calcext:value-type="float">
            <text:p>-0.1414213562</text:p>
          </table:table-cell>
          <table:table-cell office:value-type="float" office:value="0.9899494937" calcext:value-type="float">
            <text:p>0.9899494937</text:p>
          </table:table-cell>
          <table:table-cell office:value-type="float" office:value="230.0825938658" calcext:value-type="float">
            <text:p>230.0825938658</text:p>
          </table:table-cell>
          <table:table-cell office:value-type="float" office:value="0.6930688287" calcext:value-type="float">
            <text:p>0.6930688287</text:p>
          </table:table-cell>
          <table:table-cell office:value-type="float" office:value="147.800541271" calcext:value-type="float">
            <text:p>147.800541271</text:p>
          </table:table-cell>
          <table:table-cell office:value-type="float" office:value="0.6968851339" calcext:value-type="float">
            <text:p>0.6968851339</text:p>
          </table:table-cell>
          <table:table-cell office:value-type="float" office:value="0.7171827592" calcext:value-type="float">
            <text:p>0.7171827592</text:p>
          </table:table-cell>
          <table:table-cell office:value-type="float" office:value="607.5636059757" calcext:value-type="float">
            <text:p>607.5636059757</text:p>
          </table:table-cell>
          <table:table-cell office:value-type="float" office:value="-2.53604798998482" calcext:value-type="float">
            <text:p>-2.53604799</text:p>
          </table:table-cell>
          <table:table-cell office:value-type="float" office:value="8.24076714540482" calcext:value-type="float">
            <text:p>8.2407671454</text:p>
          </table:table-cell>
          <table:table-cell office:value-type="float" office:value="3.42457785413649" calcext:value-type="float">
            <text:p>3.4245778541</text:p>
          </table:table-cell>
          <table:table-cell office:value-type="float" office:value="607.5636059757" calcext:value-type="float">
            <text:p>607.5636059757</text:p>
          </table:table-cell>
          <table:table-cell office:value-type="float" office:value="1" calcext:value-type="float">
            <text:p>1</text:p>
          </table:table-cell>
          <table:table-cell office:value-type="float" office:value="634.625" calcext:value-type="float">
            <text:p>634.625</text:p>
          </table:table-cell>
          <table:table-cell office:value-type="float" office:value="4" calcext:value-type="float">
            <text:p>4</text:p>
          </table:table-cell>
          <table:table-cell office:value-type="float" office:value="210.3506665825" calcext:value-type="float">
            <text:p>210.350666582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2966716454" calcext:value-type="float">
            <text:p>-99.2966716454</text:p>
          </table:table-cell>
          <table:table-cell office:value-type="float" office:value="5.2900812034" calcext:value-type="float">
            <text:p>5.2900812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1.9311163967" calcext:value-type="float">
            <text:p>391.9311163967</text:p>
          </table:table-cell>
          <table:table-cell office:value-type="float" office:value="0.0689442625" calcext:value-type="float">
            <text:p>0.0689442625</text:p>
          </table:table-cell>
          <table:table-cell office:value-type="float" office:value="391.5111748086" calcext:value-type="float">
            <text:p>391.5111748086</text:p>
          </table:table-cell>
          <table:table-cell office:value-type="float" office:value="0.9986943545" calcext:value-type="float">
            <text:p>0.9986943545</text:p>
          </table:table-cell>
          <table:table-cell office:value-type="float" office:value="-0.0510841102" calcext:value-type="float">
            <text:p>-0.0510841102</text:p>
          </table:table-cell>
          <table:table-cell office:value-type="float" office:value="393.1174100337" calcext:value-type="float">
            <text:p>393.1174100337</text:p>
          </table:table-cell>
          <table:table-cell office:value-type="float" office:value="-0.278299659005111" calcext:value-type="float">
            <text:p>-0.278299659</text:p>
          </table:table-cell>
          <table:table-cell office:value-type="float" office:value="1.40571410926324" calcext:value-type="float">
            <text:p>1.4057141093</text:p>
          </table:table-cell>
          <table:table-cell office:value-type="float" office:value="0.175325840760444" calcext:value-type="float">
            <text:p>0.1753258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.3333333333" calcext:value-type="float">
            <text:p>680.3333333333</text:p>
          </table:table-cell>
          <table:table-cell office:value-type="float" office:value="1" calcext:value-type="float">
            <text:p>1</text:p>
          </table:table-cell>
          <table:table-cell office:value-type="float" office:value="22.0930827799" calcext:value-type="float">
            <text:p>22.0930827799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261295825" calcext:value-type="float">
            <text:p>-99.9261295825</text:p>
          </table:table-cell>
          <table:table-cell office:value-type="float" office:value="41.0497847371" calcext:value-type="float">
            <text:p>41.0497847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60.7565914795" calcext:value-type="float">
            <text:p>260.7565914795</text:p>
          </table:table-cell>
          <table:table-cell office:value-type="float" office:value="1.1225848845" calcext:value-type="float">
            <text:p>1.1225848845</text:p>
          </table:table-cell>
          <table:table-cell office:value-type="float" office:value="234.0192299791" calcext:value-type="float">
            <text:p>234.0192299791</text:p>
          </table:table-cell>
          <table:table-cell office:value-type="float" office:value="-0.0128194593" calcext:value-type="float">
            <text:p>-0.0128194593</text:p>
          </table:table-cell>
          <table:table-cell office:value-type="float" office:value="0.9999178274" calcext:value-type="float">
            <text:p>0.9999178274</text:p>
          </table:table-cell>
          <table:table-cell office:value-type="float" office:value="483.3721327116" calcext:value-type="float">
            <text:p>483.3721327116</text:p>
          </table:table-cell>
          <table:table-cell office:value-type="float" office:value="4.44613693123376" calcext:value-type="float">
            <text:p>4.4461369312</text:p>
          </table:table-cell>
          <table:table-cell office:value-type="float" office:value="8.75883146344087" calcext:value-type="float">
            <text:p>8.7588314634</text:p>
          </table:table-cell>
          <table:table-cell office:value-type="float" office:value="5.94443043648386" calcext:value-type="float">
            <text:p>5.9444304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.6346153846" calcext:value-type="float">
            <text:p>593.63461538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9.319376027" calcext:value-type="float">
            <text:p>19.319376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9.0091322297" calcext:value-type="float">
            <text:p>219.0091322297</text:p>
          </table:table-cell>
          <table:table-cell office:value-type="float" office:value="0.5474671518" calcext:value-type="float">
            <text:p>0.5474671518</text:p>
          </table:table-cell>
          <table:table-cell office:value-type="float" office:value="54.2033209315" calcext:value-type="float">
            <text:p>54.2033209315</text:p>
          </table:table-cell>
          <table:table-cell office:value-type="float" office:value="-0.8671055425" calcext:value-type="float">
            <text:p>-0.8671055425</text:p>
          </table:table-cell>
          <table:table-cell office:value-type="float" office:value="0.4981244606" calcext:value-type="float">
            <text:p>0.4981244606</text:p>
          </table:table-cell>
          <table:table-cell office:value-type="float" office:value="599.9362199225" calcext:value-type="float">
            <text:p>599.9362199225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15.0679584616089" calcext:value-type="float">
            <text:p>15.0679584616</text:p>
          </table:table-cell>
          <table:table-cell office:value-type="float" office:value="7.33303225584391" calcext:value-type="float">
            <text:p>7.3330322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.950617284" calcext:value-type="float">
            <text:p>611.950617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3.6324427798" calcext:value-type="float">
            <text:p>13.63244277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0.2975714549" calcext:value-type="float">
            <text:p>430.2975714549</text:p>
          </table:table-cell>
          <table:table-cell office:value-type="float" office:value="0.0371921441" calcext:value-type="float">
            <text:p>0.0371921441</text:p>
          </table:table-cell>
          <table:table-cell office:value-type="float" office:value="430.0011627891" calcext:value-type="float">
            <text:p>430.0011627891</text:p>
          </table:table-cell>
          <table:table-cell office:value-type="float" office:value="0.9999972958" calcext:value-type="float">
            <text:p>0.9999972958</text:p>
          </table:table-cell>
          <table:table-cell office:value-type="float" office:value="-0.0023255751" calcext:value-type="float">
            <text:p>-0.0023255751</text:p>
          </table:table-cell>
          <table:table-cell office:value-type="float" office:value="433.2491037647" calcext:value-type="float">
            <text:p>433.2491037647</text:p>
          </table:table-cell>
          <table:table-cell office:value-type="float" office:value="1.32581766366803" calcext:value-type="float">
            <text:p>1.3258176637</text:p>
          </table:table-cell>
          <table:table-cell office:value-type="float" office:value="2.39437443738085" calcext:value-type="float">
            <text:p>2.3943744374</text:p>
          </table:table-cell>
          <table:table-cell office:value-type="float" office:value="1.36970298683517" calcext:value-type="float">
            <text:p>1.3697029868</text:p>
          </table:table-cell>
          <table:table-cell office:value-type="float" office:value="433.2491037647" calcext:value-type="float">
            <text:p>433.2491037647</text:p>
          </table:table-cell>
          <table:table-cell office:value-type="float" office:value="1" calcext:value-type="float">
            <text:p>1</text:p>
          </table:table-cell>
          <table:table-cell office:value-type="float" office:value="622.8" calcext:value-type="float">
            <text:p>622.8</text:p>
          </table:table-cell>
          <table:table-cell office:value-type="float" office:value="1" calcext:value-type="float">
            <text:p>1</text:p>
          </table:table-cell>
          <table:table-cell office:value-type="float" office:value="949.653191813" calcext:value-type="float">
            <text:p>949.65319181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6.8247401935" calcext:value-type="float">
            <text:p>-96.8247401935</text:p>
          </table:table-cell>
          <table:table-cell office:value-type="float" office:value="42.869047112" calcext:value-type="float">
            <text:p>42.869047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.5487655921" calcext:value-type="float">
            <text:p>284.5487655921</text:p>
          </table:table-cell>
          <table:table-cell office:value-type="float" office:value="0.6758386366" calcext:value-type="float">
            <text:p>0.6758386366</text:p>
          </table:table-cell>
          <table:table-cell office:value-type="float" office:value="195.9311103424" calcext:value-type="float">
            <text:p>195.9311103424</text:p>
          </table:table-cell>
          <table:table-cell office:value-type="float" office:value="0.6890176847" calcext:value-type="float">
            <text:p>0.6890176847</text:p>
          </table:table-cell>
          <table:table-cell office:value-type="float" office:value="0.7247445276" calcext:value-type="float">
            <text:p>0.7247445276</text:p>
          </table:table-cell>
          <table:table-cell office:value-type="float" office:value="722.434991668" calcext:value-type="float">
            <text:p>722.434991668</text:p>
          </table:table-cell>
          <table:table-cell office:value-type="float" office:value="-5.81953769817878" calcext:value-type="float">
            <text:p>-5.8195376982</text:p>
          </table:table-cell>
          <table:table-cell office:value-type="float" office:value="9.92137319246177" calcext:value-type="float">
            <text:p>9.9213731925</text:p>
          </table:table-cell>
          <table:table-cell office:value-type="float" office:value="6.19455751140747" calcext:value-type="float">
            <text:p>6.1945575114</text:p>
          </table:table-cell>
          <table:table-cell office:value-type="float" office:value="722.434991668" calcext:value-type="float">
            <text:p>722.434991668</text:p>
          </table:table-cell>
          <table:table-cell office:value-type="float" office:value="1" calcext:value-type="float">
            <text:p>1</text:p>
          </table:table-cell>
          <table:table-cell office:value-type="float" office:value="593.9242424242" calcext:value-type="float">
            <text:p>593.9242424242</text:p>
          </table:table-cell>
          <table:table-cell office:value-type="float" office:value="4" calcext:value-type="float">
            <text:p>4</text:p>
          </table:table-cell>
          <table:table-cell office:value-type="float" office:value="31.7284539131" calcext:value-type="float">
            <text:p>31.728453913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8939127617" calcext:value-type="float">
            <text:p>-99.8939127617</text:p>
          </table:table-cell>
          <table:table-cell office:value-type="float" office:value="6.2772984909" calcext:value-type="float">
            <text:p>6.2772984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56.8267898799" calcext:value-type="float">
            <text:p>256.8267898799</text:p>
          </table:table-cell>
          <table:table-cell office:value-type="float" office:value="0.4949962208" calcext:value-type="float">
            <text:p>0.4949962208</text:p>
          </table:table-cell>
          <table:table-cell office:value-type="float" office:value="46.4865571967" calcext:value-type="float">
            <text:p>46.4865571967</text:p>
          </table:table-cell>
          <table:table-cell office:value-type="float" office:value="-0.9465101882" calcext:value-type="float">
            <text:p>-0.9465101882</text:p>
          </table:table-cell>
          <table:table-cell office:value-type="float" office:value="0.3226739278" calcext:value-type="float">
            <text:p>0.3226739278</text:p>
          </table:table-cell>
          <table:table-cell office:value-type="float" office:value="649.309111534" calcext:value-type="float">
            <text:p>649.309111534</text:p>
          </table:table-cell>
          <table:table-cell office:value-type="float" office:value="0.463647609000805" calcext:value-type="float">
            <text:p>0.463647609</text:p>
          </table:table-cell>
          <table:table-cell office:value-type="float" office:value="10.9711920011121" calcext:value-type="float">
            <text:p>10.9711920011</text:p>
          </table:table-cell>
          <table:table-cell office:value-type="float" office:value="2.64752849563786" calcext:value-type="float">
            <text:p>2.6475284956</text:p>
          </table:table-cell>
          <table:table-cell office:value-type="float" office:value="649.309111534" calcext:value-type="float">
            <text:p>649.309111534</text:p>
          </table:table-cell>
          <table:table-cell office:value-type="float" office:value="1" calcext:value-type="float">
            <text:p>1</text:p>
          </table:table-cell>
          <table:table-cell office:value-type="float" office:value="537.4725274725" calcext:value-type="float">
            <text:p>537.4725274725</text:p>
          </table:table-cell>
          <table:table-cell office:value-type="float" office:value="1" calcext:value-type="float">
            <text:p>1</text:p>
          </table:table-cell>
          <table:table-cell office:value-type="float" office:value="818.6811859915" calcext:value-type="float">
            <text:p>818.681185991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7.2626581086" calcext:value-type="float">
            <text:p>-97.2626581086</text:p>
          </table:table-cell>
          <table:table-cell office:value-type="float" office:value="16.6388056732" calcext:value-type="float">
            <text:p>16.6388056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-0.2169304578" calcext:value-type="float">
            <text:p>-0.2169304578</text:p>
          </table:table-cell>
          <table:table-cell office:value-type="float" office:value="0.9761870602" calcext:value-type="float">
            <text:p>0.9761870602</text:p>
          </table:table-cell>
          <table:table-cell office:value-type="float" office:value="270.112939342" calcext:value-type="float">
            <text:p>270.112939342</text:p>
          </table:table-cell>
          <table:table-cell office:value-type="float" office:value="1.0259324113" calcext:value-type="float">
            <text:p>1.0259324113</text:p>
          </table:table-cell>
          <table:table-cell office:value-type="float" office:value="233.6364697559" calcext:value-type="float">
            <text:p>233.6364697559</text:p>
          </table:table-cell>
          <table:table-cell office:value-type="float" office:value="0.1498053794" calcext:value-type="float">
            <text:p>0.1498053794</text:p>
          </table:table-cell>
          <table:table-cell office:value-type="float" office:value="0.9887155042" calcext:value-type="float">
            <text:p>0.9887155042</text:p>
          </table:table-cell>
          <table:table-cell office:value-type="float" office:value="552.9267345976" calcext:value-type="float">
            <text:p>552.9267345976</text:p>
          </table:table-cell>
          <table:table-cell office:value-type="float" office:value="6.50185425305353" calcext:value-type="float">
            <text:p>6.5018542531</text:p>
          </table:table-cell>
          <table:table-cell office:value-type="float" office:value="7.57596422841252" calcext:value-type="float">
            <text:p>7.5759642284</text:p>
          </table:table-cell>
          <table:table-cell office:value-type="float" office:value="5.29040583182415" calcext:value-type="float">
            <text:p>5.2904058318</text:p>
          </table:table-cell>
          <table:table-cell office:value-type="float" office:value="552.9267345976" calcext:value-type="float">
            <text:p>552.9267345976</text:p>
          </table:table-cell>
          <table:table-cell office:value-type="float" office:value="1" calcext:value-type="float">
            <text:p>1</text:p>
          </table:table-cell>
          <table:table-cell office:value-type="float" office:value="603.8846153846" calcext:value-type="float">
            <text:p>603.8846153846</text:p>
          </table:table-cell>
          <table:table-cell office:value-type="float" office:value="2" calcext:value-type="float">
            <text:p>2</text:p>
          </table:table-cell>
          <table:table-cell office:value-type="float" office:value="377.7855482326" calcext:value-type="float">
            <text:p>377.7855482326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7368364819" calcext:value-type="float">
            <text:p>-98.7368364819</text:p>
          </table:table-cell>
          <table:table-cell office:value-type="float" office:value="13.7815972332" calcext:value-type="float">
            <text:p>13.7815972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3.4023730955" calcext:value-type="float">
            <text:p>303.4023730955</text:p>
          </table:table-cell>
          <table:table-cell office:value-type="float" office:value="0.6474562629" calcext:value-type="float">
            <text:p>0.6474562629</text:p>
          </table:table-cell>
          <table:table-cell office:value-type="float" office:value="212.6029162547" calcext:value-type="float">
            <text:p>212.6029162547</text:p>
          </table:table-cell>
          <table:table-cell office:value-type="float" office:value="0.7525766947" calcext:value-type="float">
            <text:p>0.7525766947</text:p>
          </table:table-cell>
          <table:table-cell office:value-type="float" office:value="0.6585046079" calcext:value-type="float">
            <text:p>0.6585046079</text:p>
          </table:table-cell>
          <table:table-cell office:value-type="float" office:value="785.0504649911" calcext:value-type="float">
            <text:p>785.0504649911</text:p>
          </table:table-cell>
          <table:table-cell office:value-type="float" office:value="-1.20230845409016" calcext:value-type="float">
            <text:p>-1.2023084541</text:p>
          </table:table-cell>
          <table:table-cell office:value-type="float" office:value="6.4986860319356" calcext:value-type="float">
            <text:p>6.4986860319</text:p>
          </table:table-cell>
          <table:table-cell office:value-type="float" office:value="2.40879043392949" calcext:value-type="float">
            <text:p>2.4087904339</text:p>
          </table:table-cell>
          <table:table-cell office:value-type="float" office:value="392.5252324955" calcext:value-type="float">
            <text:p>392.5252324955</text:p>
          </table:table-cell>
          <table:table-cell office:value-type="float" office:value="2" calcext:value-type="float">
            <text:p>2</text:p>
          </table:table-cell>
          <table:table-cell office:value-type="float" office:value="618.0857142857" calcext:value-type="float">
            <text:p>618.0857142857</text:p>
          </table:table-cell>
          <table:table-cell office:value-type="float" office:value="4" calcext:value-type="float">
            <text:p>4</text:p>
          </table:table-cell>
          <table:table-cell office:value-type="float" office:value="-9.2707178688" calcext:value-type="float">
            <text:p>-9.2707178688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.0309975664" calcext:value-type="float">
            <text:p>-100.0309975664</text:p>
          </table:table-cell>
          <table:table-cell office:value-type="float" office:value="7.9034887165" calcext:value-type="float">
            <text:p>7.9034887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.7869529833" calcext:value-type="float">
            <text:p>269.7869529833</text:p>
          </table:table-cell>
          <table:table-cell office:value-type="float" office:value="1.0424550694" calcext:value-type="float">
            <text:p>1.0424550694</text:p>
          </table:table-cell>
          <table:table-cell office:value-type="float" office:value="233.6942446874" calcext:value-type="float">
            <text:p>233.6942446874</text:p>
          </table:table-cell>
          <table:table-cell office:value-type="float" office:value="0.0770237197" calcext:value-type="float">
            <text:p>0.0770237197</text:p>
          </table:table-cell>
          <table:table-cell office:value-type="float" office:value="0.9970292607" calcext:value-type="float">
            <text:p>0.9970292607</text:p>
          </table:table-cell>
          <table:table-cell office:value-type="float" office:value="546.3898828951" calcext:value-type="float">
            <text:p>546.3898828951</text:p>
          </table:table-cell>
          <table:table-cell office:value-type="float" office:value="4.64796214095914" calcext:value-type="float">
            <text:p>4.647962141</text:p>
          </table:table-cell>
          <table:table-cell office:value-type="float" office:value="6.88268797056505" calcext:value-type="float">
            <text:p>6.8826879706</text:p>
          </table:table-cell>
          <table:table-cell office:value-type="float" office:value="3.60335866834542" calcext:value-type="float">
            <text:p>3.6033586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.8983050847" calcext:value-type="float">
            <text:p>563.8983050847</text:p>
          </table:table-cell>
          <table:table-cell office:value-type="float" office:value="2" calcext:value-type="float">
            <text:p>2</text:p>
          </table:table-cell>
          <table:table-cell office:value-type="float" office:value="17.7549248408" calcext:value-type="float">
            <text:p>17.7549248408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406346446" calcext:value-type="float">
            <text:p>-99.9406346446</text:p>
          </table:table-cell>
          <table:table-cell office:value-type="float" office:value="14.7282758086" calcext:value-type="float">
            <text:p>14.7282758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float" office:value="-0.1961161351" calcext:value-type="float">
            <text:p>-0.1961161351</text:p>
          </table:table-cell>
          <table:table-cell office:value-type="float" office:value="0.9805806757" calcext:value-type="float">
            <text:p>0.9805806757</text:p>
          </table:table-cell>
          <table:table-cell office:value-type="float" office:value="290.6561542442" calcext:value-type="float">
            <text:p>290.6561542442</text:p>
          </table:table-cell>
          <table:table-cell office:value-type="float" office:value="0.6854874388" calcext:value-type="float">
            <text:p>0.6854874388</text:p>
          </table:table-cell>
          <table:table-cell office:value-type="float" office:value="176.0113632695" calcext:value-type="float">
            <text:p>176.0113632695</text:p>
          </table:table-cell>
          <table:table-cell office:value-type="float" office:value="0.5908709419" calcext:value-type="float">
            <text:p>0.5908709419</text:p>
          </table:table-cell>
          <table:table-cell office:value-type="float" office:value="0.8067660937" calcext:value-type="float">
            <text:p>0.8067660937</text:p>
          </table:table-cell>
          <table:table-cell office:value-type="float" office:value="729.5048015774" calcext:value-type="float">
            <text:p>729.5048015774</text:p>
          </table:table-cell>
          <table:table-cell office:value-type="float" office:value="0.982793723247329" calcext:value-type="float">
            <text:p>0.9827937232</text:p>
          </table:table-cell>
          <table:table-cell office:value-type="float" office:value="11.8888579120804" calcext:value-type="float">
            <text:p>11.8888579121</text:p>
          </table:table-cell>
          <table:table-cell office:value-type="float" office:value="6.57540318288731" calcext:value-type="float">
            <text:p>6.5754031829</text:p>
          </table:table-cell>
          <table:table-cell office:value-type="float" office:value="364.7524007887" calcext:value-type="float">
            <text:p>364.7524007887</text:p>
          </table:table-cell>
          <table:table-cell office:value-type="float" office:value="2" calcext:value-type="float">
            <text:p>2</text:p>
          </table:table-cell>
          <table:table-cell office:value-type="float" office:value="584.4142857143" calcext:value-type="float">
            <text:p>584.4142857143</text:p>
          </table:table-cell>
          <table:table-cell office:value-type="float" office:value="4" calcext:value-type="float">
            <text:p>4</text:p>
          </table:table-cell>
          <table:table-cell office:value-type="float" office:value="93.7673995057" calcext:value-type="float">
            <text:p>93.7673995057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6864793828" calcext:value-type="float">
            <text:p>-99.6864793828</text:p>
          </table:table-cell>
          <table:table-cell office:value-type="float" office:value="5.7244628475" calcext:value-type="float">
            <text:p>5.7244628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375.5875397294" calcext:value-type="float">
            <text:p>375.5875397294</text:p>
          </table:table-cell>
          <table:table-cell office:value-type="float" office:value="0.0559415712" calcext:value-type="float">
            <text:p>0.0559415712</text:p>
          </table:table-cell>
          <table:table-cell office:value-type="float" office:value="354.1412147717" calcext:value-type="float">
            <text:p>354.1412147717</text:p>
          </table:table-cell>
          <table:table-cell office:value-type="float" office:value="0.9996012473" calcext:value-type="float">
            <text:p>0.9996012473</text:p>
          </table:table-cell>
          <table:table-cell office:value-type="float" office:value="0.0282373234" calcext:value-type="float">
            <text:p>0.0282373234</text:p>
          </table:table-cell>
          <table:table-cell office:value-type="float" office:value="409.1134868494" calcext:value-type="float">
            <text:p>409.1134868494</text:p>
          </table:table-cell>
          <table:table-cell office:value-type="float" office:value="-0.0831412318884408" calcext:value-type="float">
            <text:p>-0.0831412319</text:p>
          </table:table-cell>
          <table:table-cell office:value-type="float" office:value="6.13969172746704" calcext:value-type="float">
            <text:p>6.1396917275</text:p>
          </table:table-cell>
          <table:table-cell office:value-type="float" office:value="3.96380370216524" calcext:value-type="float">
            <text:p>3.9638037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.696969697" calcext:value-type="float">
            <text:p>565.6969696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41.7947840709" calcext:value-type="float">
            <text:p>41.79478407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-0.1414213562" calcext:value-type="float">
            <text:p>-0.1414213562</text:p>
          </table:table-cell>
          <table:table-cell office:value-type="float" office:value="0.9899494937" calcext:value-type="float">
            <text:p>0.9899494937</text:p>
          </table:table-cell>
          <table:table-cell office:value-type="float" office:value="273.7754554375" calcext:value-type="float">
            <text:p>273.7754554375</text:p>
          </table:table-cell>
          <table:table-cell office:value-type="float" office:value="0.891491811" calcext:value-type="float">
            <text:p>0.891491811</text:p>
          </table:table-cell>
          <table:table-cell office:value-type="float" office:value="216.9331694324" calcext:value-type="float">
            <text:p>216.9331694324</text:p>
          </table:table-cell>
          <table:table-cell office:value-type="float" office:value="0.3134605933" calcext:value-type="float">
            <text:p>0.3134605933</text:p>
          </table:table-cell>
          <table:table-cell office:value-type="float" office:value="0.9496012092" calcext:value-type="float">
            <text:p>0.9496012092</text:p>
          </table:table-cell>
          <table:table-cell office:value-type="float" office:value="513.9310091658" calcext:value-type="float">
            <text:p>513.9310091658</text:p>
          </table:table-cell>
          <table:table-cell office:value-type="float" office:value="1.71269338139906" calcext:value-type="float">
            <text:p>1.7126933814</text:p>
          </table:table-cell>
          <table:table-cell office:value-type="float" office:value="8.6306819502985" calcext:value-type="float">
            <text:p>8.6306819503</text:p>
          </table:table-cell>
          <table:table-cell office:value-type="float" office:value="6.23839108636819" calcext:value-type="float">
            <text:p>6.2383910864</text:p>
          </table:table-cell>
          <table:table-cell office:value-type="float" office:value="513.9310091658" calcext:value-type="float">
            <text:p>513.9310091658</text:p>
          </table:table-cell>
          <table:table-cell office:value-type="float" office:value="1" calcext:value-type="float">
            <text:p>1</text:p>
          </table:table-cell>
          <table:table-cell office:value-type="float" office:value="613.14" calcext:value-type="float">
            <text:p>613.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6.0787182408" calcext:value-type="float">
            <text:p>6.0787182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418.7278352343" calcext:value-type="float">
            <text:p>418.7278352343</text:p>
          </table:table-cell>
          <table:table-cell office:value-type="float" office:value="0.0908761034" calcext:value-type="float">
            <text:p>0.0908761034</text:p>
          </table:table-cell>
          <table:table-cell office:value-type="float" office:value="408.7052727822" calcext:value-type="float">
            <text:p>408.7052727822</text:p>
          </table:table-cell>
          <table:table-cell office:value-type="float" office:value="0.9982743732" calcext:value-type="float">
            <text:p>0.9982743732</text:p>
          </table:table-cell>
          <table:table-cell office:value-type="float" office:value="-0.058722022" calcext:value-type="float">
            <text:p>-0.058722022</text:p>
          </table:table-cell>
          <table:table-cell office:value-type="float" office:value="431.381572332" calcext:value-type="float">
            <text:p>431.381572332</text:p>
          </table:table-cell>
          <table:table-cell office:value-type="float" office:value="-0.256151382565604" calcext:value-type="float">
            <text:p>-0.2561513826</text:p>
          </table:table-cell>
          <table:table-cell office:value-type="float" office:value="1.62318512057713" calcext:value-type="float">
            <text:p>1.6231851206</text:p>
          </table:table-cell>
          <table:table-cell office:value-type="float" office:value="0.424261628153111" calcext:value-type="float">
            <text:p>0.4242616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.32" calcext:value-type="float">
            <text:p>594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9.7931828166" calcext:value-type="float">
            <text:p>39.7931828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461.299252113" calcext:value-type="float">
            <text:p>461.299252113</text:p>
          </table:table-cell>
          <table:table-cell office:value-type="float" office:value="0.0998843557" calcext:value-type="float">
            <text:p>0.0998843557</text:p>
          </table:table-cell>
          <table:table-cell office:value-type="float" office:value="460.3324885341" calcext:value-type="float">
            <text:p>460.3324885341</text:p>
          </table:table-cell>
          <table:table-cell office:value-type="float" office:value="0.997105378" calcext:value-type="float">
            <text:p>0.997105378</text:p>
          </table:table-cell>
          <table:table-cell office:value-type="float" office:value="-0.0760320005" calcext:value-type="float">
            <text:p>-0.0760320005</text:p>
          </table:table-cell>
          <table:table-cell office:value-type="float" office:value="463.9004417053" calcext:value-type="float">
            <text:p>463.9004417053</text:p>
          </table:table-cell>
          <table:table-cell office:value-type="float" office:value="0.927295218001612" calcext:value-type="float">
            <text:p>0.927295218</text:p>
          </table:table-cell>
          <table:table-cell office:value-type="float" office:value="1.17573181579527" calcext:value-type="float">
            <text:p>1.1757318158</text:p>
          </table:table-cell>
          <table:table-cell office:value-type="float" office:value="0.136595772728641" calcext:value-type="float">
            <text:p>0.1365957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.75" calcext:value-type="float">
            <text:p>606.75</text:p>
          </table:table-cell>
          <table:table-cell office:value-type="float" office:value="1" calcext:value-type="float">
            <text:p>1</text:p>
          </table:table-cell>
          <table:table-cell office:value-type="float" office:value="1397.2575952783" calcext:value-type="float">
            <text:p>1397.257595278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5.3281303955" calcext:value-type="float">
            <text:p>-95.3281303955</text:p>
          </table:table-cell>
          <table:table-cell office:value-type="float" office:value="39.277047979" calcext:value-type="float">
            <text:p>39.277047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26.6120032125" calcext:value-type="float">
            <text:p>226.6120032125</text:p>
          </table:table-cell>
          <table:table-cell office:value-type="float" office:value="0.5169567362" calcext:value-type="float">
            <text:p>0.5169567362</text:p>
          </table:table-cell>
          <table:table-cell office:value-type="float" office:value="34.9857113691" calcext:value-type="float">
            <text:p>34.9857113691</text:p>
          </table:table-cell>
          <table:table-cell office:value-type="float" office:value="-0.8574929257" calcext:value-type="float">
            <text:p>-0.8574929257</text:p>
          </table:table-cell>
          <table:table-cell office:value-type="float" office:value="0.5144957554" calcext:value-type="float">
            <text:p>0.5144957554</text:p>
          </table:table-cell>
          <table:table-cell office:value-type="float" office:value="571.8668812708" calcext:value-type="float">
            <text:p>571.8668812708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11.3446264875062" calcext:value-type="float">
            <text:p>11.3446264875</text:p>
          </table:table-cell>
          <table:table-cell office:value-type="float" office:value="3.63785734367068" calcext:value-type="float">
            <text:p>3.6378573437</text:p>
          </table:table-cell>
          <table:table-cell office:value-type="float" office:value="571.8668812708" calcext:value-type="float">
            <text:p>571.8668812708</text:p>
          </table:table-cell>
          <table:table-cell office:value-type="float" office:value="1" calcext:value-type="float">
            <text:p>1</text:p>
          </table:table-cell>
          <table:table-cell office:value-type="float" office:value="515.5068493151" calcext:value-type="float">
            <text:p>515.5068493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5.3805608249" calcext:value-type="float">
            <text:p>15.3805608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390.8004605934" calcext:value-type="float">
            <text:p>390.8004605934</text:p>
          </table:table-cell>
          <table:table-cell office:value-type="float" office:value="0.0640149778" calcext:value-type="float">
            <text:p>0.0640149778</text:p>
          </table:table-cell>
          <table:table-cell office:value-type="float" office:value="390.1281840626" calcext:value-type="float">
            <text:p>390.1281840626</text:p>
          </table:table-cell>
          <table:table-cell office:value-type="float" office:value="0.9996714309" calcext:value-type="float">
            <text:p>0.9996714309</text:p>
          </table:table-cell>
          <table:table-cell office:value-type="float" office:value="-0.0256326008" calcext:value-type="float">
            <text:p>-0.0256326008</text:p>
          </table:table-cell>
          <table:table-cell office:value-type="float" office:value="394.457906737" calcext:value-type="float">
            <text:p>394.457906737</text:p>
          </table:table-cell>
          <table:table-cell office:value-type="float" office:value="-0.463647609000806" calcext:value-type="float">
            <text:p>-0.463647609</text:p>
          </table:table-cell>
          <table:table-cell office:value-type="float" office:value="2.26228226853563" calcext:value-type="float">
            <text:p>2.2622822685</text:p>
          </table:table-cell>
          <table:table-cell office:value-type="float" office:value="0.613179726664078" calcext:value-type="float">
            <text:p>0.6131797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.125" calcext:value-type="float">
            <text:p>652.125</text:p>
          </table:table-cell>
          <table:table-cell office:value-type="float" office:value="1" calcext:value-type="float">
            <text:p>1</text:p>
          </table:table-cell>
          <table:table-cell office:value-type="float" office:value="55.2305667241" calcext:value-type="float">
            <text:p>55.230566724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8153311123" calcext:value-type="float">
            <text:p>-99.8153311123</text:p>
          </table:table-cell>
          <table:table-cell office:value-type="float" office:value="41.3322119464" calcext:value-type="float">
            <text:p>41.3322119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8.4014446207" calcext:value-type="float">
            <text:p>498.4014446207</text:p>
          </table:table-cell>
          <table:table-cell office:value-type="float" office:value="0.040139072" calcext:value-type="float">
            <text:p>0.040139072</text:p>
          </table:table-cell>
          <table:table-cell office:value-type="float" office:value="498.1003914875" calcext:value-type="float">
            <text:p>498.1003914875</text:p>
          </table:table-cell>
          <table:table-cell office:value-type="float" office:value="0.9997984513" calcext:value-type="float">
            <text:p>0.9997984513</text:p>
          </table:table-cell>
          <table:table-cell office:value-type="float" office:value="-0.0200762741" calcext:value-type="float">
            <text:p>-0.0200762741</text:p>
          </table:table-cell>
          <table:table-cell office:value-type="float" office:value="499.247511289" calcext:value-type="float">
            <text:p>499.247511289</text:p>
          </table:table-cell>
          <table:table-cell office:value-type="float" office:value="0" calcext:value-type="float">
            <text:p>0</text:p>
          </table:table-cell>
          <table:table-cell office:value-type="float" office:value="0.719830078842362" calcext:value-type="float">
            <text:p>0.7198300788</text:p>
          </table:table-cell>
          <table:table-cell office:value-type="float" office:value="0.037934487175189" calcext:value-type="float">
            <text:p>0.0379344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1.4782608696" calcext:value-type="float">
            <text:p>631.4782608696</text:p>
          </table:table-cell>
          <table:table-cell office:value-type="float" office:value="1" calcext:value-type="float">
            <text:p>1</text:p>
          </table:table-cell>
          <table:table-cell office:value-type="float" office:value="-604.8825416354" calcext:value-type="float">
            <text:p>-604.8825416354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2.0224848804" calcext:value-type="float">
            <text:p>-102.0224848804</text:p>
          </table:table-cell>
          <table:table-cell office:value-type="float" office:value="42.7002005808" calcext:value-type="float">
            <text:p>42.70020058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.8119103766" calcext:value-type="float">
            <text:p>241.8119103766</text:p>
          </table:table-cell>
          <table:table-cell office:value-type="float" office:value="0.6534263412" calcext:value-type="float">
            <text:p>0.6534263412</text:p>
          </table:table-cell>
          <table:table-cell office:value-type="float" office:value="153.4959282848" calcext:value-type="float">
            <text:p>153.4959282848</text:p>
          </table:table-cell>
          <table:table-cell office:value-type="float" office:value="0.8534428337" calcext:value-type="float">
            <text:p>0.8534428337</text:p>
          </table:table-cell>
          <table:table-cell office:value-type="float" office:value="0.5211864633" calcext:value-type="float">
            <text:p>0.5211864633</text:p>
          </table:table-cell>
          <table:table-cell office:value-type="float" office:value="627.847147751" calcext:value-type="float">
            <text:p>627.847147751</text:p>
          </table:table-cell>
          <table:table-cell office:value-type="float" office:value="-4.39063842598805" calcext:value-type="float">
            <text:p>-4.390638426</text:p>
          </table:table-cell>
          <table:table-cell office:value-type="float" office:value="9.03099250124718" calcext:value-type="float">
            <text:p>9.0309925012</text:p>
          </table:table-cell>
          <table:table-cell office:value-type="float" office:value="4.37717579646533" calcext:value-type="float">
            <text:p>4.3771757965</text:p>
          </table:table-cell>
          <table:table-cell office:value-type="float" office:value="627.847147751" calcext:value-type="float">
            <text:p>627.847147751</text:p>
          </table:table-cell>
          <table:table-cell office:value-type="float" office:value="1" calcext:value-type="float">
            <text:p>1</text:p>
          </table:table-cell>
          <table:table-cell office:value-type="float" office:value="508.7049180328" calcext:value-type="float">
            <text:p>508.7049180328</text:p>
          </table:table-cell>
          <table:table-cell office:value-type="float" office:value="4" calcext:value-type="float">
            <text:p>4</text:p>
          </table:table-cell>
          <table:table-cell office:value-type="float" office:value="236.7565353945" calcext:value-type="float">
            <text:p>236.756535394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2083809992" calcext:value-type="float">
            <text:p>-99.2083809992</text:p>
          </table:table-cell>
          <table:table-cell office:value-type="float" office:value="7.5614284266" calcext:value-type="float">
            <text:p>7.5614284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-0.3417430631" calcext:value-type="float">
            <text:p>-0.3417430631</text:p>
          </table:table-cell>
          <table:table-cell office:value-type="float" office:value="0.9397934235" calcext:value-type="float">
            <text:p>0.9397934235</text:p>
          </table:table-cell>
          <table:table-cell office:value-type="float" office:value="311.8268750445" calcext:value-type="float">
            <text:p>311.8268750445</text:p>
          </table:table-cell>
          <table:table-cell office:value-type="float" office:value="1.0468769791" calcext:value-type="float">
            <text:p>1.0468769791</text:p>
          </table:table-cell>
          <table:table-cell office:value-type="float" office:value="265.7310670584" calcext:value-type="float">
            <text:p>265.7310670584</text:p>
          </table:table-cell>
          <table:table-cell office:value-type="float" office:value="0.1430017213" calcext:value-type="float">
            <text:p>0.1430017213</text:p>
          </table:table-cell>
          <table:table-cell office:value-type="float" office:value="0.9897224397" calcext:value-type="float">
            <text:p>0.9897224397</text:p>
          </table:table-cell>
          <table:table-cell office:value-type="float" office:value="613.0506516334" calcext:value-type="float">
            <text:p>613.0506516334</text:p>
          </table:table-cell>
          <table:table-cell office:value-type="float" office:value="3.02671604817289" calcext:value-type="float">
            <text:p>3.0267160482</text:p>
          </table:table-cell>
          <table:table-cell office:value-type="float" office:value="6.38251065804163" calcext:value-type="float">
            <text:p>6.382510658</text:p>
          </table:table-cell>
          <table:table-cell office:value-type="float" office:value="3.5739765284253" calcext:value-type="float">
            <text:p>3.5739765284</text:p>
          </table:table-cell>
          <table:table-cell office:value-type="float" office:value="613.0506516334" calcext:value-type="float">
            <text:p>613.0506516334</text:p>
          </table:table-cell>
          <table:table-cell office:value-type="float" office:value="1" calcext:value-type="float">
            <text:p>1</text:p>
          </table:table-cell>
          <table:table-cell office:value-type="float" office:value="472.3181818182" calcext:value-type="float">
            <text:p>472.3181818182</text:p>
          </table:table-cell>
          <table:table-cell office:value-type="float" office:value="2" calcext:value-type="float">
            <text:p>2</text:p>
          </table:table-cell>
          <table:table-cell office:value-type="float" office:value="-4464.5362879457" calcext:value-type="float">
            <text:p>-4464.5362879457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14.9276206851" calcext:value-type="float">
            <text:p>-114.9276206851</text:p>
          </table:table-cell>
          <table:table-cell office:value-type="float" office:value="14.9816325718" calcext:value-type="float">
            <text:p>14.98163257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0.4047206032" calcext:value-type="float">
            <text:p>830.4047206032</text:p>
          </table:table-cell>
          <table:table-cell office:value-type="float" office:value="0.1865315565" calcext:value-type="float">
            <text:p>0.1865315565</text:p>
          </table:table-cell>
          <table:table-cell office:value-type="float" office:value="767.1205902594" calcext:value-type="float">
            <text:p>767.1205902594</text:p>
          </table:table-cell>
          <table:table-cell office:value-type="float" office:value="0.9972356494" calcext:value-type="float">
            <text:p>0.9972356494</text:p>
          </table:table-cell>
          <table:table-cell office:value-type="float" office:value="0.0743038327" calcext:value-type="float">
            <text:p>0.0743038327</text:p>
          </table:table-cell>
          <table:table-cell office:value-type="float" office:value="813.0651518828" calcext:value-type="float">
            <text:p>813.0651518828</text:p>
          </table:table-cell>
          <table:table-cell office:value-type="float" office:value="1.45552020082394" calcext:value-type="float">
            <text:p>1.4555202008</text:p>
          </table:table-cell>
          <table:table-cell office:value-type="float" office:value="15.4357479902693" calcext:value-type="float">
            <text:p>15.4357479903</text:p>
          </table:table-cell>
          <table:table-cell office:value-type="float" office:value="11.8672718472333" calcext:value-type="float">
            <text:p>11.8672718472</text:p>
          </table:table-cell>
          <table:table-cell office:value-type="float" office:value="271.0217172943" calcext:value-type="float">
            <text:p>271.0217172943</text:p>
          </table:table-cell>
          <table:table-cell office:value-type="float" office:value="3" calcext:value-type="float">
            <text:p>3</text:p>
          </table:table-cell>
          <table:table-cell office:value-type="float" office:value="453.2048192771" calcext:value-type="float">
            <text:p>453.2048192771</text:p>
          </table:table-cell>
          <table:table-cell office:value-type="float" office:value="6" calcext:value-type="float">
            <text:p>6</text:p>
          </table:table-cell>
          <table:table-cell office:value-type="float" office:value="289.7119163673" calcext:value-type="float">
            <text:p>289.711916367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0313194212" calcext:value-type="float">
            <text:p>-99.0313194212</text:p>
          </table:table-cell>
          <table:table-cell office:value-type="float" office:value="34.3125290665" calcext:value-type="float">
            <text:p>34.3125290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und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324.4934513977" calcext:value-type="float">
            <text:p>324.4934513977</text:p>
          </table:table-cell>
          <table:table-cell office:value-type="float" office:value="0.5298490695" calcext:value-type="float">
            <text:p>0.5298490695</text:p>
          </table:table-cell>
          <table:table-cell office:value-type="float" office:value="240.0104164406" calcext:value-type="float">
            <text:p>240.0104164406</text:p>
          </table:table-cell>
          <table:table-cell office:value-type="float" office:value="0.8707955392" calcext:value-type="float">
            <text:p>0.8707955392</text:p>
          </table:table-cell>
          <table:table-cell office:value-type="float" office:value="0.4916453284" calcext:value-type="float">
            <text:p>0.4916453284</text:p>
          </table:table-cell>
          <table:table-cell office:value-type="float" office:value="751.3856157883" calcext:value-type="float">
            <text:p>751.3856157883</text:p>
          </table:table-cell>
          <table:table-cell office:value-type="float" office:value="-2.0344439357957" calcext:value-type="float">
            <text:p>-2.0344439358</text:p>
          </table:table-cell>
          <table:table-cell office:value-type="float" office:value="8.39210507692678" calcext:value-type="float">
            <text:p>8.3921050769</text:p>
          </table:table-cell>
          <table:table-cell office:value-type="float" office:value="5.07550134929727" calcext:value-type="float">
            <text:p>5.0755013493</text:p>
          </table:table-cell>
          <table:table-cell office:value-type="float" office:value="375.6928078942" calcext:value-type="float">
            <text:p>375.6928078942</text:p>
          </table:table-cell>
          <table:table-cell office:value-type="float" office:value="2" calcext:value-type="float">
            <text:p>2</text:p>
          </table:table-cell>
          <table:table-cell office:value-type="float" office:value="406.765625" calcext:value-type="float">
            <text:p>406.765625</text:p>
          </table:table-cell>
          <table:table-cell office:value-type="float" office:value="4" calcext:value-type="float">
            <text:p>4</text:p>
          </table:table-cell>
          <table:table-cell office:value-type="float" office:value="1029.4516632583" calcext:value-type="float">
            <text:p>1029.451663258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6.5579260753" calcext:value-type="float">
            <text:p>-96.5579260753</text:p>
          </table:table-cell>
          <table:table-cell office:value-type="float" office:value="14.6418845387" calcext:value-type="float">
            <text:p>14.6418845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inity</text:p>
          </table:table-cell>
          <table:table-cell office:value-type="float" office:value="-0.9950371902" calcext:value-type="float">
            <text:p>-0.9950371902</text:p>
          </table:table-cell>
          <table:table-cell office:value-type="float" office:value="-0.099503719" calcext:value-type="float">
            <text:p>-0.099503719</text:p>
          </table:table-cell>
          <table:table-cell office:value-type="float" office:value="310.6010302623" calcext:value-type="float">
            <text:p>310.6010302623</text:p>
          </table:table-cell>
          <table:table-cell office:value-type="float" office:value="0.4247623208" calcext:value-type="float">
            <text:p>0.4247623208</text:p>
          </table:table-cell>
          <table:table-cell office:value-type="float" office:value="27.0185121722" calcext:value-type="float">
            <text:p>27.0185121722</text:p>
          </table:table-cell>
          <table:table-cell office:value-type="float" office:value="-0.0370116605" calcext:value-type="float">
            <text:p>-0.0370116605</text:p>
          </table:table-cell>
          <table:table-cell office:value-type="float" office:value="0.9993148338" calcext:value-type="float">
            <text:p>0.9993148338</text:p>
          </table:table-cell>
          <table:table-cell office:value-type="float" office:value="725.6307045567" calcext:value-type="float">
            <text:p>725.6307045567</text:p>
          </table:table-cell>
          <table:table-cell office:value-type="float" office:value="-0.363978956509644" calcext:value-type="float">
            <text:p>-0.3639789565</text:p>
          </table:table-cell>
          <table:table-cell office:value-type="float" office:value="9.09277120205591" calcext:value-type="float">
            <text:p>9.0927712021</text:p>
          </table:table-cell>
          <table:table-cell office:value-type="float" office:value="1.96053880338456" calcext:value-type="float">
            <text:p>1.9605388034</text:p>
          </table:table-cell>
          <table:table-cell office:value-type="float" office:value="725.6307045567" calcext:value-type="float">
            <text:p>725.6307045567</text:p>
          </table:table-cell>
          <table:table-cell office:value-type="float" office:value="1" calcext:value-type="float">
            <text:p>1</text:p>
          </table:table-cell>
          <table:table-cell office:value-type="float" office:value="418.2121212121" calcext:value-type="float">
            <text:p>418.2121212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20.662911722" calcext:value-type="float">
            <text:p>20.6629117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ine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412.4378741095" calcext:value-type="float">
            <text:p>412.4378741095</text:p>
          </table:table-cell>
          <table:table-cell office:value-type="float" office:value="0.046083854" calcext:value-type="float">
            <text:p>0.046083854</text:p>
          </table:table-cell>
          <table:table-cell office:value-type="float" office:value="412.0109221853" calcext:value-type="float">
            <text:p>412.0109221853</text:p>
          </table:table-cell>
          <table:table-cell office:value-type="float" office:value="0.9999734905" calcext:value-type="float">
            <text:p>0.9999734905</text:p>
          </table:table-cell>
          <table:table-cell office:value-type="float" office:value="-0.0072813604" calcext:value-type="float">
            <text:p>-0.0072813604</text:p>
          </table:table-cell>
          <table:table-cell office:value-type="float" office:value="417.0511421242" calcext:value-type="float">
            <text:p>417.0511421242</text:p>
          </table:table-cell>
          <table:table-cell office:value-type="float" office:value="-0.862170054667226" calcext:value-type="float">
            <text:p>-0.8621700547</text:p>
          </table:table-cell>
          <table:table-cell office:value-type="float" office:value="1.75283696064853" calcext:value-type="float">
            <text:p>1.7528369606</text:p>
          </table:table-cell>
          <table:table-cell office:value-type="float" office:value="0.456668022115963" calcext:value-type="float">
            <text:p>0.4566680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.8571428571" calcext:value-type="float">
            <text:p>529.8571428571</text:p>
          </table:table-cell>
          <table:table-cell office:value-type="float" office:value="1" calcext:value-type="float">
            <text:p>1</text:p>
          </table:table-cell>
          <table:table-cell office:value-type="float" office:value="466.4559493496" calcext:value-type="float">
            <text:p>466.4559493496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4403581852" calcext:value-type="float">
            <text:p>-98.4403581852</text:p>
          </table:table-cell>
          <table:table-cell office:value-type="float" office:value="42.3595896621" calcext:value-type="float">
            <text:p>42.3595896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inity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278.6144289157" calcext:value-type="float">
            <text:p>278.6144289157</text:p>
          </table:table-cell>
          <table:table-cell office:value-type="float" office:value="0.4652527441" calcext:value-type="float">
            <text:p>0.4652527441</text:p>
          </table:table-cell>
          <table:table-cell office:value-type="float" office:value="22.8473193176" calcext:value-type="float">
            <text:p>22.8473193176</text:p>
          </table:table-cell>
          <table:table-cell office:value-type="float" office:value="-0.91914503" calcext:value-type="float">
            <text:p>-0.91914503</text:p>
          </table:table-cell>
          <table:table-cell office:value-type="float" office:value="0.3939192986" calcext:value-type="float">
            <text:p>0.3939192986</text:p>
          </table:table-cell>
          <table:table-cell office:value-type="float" office:value="688.1562537757" calcext:value-type="float">
            <text:p>688.1562537757</text:p>
          </table:table-cell>
          <table:table-cell office:value-type="float" office:value="0.463647609000805" calcext:value-type="float">
            <text:p>0.463647609</text:p>
          </table:table-cell>
          <table:table-cell office:value-type="float" office:value="16.2662436782881" calcext:value-type="float">
            <text:p>16.2662436783</text:p>
          </table:table-cell>
          <table:table-cell office:value-type="float" office:value="8.49363381326411" calcext:value-type="float">
            <text:p>8.4936338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.5492957746" calcext:value-type="float">
            <text:p>479.5492957746</text:p>
          </table:table-cell>
          <table:table-cell office:value-type="float" office:value="1" calcext:value-type="float">
            <text:p>1</text:p>
          </table:table-cell>
          <table:table-cell office:value-type="float" office:value="317.54691128" calcext:value-type="float">
            <text:p>317.54691128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93825035" calcext:value-type="float">
            <text:p>-98.93825035</text:p>
          </table:table-cell>
          <table:table-cell office:value-type="float" office:value="18.3429813562" calcext:value-type="float">
            <text:p>18.3429813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.0686182187" calcext:value-type="float">
            <text:p>255.0686182187</text:p>
          </table:table-cell>
          <table:table-cell office:value-type="float" office:value="1.0720753873" calcext:value-type="float">
            <text:p>1.0720753873</text:p>
          </table:table-cell>
          <table:table-cell office:value-type="float" office:value="225.7432169524" calcext:value-type="float">
            <text:p>225.7432169524</text:p>
          </table:table-cell>
          <table:table-cell office:value-type="float" office:value="0.1240347346" calcext:value-type="float">
            <text:p>0.1240347346</text:p>
          </table:table-cell>
          <table:table-cell office:value-type="float" office:value="0.9922778767" calcext:value-type="float">
            <text:p>0.9922778767</text:p>
          </table:table-cell>
          <table:table-cell office:value-type="float" office:value="454.8402668955" calcext:value-type="float">
            <text:p>454.8402668955</text:p>
          </table:table-cell>
          <table:table-cell office:value-type="float" office:value="2.35619449019235" calcext:value-type="float">
            <text:p>2.3561944902</text:p>
          </table:table-cell>
          <table:table-cell office:value-type="float" office:value="6.8054089449265" calcext:value-type="float">
            <text:p>6.8054089449</text:p>
          </table:table-cell>
          <table:table-cell office:value-type="float" office:value="4.68769010166884" calcext:value-type="float">
            <text:p>4.687690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.8260869565" calcext:value-type="float">
            <text:p>492.8260869565</text:p>
          </table:table-cell>
          <table:table-cell office:value-type="float" office:value="2" calcext:value-type="float">
            <text:p>2</text:p>
          </table:table-cell>
          <table:table-cell office:value-type="float" office:value="328.2274426467" calcext:value-type="float">
            <text:p>328.2274426467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9025389321" calcext:value-type="float">
            <text:p>-98.9025389321</text:p>
          </table:table-cell>
          <table:table-cell office:value-type="float" office:value="16.4253950121" calcext:value-type="float">
            <text:p>16.4253950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.2711217206" calcext:value-type="float">
            <text:p>306.2711217206</text:p>
          </table:table-cell>
          <table:table-cell office:value-type="float" office:value="0.6650523112" calcext:value-type="float">
            <text:p>0.6650523112</text:p>
          </table:table-cell>
          <table:table-cell office:value-type="float" office:value="205.8543174189" calcext:value-type="float">
            <text:p>205.8543174189</text:p>
          </table:table-cell>
          <table:table-cell office:value-type="float" office:value="0.8452579581" calcext:value-type="float">
            <text:p>0.8452579581</text:p>
          </table:table-cell>
          <table:table-cell office:value-type="float" office:value="0.5343584792" calcext:value-type="float">
            <text:p>0.5343584792</text:p>
          </table:table-cell>
          <table:table-cell office:value-type="float" office:value="820.2457526253" calcext:value-type="float">
            <text:p>820.2457526253</text:p>
          </table:table-cell>
          <table:table-cell office:value-type="float" office:value="-3.59940602306984" calcext:value-type="float">
            <text:p>-3.5994060231</text:p>
          </table:table-cell>
          <table:table-cell office:value-type="float" office:value="11.7349106858798" calcext:value-type="float">
            <text:p>11.7349106859</text:p>
          </table:table-cell>
          <table:table-cell office:value-type="float" office:value="8.27122060549578" calcext:value-type="float">
            <text:p>8.2712206055</text:p>
          </table:table-cell>
          <table:table-cell office:value-type="float" office:value="820.2457526253" calcext:value-type="float">
            <text:p>820.2457526253</text:p>
          </table:table-cell>
          <table:table-cell office:value-type="float" office:value="1" calcext:value-type="float">
            <text:p>1</text:p>
          </table:table-cell>
          <table:table-cell office:value-type="float" office:value="489.3815789474" calcext:value-type="float">
            <text:p>489.3815789474</text:p>
          </table:table-cell>
          <table:table-cell office:value-type="float" office:value="4" calcext:value-type="float">
            <text:p>4</text:p>
          </table:table-cell>
          <table:table-cell office:value-type="float" office:value="370.0322781058" calcext:value-type="float">
            <text:p>370.0322781058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7627603109" calcext:value-type="float">
            <text:p>-98.7627603109</text:p>
          </table:table-cell>
          <table:table-cell office:value-type="float" office:value="6.8953094128" calcext:value-type="float">
            <text:p>6.8953094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i</text:p>
          </table:table-cell>
          <table:table-cell office:value-type="float" office:value="-0.3713906764" calcext:value-type="float">
            <text:p>-0.3713906764</text:p>
          </table:table-cell>
          <table:table-cell office:value-type="float" office:value="0.9284766909" calcext:value-type="float">
            <text:p>0.9284766909</text:p>
          </table:table-cell>
          <table:table-cell office:value-type="float" office:value="266.9925092582" calcext:value-type="float">
            <text:p>266.9925092582</text:p>
          </table:table-cell>
          <table:table-cell office:value-type="float" office:value="1.1004486505" calcext:value-type="float">
            <text:p>1.1004486505</text:p>
          </table:table-cell>
          <table:table-cell office:value-type="float" office:value="238.35477759" calcext:value-type="float">
            <text:p>238.35477759</text:p>
          </table:table-cell>
          <table:table-cell office:value-type="float" office:value="0.0545405472" calcext:value-type="float">
            <text:p>0.0545405472</text:p>
          </table:table-cell>
          <table:table-cell office:value-type="float" office:value="0.9985115566" calcext:value-type="float">
            <text:p>0.9985115566</text:p>
          </table:table-cell>
          <table:table-cell office:value-type="float" office:value="491.5716386442" calcext:value-type="float">
            <text:p>491.5716386442</text:p>
          </table:table-cell>
          <table:table-cell office:value-type="float" office:value="3.52209903070216" calcext:value-type="float">
            <text:p>3.5220990307</text:p>
          </table:table-cell>
          <table:table-cell office:value-type="float" office:value="7.19201687844556" calcext:value-type="float">
            <text:p>7.1920168784</text:p>
          </table:table-cell>
          <table:table-cell office:value-type="float" office:value="4.8921038986253" calcext:value-type="float">
            <text:p>4.8921038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.512195122" calcext:value-type="float">
            <text:p>554.512195122</text:p>
          </table:table-cell>
          <table:table-cell office:value-type="float" office:value="2" calcext:value-type="float">
            <text:p>2</text:p>
          </table:table-cell>
          <table:table-cell office:value-type="float" office:value="512.2410662141" calcext:value-type="float">
            <text:p>512.241066214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2872710977" calcext:value-type="float">
            <text:p>-98.2872710977</text:p>
          </table:table-cell>
          <table:table-cell office:value-type="float" office:value="18.0510632445" calcext:value-type="float">
            <text:p>18.0510632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</text:p>
          </table:table-cell>
          <table:table-cell office:value-type="float" office:value="0.8320502943" calcext:value-type="float">
            <text:p>0.8320502943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289.2628562398" calcext:value-type="float">
            <text:p>289.2628562398</text:p>
          </table:table-cell>
          <table:table-cell office:value-type="float" office:value="0.0934767812" calcext:value-type="float">
            <text:p>0.0934767812</text:p>
          </table:table-cell>
          <table:table-cell office:value-type="float" office:value="288.5619517539" calcext:value-type="float">
            <text:p>288.5619517539</text:p>
          </table:table-cell>
          <table:table-cell office:value-type="float" office:value="0.9980525785" calcext:value-type="float">
            <text:p>0.9980525785</text:p>
          </table:table-cell>
          <table:table-cell office:value-type="float" office:value="-0.0623782862" calcext:value-type="float">
            <text:p>-0.0623782862</text:p>
          </table:table-cell>
          <table:table-cell office:value-type="float" office:value="291.299407724" calcext:value-type="float">
            <text:p>291.299407724</text:p>
          </table:table-cell>
          <table:table-cell office:value-type="float" office:value="0.588002603547567" calcext:value-type="float">
            <text:p>0.5880026035</text:p>
          </table:table-cell>
          <table:table-cell office:value-type="float" office:value="1.24770619337095" calcext:value-type="float">
            <text:p>1.2477061934</text:p>
          </table:table-cell>
          <table:table-cell office:value-type="float" office:value="0.231494774727188" calcext:value-type="float">
            <text:p>0.2314947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.9444444444" calcext:value-type="float">
            <text:p>610.9444444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9.6441749548" calcext:value-type="float">
            <text:p>39.6441749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</text:p>
          </table:table-cell>
          <table:table-cell office:value-type="float" office:value="0.8320502943" calcext:value-type="float">
            <text:p>0.8320502943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326.3387810236" calcext:value-type="float">
            <text:p>326.3387810236</text:p>
          </table:table-cell>
          <table:table-cell office:value-type="float" office:value="0.1197940228" calcext:value-type="float">
            <text:p>0.1197940228</text:p>
          </table:table-cell>
          <table:table-cell office:value-type="float" office:value="325.385924711" calcext:value-type="float">
            <text:p>325.385924711</text:p>
          </table:table-cell>
          <table:table-cell office:value-type="float" office:value="0.9957406741" calcext:value-type="float">
            <text:p>0.9957406741</text:p>
          </table:table-cell>
          <table:table-cell office:value-type="float" office:value="-0.0921982106" calcext:value-type="float">
            <text:p>-0.0921982106</text:p>
          </table:table-cell>
          <table:table-cell office:value-type="float" office:value="331.4683684301" calcext:value-type="float">
            <text:p>331.4683684301</text:p>
          </table:table-cell>
          <table:table-cell office:value-type="float" office:value="-0.982793723247329" calcext:value-type="float">
            <text:p>-0.9827937232</text:p>
          </table:table-cell>
          <table:table-cell office:value-type="float" office:value="2.90960994471716" calcext:value-type="float">
            <text:p>2.9096099447</text:p>
          </table:table-cell>
          <table:table-cell office:value-type="float" office:value="2.2030888971799" calcext:value-type="float">
            <text:p>2.203088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.05" calcext:value-type="float">
            <text:p>603.05</text:p>
          </table:table-cell>
          <table:table-cell office:value-type="float" office:value="1" calcext:value-type="float">
            <text:p>1</text:p>
          </table:table-cell>
          <table:table-cell office:value-type="float" office:value="-66.0314441737" calcext:value-type="float">
            <text:p>-66.0314441737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.2207826946" calcext:value-type="float">
            <text:p>-100.2207826946</text:p>
          </table:table-cell>
          <table:table-cell office:value-type="float" office:value="38.1363080827" calcext:value-type="float">
            <text:p>38.1363080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61.4440666758" calcext:value-type="float">
            <text:p>261.4440666758</text:p>
          </table:table-cell>
          <table:table-cell office:value-type="float" office:value="0.9456558171" calcext:value-type="float">
            <text:p>0.9456558171</text:p>
          </table:table-cell>
          <table:table-cell office:value-type="float" office:value="195.0922858547" calcext:value-type="float">
            <text:p>195.0922858547</text:p>
          </table:table-cell>
          <table:table-cell office:value-type="float" office:value="0.0307546758" calcext:value-type="float">
            <text:p>0.0307546758</text:p>
          </table:table-cell>
          <table:table-cell office:value-type="float" office:value="0.9995269631" calcext:value-type="float">
            <text:p>0.9995269631</text:p>
          </table:table-cell>
          <table:table-cell office:value-type="float" office:value="494.4012954199" calcext:value-type="float">
            <text:p>494.4012954199</text:p>
          </table:table-cell>
          <table:table-cell office:value-type="float" office:value="6.28318530717959" calcext:value-type="float">
            <text:p>6.2831853072</text:p>
          </table:table-cell>
          <table:table-cell office:value-type="float" office:value="9.15335826997185" calcext:value-type="float">
            <text:p>9.15335827</text:p>
          </table:table-cell>
          <table:table-cell office:value-type="float" office:value="6.42544095162521" calcext:value-type="float">
            <text:p>6.4254409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.9423076923" calcext:value-type="float">
            <text:p>480.9423076923</text:p>
          </table:table-cell>
          <table:table-cell office:value-type="float" office:value="2" calcext:value-type="float">
            <text:p>2</text:p>
          </table:table-cell>
          <table:table-cell office:value-type="float" office:value="112.6213413913" calcext:value-type="float">
            <text:p>112.621341391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6234393547" calcext:value-type="float">
            <text:p>-99.6234393547</text:p>
          </table:table-cell>
          <table:table-cell office:value-type="float" office:value="9.1820871918" calcext:value-type="float">
            <text:p>9.1820871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01.0621794371" calcext:value-type="float">
            <text:p>201.0621794371</text:p>
          </table:table-cell>
          <table:table-cell office:value-type="float" office:value="0.5148278191" calcext:value-type="float">
            <text:p>0.5148278191</text:p>
          </table:table-cell>
          <table:table-cell office:value-type="float" office:value="29.7321374946" calcext:value-type="float">
            <text:p>29.7321374946</text:p>
          </table:table-cell>
          <table:table-cell office:value-type="float" office:value="-0.672672794" calcext:value-type="float">
            <text:p>-0.672672794</text:p>
          </table:table-cell>
          <table:table-cell office:value-type="float" office:value="0.7399400734" calcext:value-type="float">
            <text:p>0.7399400734</text:p>
          </table:table-cell>
          <table:table-cell office:value-type="float" office:value="521.0109899305" calcext:value-type="float">
            <text:p>521.0109899305</text:p>
          </table:table-cell>
          <table:table-cell office:value-type="float" office:value="0.463647609000806" calcext:value-type="float">
            <text:p>0.463647609</text:p>
          </table:table-cell>
          <table:table-cell office:value-type="float" office:value="10.9361657874199" calcext:value-type="float">
            <text:p>10.9361657874</text:p>
          </table:table-cell>
          <table:table-cell office:value-type="float" office:value="3.86178123808181" calcext:value-type="float">
            <text:p>3.8617812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.46875" calcext:value-type="float">
            <text:p>480.46875</text:p>
          </table:table-cell>
          <table:table-cell office:value-type="float" office:value="1" calcext:value-type="float">
            <text:p>1</text:p>
          </table:table-cell>
          <table:table-cell office:value-type="float" office:value="31.2836299021" calcext:value-type="float">
            <text:p>31.283629902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895400075" calcext:value-type="float">
            <text:p>-99.895400075</text:p>
          </table:table-cell>
          <table:table-cell office:value-type="float" office:value="15.5025387896" calcext:value-type="float">
            <text:p>15.5025387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nfinit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7.9516757663" calcext:value-type="float">
            <text:p>237.9516757663</text:p>
          </table:table-cell>
          <table:table-cell office:value-type="float" office:value="0.4805632886" calcext:value-type="float">
            <text:p>0.4805632886</text:p>
          </table:table-cell>
          <table:table-cell office:value-type="float" office:value="58.5234995536" calcext:value-type="float">
            <text:p>58.5234995536</text:p>
          </table:table-cell>
          <table:table-cell office:value-type="float" office:value="-0.9568805766" calcext:value-type="float">
            <text:p>-0.9568805766</text:p>
          </table:table-cell>
          <table:table-cell office:value-type="float" office:value="0.2904816036" calcext:value-type="float">
            <text:p>0.2904816036</text:p>
          </table:table-cell>
          <table:table-cell office:value-type="float" office:value="613.2603241" calcext:value-type="float">
            <text:p>613.2603241</text:p>
          </table:table-cell>
          <table:table-cell office:value-type="float" office:value="-0.165148677414626" calcext:value-type="float">
            <text:p>-0.1651486774</text:p>
          </table:table-cell>
          <table:table-cell office:value-type="float" office:value="10.4939928122568" calcext:value-type="float">
            <text:p>10.4939928123</text:p>
          </table:table-cell>
          <table:table-cell office:value-type="float" office:value="2.84931357211921" calcext:value-type="float">
            <text:p>2.8493135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.8813559322" calcext:value-type="float">
            <text:p>489.8813559322</text:p>
          </table:table-cell>
          <table:table-cell office:value-type="float" office:value="1" calcext:value-type="float">
            <text:p>1</text:p>
          </table:table-cell>
          <table:table-cell office:value-type="float" office:value="837.4649667468" calcext:value-type="float">
            <text:p>837.4649667468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7.1998526713" calcext:value-type="float">
            <text:p>-97.1998526713</text:p>
          </table:table-cell>
          <table:table-cell office:value-type="float" office:value="17.4657517743" calcext:value-type="float">
            <text:p>17.4657517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und</text:p>
          </table:table-cell>
          <table:table-cell office:value-type="float" office:value="-0.1240347346" calcext:value-type="float">
            <text:p>-0.1240347346</text:p>
          </table:table-cell>
          <table:table-cell office:value-type="float" office:value="0.9922778767" calcext:value-type="float">
            <text:p>0.9922778767</text:p>
          </table:table-cell>
          <table:table-cell office:value-type="float" office:value="213.2135080149" calcext:value-type="float">
            <text:p>213.2135080149</text:p>
          </table:table-cell>
          <table:table-cell office:value-type="float" office:value="0.6322445486" calcext:value-type="float">
            <text:p>0.6322445486</text:p>
          </table:table-cell>
          <table:table-cell office:value-type="float" office:value="143.5444182126" calcext:value-type="float">
            <text:p>143.5444182126</text:p>
          </table:table-cell>
          <table:table-cell office:value-type="float" office:value="0.8568776239" calcext:value-type="float">
            <text:p>0.8568776239</text:p>
          </table:table-cell>
          <table:table-cell office:value-type="float" office:value="0.5155198713" calcext:value-type="float">
            <text:p>0.5155198713</text:p>
          </table:table-cell>
          <table:table-cell office:value-type="float" office:value="542.3948039852" calcext:value-type="float">
            <text:p>542.3948039852</text:p>
          </table:table-cell>
          <table:table-cell office:value-type="float" office:value="1.41685166233655" calcext:value-type="float">
            <text:p>1.4168516623</text:p>
          </table:table-cell>
          <table:table-cell office:value-type="float" office:value="9.4252234013066" calcext:value-type="float">
            <text:p>9.4252234013</text:p>
          </table:table-cell>
          <table:table-cell office:value-type="float" office:value="5.10645740776125" calcext:value-type="float">
            <text:p>5.1064574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.3928571429" calcext:value-type="float">
            <text:p>522.3928571429</text:p>
          </table:table-cell>
          <table:table-cell office:value-type="float" office:value="4" calcext:value-type="float">
            <text:p>4</text:p>
          </table:table-cell>
          <table:table-cell office:value-type="float" office:value="17.7314081752" calcext:value-type="float">
            <text:p>17.7314081752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407132749" calcext:value-type="float">
            <text:p>-99.9407132749</text:p>
          </table:table-cell>
          <table:table-cell office:value-type="float" office:value="8.7750557451" calcext:value-type="float">
            <text:p>8.7750557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i</text:p>
          </table:table-cell>
          <table:table-cell office:value-type="float" office:value="-0.316227766" calcext:value-type="float">
            <text:p>-0.316227766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240" calcext:value-type="float">
            <text:p>240</text:p>
          </table:table-cell>
          <table:table-cell office:value-type="float" office:value="0.927295218" calcext:value-type="float">
            <text:p>0.927295218</text:p>
          </table:table-cell>
          <table:table-cell office:value-type="float" office:value="192.6655132607" calcext:value-type="float">
            <text:p>192.6655132607</text:p>
          </table:table-cell>
          <table:table-cell office:value-type="float" office:value="0.0830454799" calcext:value-type="float">
            <text:p>0.0830454799</text:p>
          </table:table-cell>
          <table:table-cell office:value-type="float" office:value="0.9965457582" calcext:value-type="float">
            <text:p>0.9965457582</text:p>
          </table:table-cell>
          <table:table-cell office:value-type="float" office:value="448.105712976" calcext:value-type="float">
            <text:p>448.105712976</text:p>
          </table:table-cell>
          <table:table-cell office:value-type="float" office:value="2.67794504458899" calcext:value-type="float">
            <text:p>2.6779450446</text:p>
          </table:table-cell>
          <table:table-cell office:value-type="float" office:value="7.37081379300985" calcext:value-type="float">
            <text:p>7.370813793</text:p>
          </table:table-cell>
          <table:table-cell office:value-type="float" office:value="4.2809674760478" calcext:value-type="float">
            <text:p>4.280967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.2051282051" calcext:value-type="float">
            <text:p>570.2051282051</text:p>
          </table:table-cell>
          <table:table-cell office:value-type="float" office:value="2" calcext:value-type="float">
            <text:p>2</text:p>
          </table:table-cell>
          <table:table-cell office:value-type="float" office:value="46.5386123175" calcext:value-type="float">
            <text:p>46.538612317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8443935255" calcext:value-type="float">
            <text:p>-99.8443935255</text:p>
          </table:table-cell>
          <table:table-cell office:value-type="float" office:value="8.1301023541" calcext:value-type="float">
            <text:p>8.1301023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.1211843075" calcext:value-type="float">
            <text:p>264.1211843075</text:p>
          </table:table-cell>
          <table:table-cell office:value-type="float" office:value="0.9575889779" calcext:value-type="float">
            <text:p>0.9575889779</text:p>
          </table:table-cell>
          <table:table-cell office:value-type="float" office:value="216.3168971671" calcext:value-type="float">
            <text:p>216.3168971671</text:p>
          </table:table-cell>
          <table:table-cell office:value-type="float" office:value="0.1987824371" calcext:value-type="float">
            <text:p>0.1987824371</text:p>
          </table:table-cell>
          <table:table-cell office:value-type="float" office:value="0.9800436433" calcext:value-type="float">
            <text:p>0.9800436433</text:p>
          </table:table-cell>
          <table:table-cell office:value-type="float" office:value="467.5479869548" calcext:value-type="float">
            <text:p>467.5479869548</text:p>
          </table:table-cell>
          <table:table-cell office:value-type="float" office:value="2.35619449019234" calcext:value-type="float">
            <text:p>2.3561944902</text:p>
          </table:table-cell>
          <table:table-cell office:value-type="float" office:value="5.84153712136018" calcext:value-type="float">
            <text:p>5.8415371214</text:p>
          </table:table-cell>
          <table:table-cell office:value-type="float" office:value="1.90735887985586" calcext:value-type="float">
            <text:p>1.9073588799</text:p>
          </table:table-cell>
          <table:table-cell office:value-type="float" office:value="467.5479869548" calcext:value-type="float">
            <text:p>467.5479869548</text:p>
          </table:table-cell>
          <table:table-cell office:value-type="float" office:value="1" calcext:value-type="float">
            <text:p>1</text:p>
          </table:table-cell>
          <table:table-cell office:value-type="float" office:value="586.2608695652" calcext:value-type="float">
            <text:p>586.2608695652</text:p>
          </table:table-cell>
          <table:table-cell office:value-type="float" office:value="2" calcext:value-type="float">
            <text:p>2</text:p>
          </table:table-cell>
          <table:table-cell office:value-type="float" office:value="589.7649136061" calcext:value-type="float">
            <text:p>589.764913606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028062411" calcext:value-type="float">
            <text:p>-98.028062411</text:p>
          </table:table-cell>
          <table:table-cell office:value-type="float" office:value="9.8658069419" calcext:value-type="float">
            <text:p>9.8658069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-0.1321637201" calcext:value-type="float">
            <text:p>-0.1321637201</text:p>
          </table:table-cell>
          <table:table-cell office:value-type="float" office:value="0.9912279007" calcext:value-type="float">
            <text:p>0.9912279007</text:p>
          </table:table-cell>
          <table:table-cell office:value-type="float" office:value="233.0064376793" calcext:value-type="float">
            <text:p>233.0064376793</text:p>
          </table:table-cell>
          <table:table-cell office:value-type="float" office:value="0.5713374798" calcext:value-type="float">
            <text:p>0.5713374798</text:p>
          </table:table-cell>
          <table:table-cell office:value-type="float" office:value="164.8393156987" calcext:value-type="float">
            <text:p>164.8393156987</text:p>
          </table:table-cell>
          <table:table-cell office:value-type="float" office:value="0.8129128626" calcext:value-type="float">
            <text:p>0.8129128626</text:p>
          </table:table-cell>
          <table:table-cell office:value-type="float" office:value="0.5823853344" calcext:value-type="float">
            <text:p>0.5823853344</text:p>
          </table:table-cell>
          <table:table-cell office:value-type="float" office:value="580.3733082349" calcext:value-type="float">
            <text:p>580.3733082349</text:p>
          </table:table-cell>
          <table:table-cell office:value-type="float" office:value="-4.57983744808802" calcext:value-type="float">
            <text:p>-4.5798374481</text:p>
          </table:table-cell>
          <table:table-cell office:value-type="float" office:value="9.38038345440207" calcext:value-type="float">
            <text:p>9.3803834544</text:p>
          </table:table-cell>
          <table:table-cell office:value-type="float" office:value="4.94299495339746" calcext:value-type="float">
            <text:p>4.9429949534</text:p>
          </table:table-cell>
          <table:table-cell office:value-type="float" office:value="580.3733082349" calcext:value-type="float">
            <text:p>580.3733082349</text:p>
          </table:table-cell>
          <table:table-cell office:value-type="float" office:value="1" calcext:value-type="float">
            <text:p>1</text:p>
          </table:table-cell>
          <table:table-cell office:value-type="float" office:value="559.6153846154" calcext:value-type="float">
            <text:p>559.6153846154</text:p>
          </table:table-cell>
          <table:table-cell office:value-type="float" office:value="4" calcext:value-type="float">
            <text:p>4</text:p>
          </table:table-cell>
          <table:table-cell office:value-type="float" office:value="42.6604051379" calcext:value-type="float">
            <text:p>42.6604051379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8573606966" calcext:value-type="float">
            <text:p>-99.8573606966</text:p>
          </table:table-cell>
          <table:table-cell office:value-type="float" office:value="12.2647737298" calcext:value-type="float">
            <text:p>12.2647737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</text:p>
          </table:table-cell>
          <table:table-cell office:value-type="float" office:value="0.8320502943" calcext:value-type="float">
            <text:p>0.8320502943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452.951432275" calcext:value-type="float">
            <text:p>452.951432275</text:p>
          </table:table-cell>
          <table:table-cell office:value-type="float" office:value="0.0928585644" calcext:value-type="float">
            <text:p>0.0928585644</text:p>
          </table:table-cell>
          <table:table-cell office:value-type="float" office:value="451.9314107251" calcext:value-type="float">
            <text:p>451.9314107251</text:p>
          </table:table-cell>
          <table:table-cell office:value-type="float" office:value="0.9979390441" calcext:value-type="float">
            <text:p>0.9979390441</text:p>
          </table:table-cell>
          <table:table-cell office:value-type="float" office:value="-0.0641690294" calcext:value-type="float">
            <text:p>-0.0641690294</text:p>
          </table:table-cell>
          <table:table-cell office:value-type="float" office:value="458.225742048" calcext:value-type="float">
            <text:p>458.225742048</text:p>
          </table:table-cell>
          <table:table-cell office:value-type="float" office:value="-0.737815060120465" calcext:value-type="float">
            <text:p>-0.7378150601</text:p>
          </table:table-cell>
          <table:table-cell office:value-type="float" office:value="2.48790145945078" calcext:value-type="float">
            <text:p>2.4879014595</text:p>
          </table:table-cell>
          <table:table-cell office:value-type="float" office:value="1.89880361988752" calcext:value-type="float">
            <text:p>1.8988036199</text:p>
          </table:table-cell>
          <table:table-cell office:value-type="float" office:value="458.225742048" calcext:value-type="float">
            <text:p>458.225742048</text:p>
          </table:table-cell>
          <table:table-cell office:value-type="float" office:value="1" calcext:value-type="float">
            <text:p>1</text:p>
          </table:table-cell>
          <table:table-cell office:value-type="float" office:value="577.7727272727" calcext:value-type="float">
            <text:p>577.7727272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9.6795961682" calcext:value-type="float">
            <text:p>39.6795961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9.8039231077" calcext:value-type="float">
            <text:p>249.8039231077</text:p>
          </table:table-cell>
          <table:table-cell office:value-type="float" office:value="0.6491055337" calcext:value-type="float">
            <text:p>0.6491055337</text:p>
          </table:table-cell>
          <table:table-cell office:value-type="float" office:value="167.4305826305" calcext:value-type="float">
            <text:p>167.4305826305</text:p>
          </table:table-cell>
          <table:table-cell office:value-type="float" office:value="0.9138115486" calcext:value-type="float">
            <text:p>0.9138115486</text:p>
          </table:table-cell>
          <table:table-cell office:value-type="float" office:value="0.4061384661" calcext:value-type="float">
            <text:p>0.4061384661</text:p>
          </table:table-cell>
          <table:table-cell office:value-type="float" office:value="594.6202123203" calcext:value-type="float">
            <text:p>594.6202123203</text:p>
          </table:table-cell>
          <table:table-cell office:value-type="float" office:value="1.13416916698135" calcext:value-type="float">
            <text:p>1.134169167</text:p>
          </table:table-cell>
          <table:table-cell office:value-type="float" office:value="5.97511521711027" calcext:value-type="float">
            <text:p>5.9751152171</text:p>
          </table:table-cell>
          <table:table-cell office:value-type="float" office:value="2.62766723524279" calcext:value-type="float">
            <text:p>2.6276672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.2745098039" calcext:value-type="float">
            <text:p>570.2745098039</text:p>
          </table:table-cell>
          <table:table-cell office:value-type="float" office:value="4" calcext:value-type="float">
            <text:p>4</text:p>
          </table:table-cell>
          <table:table-cell office:value-type="float" office:value="1490.3129657228" calcext:value-type="float">
            <text:p>1490.3129657228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5.0169905183" calcext:value-type="float">
            <text:p>-95.0169905183</text:p>
          </table:table-cell>
          <table:table-cell office:value-type="float" office:value="7.8089924604" calcext:value-type="float">
            <text:p>7.8089924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.9326835933" calcext:value-type="float">
            <text:p>259.9326835933</text:p>
          </table:table-cell>
          <table:table-cell office:value-type="float" office:value="0.7282397834" calcext:value-type="float">
            <text:p>0.7282397834</text:p>
          </table:table-cell>
          <table:table-cell office:value-type="float" office:value="181.5709227823" calcext:value-type="float">
            <text:p>181.5709227823</text:p>
          </table:table-cell>
          <table:table-cell office:value-type="float" office:value="0.7600335884" calcext:value-type="float">
            <text:p>0.7600335884</text:p>
          </table:table-cell>
          <table:table-cell office:value-type="float" office:value="0.649883793" calcext:value-type="float">
            <text:p>0.649883793</text:p>
          </table:table-cell>
          <table:table-cell office:value-type="float" office:value="623.6562569331" calcext:value-type="float">
            <text:p>623.6562569331</text:p>
          </table:table-cell>
          <table:table-cell office:value-type="float" office:value="-1.49276578294874" calcext:value-type="float">
            <text:p>-1.4927657829</text:p>
          </table:table-cell>
          <table:table-cell office:value-type="float" office:value="7.24366943384517" calcext:value-type="float">
            <text:p>7.2436694338</text:p>
          </table:table-cell>
          <table:table-cell office:value-type="float" office:value="2.81137232136395" calcext:value-type="float">
            <text:p>2.8113723214</text:p>
          </table:table-cell>
          <table:table-cell office:value-type="float" office:value="623.6562569331" calcext:value-type="float">
            <text:p>623.6562569331</text:p>
          </table:table-cell>
          <table:table-cell office:value-type="float" office:value="1" calcext:value-type="float">
            <text:p>1</text:p>
          </table:table-cell>
          <table:table-cell office:value-type="float" office:value="531.8448275862" calcext:value-type="float">
            <text:p>531.84482758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.2749339377" calcext:value-type="float">
            <text:p>3.2749339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inity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199.9699977497" calcext:value-type="float">
            <text:p>199.9699977497</text:p>
          </table:table-cell>
          <table:table-cell office:value-type="float" office:value="0.5352737481" calcext:value-type="float">
            <text:p>0.5352737481</text:p>
          </table:table-cell>
          <table:table-cell office:value-type="float" office:value="17.0880074906" calcext:value-type="float">
            <text:p>17.0880074906</text:p>
          </table:table-cell>
          <table:table-cell office:value-type="float" office:value="-0.9363291776" calcext:value-type="float">
            <text:p>-0.9363291776</text:p>
          </table:table-cell>
          <table:table-cell office:value-type="float" office:value="0.3511234416" calcext:value-type="float">
            <text:p>0.3511234416</text:p>
          </table:table-cell>
          <table:table-cell office:value-type="float" office:value="541.0994174302" calcext:value-type="float">
            <text:p>541.0994174302</text:p>
          </table:table-cell>
          <table:table-cell office:value-type="float" office:value="0.463647609000808" calcext:value-type="float">
            <text:p>0.463647609</text:p>
          </table:table-cell>
          <table:table-cell office:value-type="float" office:value="10.4219806401245" calcext:value-type="float">
            <text:p>10.4219806401</text:p>
          </table:table-cell>
          <table:table-cell office:value-type="float" office:value="3.18859900395655" calcext:value-type="float">
            <text:p>3.188599004</text:p>
          </table:table-cell>
          <table:table-cell office:value-type="float" office:value="541.0994174302" calcext:value-type="float">
            <text:p>541.0994174302</text:p>
          </table:table-cell>
          <table:table-cell office:value-type="float" office:value="1" calcext:value-type="float">
            <text:p>1</text:p>
          </table:table-cell>
          <table:table-cell office:value-type="float" office:value="543.6842105263" calcext:value-type="float">
            <text:p>543.6842105263</text:p>
          </table:table-cell>
          <table:table-cell office:value-type="float" office:value="1" calcext:value-type="float">
            <text:p>1</text:p>
          </table:table-cell>
          <table:table-cell office:value-type="float" office:value="-477.6005349126" calcext:value-type="float">
            <text:p>-477.6005349126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1.5969048439" calcext:value-type="float">
            <text:p>-101.5969048439</text:p>
          </table:table-cell>
          <table:table-cell office:value-type="float" office:value="14.3310733497" calcext:value-type="float">
            <text:p>14.3310733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i</text:p>
          </table:table-cell>
          <table:table-cell office:value-type="float" office:value="-0.2631174058" calcext:value-type="float">
            <text:p>-0.2631174058</text:p>
          </table:table-cell>
          <table:table-cell office:value-type="float" office:value="0.9647638212" calcext:value-type="float">
            <text:p>0.9647638212</text:p>
          </table:table-cell>
          <table:table-cell office:value-type="float" office:value="221.0542919737" calcext:value-type="float">
            <text:p>221.0542919737</text:p>
          </table:table-cell>
          <table:table-cell office:value-type="float" office:value="0.9752656346" calcext:value-type="float">
            <text:p>0.9752656346</text:p>
          </table:table-cell>
          <table:table-cell office:value-type="float" office:value="182.4554740204" calcext:value-type="float">
            <text:p>182.4554740204</text:p>
          </table:table-cell>
          <table:table-cell office:value-type="float" office:value="0.1260581527" calcext:value-type="float">
            <text:p>0.1260581527</text:p>
          </table:table-cell>
          <table:table-cell office:value-type="float" office:value="0.9920228536" calcext:value-type="float">
            <text:p>0.9920228536</text:p>
          </table:table-cell>
          <table:table-cell office:value-type="float" office:value="459.6120209061" calcext:value-type="float">
            <text:p>459.6120209061</text:p>
          </table:table-cell>
          <table:table-cell office:value-type="float" office:value="2.81984209919315" calcext:value-type="float">
            <text:p>2.8198420992</text:p>
          </table:table-cell>
          <table:table-cell office:value-type="float" office:value="7.22470845667454" calcext:value-type="float">
            <text:p>7.2247084567</text:p>
          </table:table-cell>
          <table:table-cell office:value-type="float" office:value="4.50269045622172" calcext:value-type="float">
            <text:p>4.5026904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.847826087" calcext:value-type="float">
            <text:p>559.8478260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0.8786047667" calcext:value-type="float">
            <text:p>10.8786047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ne</text:p>
          </table:table-cell>
          <table:table-cell office:value-type="float" office:value="0.242535625" calcext:value-type="float">
            <text:p>0.242535625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270.5586812505" calcext:value-type="float">
            <text:p>270.5586812505</text:p>
          </table:table-cell>
          <table:table-cell office:value-type="float" office:value="0.1073919267" calcext:value-type="float">
            <text:p>0.1073919267</text:p>
          </table:table-cell>
          <table:table-cell office:value-type="float" office:value="269.0167281044" calcext:value-type="float">
            <text:p>269.0167281044</text:p>
          </table:table-cell>
          <table:table-cell office:value-type="float" office:value="0.9999378176" calcext:value-type="float">
            <text:p>0.9999378176</text:p>
          </table:table-cell>
          <table:table-cell office:value-type="float" office:value="-0.0111517229" calcext:value-type="float">
            <text:p>-0.0111517229</text:p>
          </table:table-cell>
          <table:table-cell office:value-type="float" office:value="283.8217929289" calcext:value-type="float">
            <text:p>283.8217929289</text:p>
          </table:table-cell>
          <table:table-cell office:value-type="float" office:value="0.540419500270584" calcext:value-type="float">
            <text:p>0.5404195003</text:p>
          </table:table-cell>
          <table:table-cell office:value-type="float" office:value="2.64515909378738" calcext:value-type="float">
            <text:p>2.6451590938</text:p>
          </table:table-cell>
          <table:table-cell office:value-type="float" office:value="0.981326582074831" calcext:value-type="float">
            <text:p>0.9813265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.5416666667" calcext:value-type="float">
            <text:p>593.5416666667</text:p>
          </table:table-cell>
          <table:table-cell office:value-type="float" office:value="1" calcext:value-type="float">
            <text:p>1</text:p>
          </table:table-cell>
          <table:table-cell office:value-type="float" office:value="17.8020518645" calcext:value-type="float">
            <text:p>17.802051864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404770707" calcext:value-type="float">
            <text:p>-99.9404770707</text:p>
          </table:table-cell>
          <table:table-cell office:value-type="float" office:value="38.8468958463" calcext:value-type="float">
            <text:p>38.8468958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i</text:p>
          </table:table-cell>
          <table:table-cell office:value-type="float" office:value="-0.3846153846" calcext:value-type="float">
            <text:p>-0.3846153846</text:p>
          </table:table-cell>
          <table:table-cell office:value-type="float" office:value="0.9230769231" calcext:value-type="float">
            <text:p>0.9230769231</text:p>
          </table:table-cell>
          <table:table-cell office:value-type="float" office:value="224.5105788153" calcext:value-type="float">
            <text:p>224.5105788153</text:p>
          </table:table-cell>
          <table:table-cell office:value-type="float" office:value="1.0173905436" calcext:value-type="float">
            <text:p>1.0173905436</text:p>
          </table:table-cell>
          <table:table-cell office:value-type="float" office:value="191.5880998392" calcext:value-type="float">
            <text:p>191.5880998392</text:p>
          </table:table-cell>
          <table:table-cell office:value-type="float" office:value="0.0782929629" calcext:value-type="float">
            <text:p>0.0782929629</text:p>
          </table:table-cell>
          <table:table-cell office:value-type="float" office:value="0.9969303947" calcext:value-type="float">
            <text:p>0.9969303947</text:p>
          </table:table-cell>
          <table:table-cell office:value-type="float" office:value="415.2509533546" calcext:value-type="float">
            <text:p>415.2509533546</text:p>
          </table:table-cell>
          <table:table-cell office:value-type="float" office:value="3.53638377328956" calcext:value-type="float">
            <text:p>3.5363837733</text:p>
          </table:table-cell>
          <table:table-cell office:value-type="float" office:value="6.16540609345901" calcext:value-type="float">
            <text:p>6.1654060935</text:p>
          </table:table-cell>
          <table:table-cell office:value-type="float" office:value="3.23011057714199" calcext:value-type="float">
            <text:p>3.2301105771</text:p>
          </table:table-cell>
          <table:table-cell office:value-type="float" office:value="415.2509533546" calcext:value-type="float">
            <text:p>415.2509533546</text:p>
          </table:table-cell>
          <table:table-cell office:value-type="float" office:value="1" calcext:value-type="float">
            <text:p>1</text:p>
          </table:table-cell>
          <table:table-cell office:value-type="float" office:value="555.6216216216" calcext:value-type="float">
            <text:p>555.6216216216</text:p>
          </table:table-cell>
          <table:table-cell office:value-type="float" office:value="2" calcext:value-type="float">
            <text:p>2</text:p>
          </table:table-cell>
          <table:table-cell office:value-type="float" office:value="-197.9385904801" calcext:value-type="float">
            <text:p>-197.938590480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.6618273449" calcext:value-type="float">
            <text:p>-100.6618273449</text:p>
          </table:table-cell>
          <table:table-cell office:value-type="float" office:value="13.2921842648" calcext:value-type="float">
            <text:p>13.2921842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init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9.1295852055" calcext:value-type="float">
            <text:p>189.1295852055</text:p>
          </table:table-cell>
          <table:table-cell office:value-type="float" office:value="0.6805212247" calcext:value-type="float">
            <text:p>0.6805212247</text:p>
          </table:table-cell>
          <table:table-cell office:value-type="float" office:value="41.0365690574" calcext:value-type="float">
            <text:p>41.0365690574</text:p>
          </table:table-cell>
          <table:table-cell office:value-type="float" office:value="-0.6823182504" calcext:value-type="float">
            <text:p>-0.6823182504</text:p>
          </table:table-cell>
          <table:table-cell office:value-type="float" office:value="0.7310552682" calcext:value-type="float">
            <text:p>0.7310552682</text:p>
          </table:table-cell>
          <table:table-cell office:value-type="float" office:value="485.4532149403" calcext:value-type="float">
            <text:p>485.4532149403</text:p>
          </table:table-cell>
          <table:table-cell office:value-type="float" office:value="-0.380506377112365" calcext:value-type="float">
            <text:p>-0.3805063771</text:p>
          </table:table-cell>
          <table:table-cell office:value-type="float" office:value="9.31291446756295" calcext:value-type="float">
            <text:p>9.3129144676</text:p>
          </table:table-cell>
          <table:table-cell office:value-type="float" office:value="2.83653625771515" calcext:value-type="float">
            <text:p>2.8365362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.0192307692" calcext:value-type="float">
            <text:p>516.0192307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6.0090059556" calcext:value-type="float">
            <text:p>6.0090059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float" office:value="0.9486832981" calcext:value-type="float">
            <text:p>0.9486832981</text:p>
          </table:table-cell>
          <table:table-cell office:value-type="float" office:value="0.316227766" calcext:value-type="float">
            <text:p>0.316227766</text:p>
          </table:table-cell>
          <table:table-cell office:value-type="float" office:value="326.7736219464" calcext:value-type="float">
            <text:p>326.7736219464</text:p>
          </table:table-cell>
          <table:table-cell office:value-type="float" office:value="0.1042362212" calcext:value-type="float">
            <text:p>0.1042362212</text:p>
          </table:table-cell>
          <table:table-cell office:value-type="float" office:value="326.4751139061" calcext:value-type="float">
            <text:p>326.4751139061</text:p>
          </table:table-cell>
          <table:table-cell office:value-type="float" office:value="0.9954816957" calcext:value-type="float">
            <text:p>0.9954816957</text:p>
          </table:table-cell>
          <table:table-cell office:value-type="float" office:value="-0.0949536387" calcext:value-type="float">
            <text:p>-0.0949536387</text:p>
          </table:table-cell>
          <table:table-cell office:value-type="float" office:value="327.6846844784" calcext:value-type="float">
            <text:p>327.6846844784</text:p>
          </table:table-cell>
          <table:table-cell office:value-type="float" office:value="5.55111512312578E-017" calcext:value-type="float">
            <text:p>5.55111512312578E-17</text:p>
          </table:table-cell>
          <table:table-cell office:value-type="float" office:value="1.13344511154535" calcext:value-type="float">
            <text:p>1.1334451115</text:p>
          </table:table-cell>
          <table:table-cell office:value-type="float" office:value="0.188948420194649" calcext:value-type="float">
            <text:p>0.1889484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.35" calcext:value-type="float">
            <text:p>578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9.0277044528" calcext:value-type="float">
            <text:p>39.0277044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.6246613483" calcext:value-type="float">
            <text:p>207.6246613483</text:p>
          </table:table-cell>
          <table:table-cell office:value-type="float" office:value="0.6280880712" calcext:value-type="float">
            <text:p>0.6280880712</text:p>
          </table:table-cell>
          <table:table-cell office:value-type="float" office:value="138.2353066333" calcext:value-type="float">
            <text:p>138.2353066333</text:p>
          </table:table-cell>
          <table:table-cell office:value-type="float" office:value="0.9404254468" calcext:value-type="float">
            <text:p>0.9404254468</text:p>
          </table:table-cell>
          <table:table-cell office:value-type="float" office:value="0.3399999692" calcext:value-type="float">
            <text:p>0.3399999692</text:p>
          </table:table-cell>
          <table:table-cell office:value-type="float" office:value="537.9510939798" calcext:value-type="float">
            <text:p>537.9510939798</text:p>
          </table:table-cell>
          <table:table-cell office:value-type="float" office:value="1.81577498992176" calcext:value-type="float">
            <text:p>1.8157749899</text:p>
          </table:table-cell>
          <table:table-cell office:value-type="float" office:value="12.1518187234743" calcext:value-type="float">
            <text:p>12.1518187235</text:p>
          </table:table-cell>
          <table:table-cell office:value-type="float" office:value="8.50495919427634" calcext:value-type="float">
            <text:p>8.5049591943</text:p>
          </table:table-cell>
          <table:table-cell office:value-type="float" office:value="537.9510939798" calcext:value-type="float">
            <text:p>537.9510939798</text:p>
          </table:table-cell>
          <table:table-cell office:value-type="float" office:value="1" calcext:value-type="float">
            <text:p>1</text:p>
          </table:table-cell>
          <table:table-cell office:value-type="float" office:value="578.2264150943" calcext:value-type="float">
            <text:p>578.2264150943</text:p>
          </table:table-cell>
          <table:table-cell office:value-type="float" office:value="4" calcext:value-type="float">
            <text:p>4</text:p>
          </table:table-cell>
          <table:table-cell office:value-type="float" office:value="66.9627343198" calcext:value-type="float">
            <text:p>66.9627343198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7761034442" calcext:value-type="float">
            <text:p>-99.7761034442</text:p>
          </table:table-cell>
          <table:table-cell office:value-type="float" office:value="9.0132043577" calcext:value-type="float">
            <text:p>9.0132043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94.6509696868" calcext:value-type="float">
            <text:p>194.6509696868</text:p>
          </table:table-cell>
          <table:table-cell office:value-type="float" office:value="1.0312578836" calcext:value-type="float">
            <text:p>1.0312578836</text:p>
          </table:table-cell>
          <table:table-cell office:value-type="float" office:value="168.5763921787" calcext:value-type="float">
            <text:p>168.5763921787</text:p>
          </table:table-cell>
          <table:table-cell office:value-type="float" office:value="0.1364366606" calcext:value-type="float">
            <text:p>0.1364366606</text:p>
          </table:table-cell>
          <table:table-cell office:value-type="float" office:value="0.9906487963" calcext:value-type="float">
            <text:p>0.9906487963</text:p>
          </table:table-cell>
          <table:table-cell office:value-type="float" office:value="390.9312992175" calcext:value-type="float">
            <text:p>390.9312992175</text:p>
          </table:table-cell>
          <table:table-cell office:value-type="float" office:value="3.46334320798644" calcext:value-type="float">
            <text:p>3.463343208</text:p>
          </table:table-cell>
          <table:table-cell office:value-type="float" office:value="7.2635881956719" calcext:value-type="float">
            <text:p>7.2635881957</text:p>
          </table:table-cell>
          <table:table-cell office:value-type="float" office:value="3.35360832198499" calcext:value-type="float">
            <text:p>3.353608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float" office:value="2" calcext:value-type="float">
            <text:p>2</text:p>
          </table:table-cell>
          <table:table-cell office:value-type="float" office:value="192.5821094572" calcext:value-type="float">
            <text:p>192.5821094572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3560825816" calcext:value-type="float">
            <text:p>-99.3560825816</text:p>
          </table:table-cell>
          <table:table-cell office:value-type="float" office:value="14.0867243199" calcext:value-type="float">
            <text:p>14.0867243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i</text:p>
          </table:table-cell>
          <table:table-cell office:value-type="float" office:value="-0.2169304578" calcext:value-type="float">
            <text:p>-0.2169304578</text:p>
          </table:table-cell>
          <table:table-cell office:value-type="float" office:value="0.9761870602" calcext:value-type="float">
            <text:p>0.9761870602</text:p>
          </table:table-cell>
          <table:table-cell office:value-type="float" office:value="180.8341781854" calcext:value-type="float">
            <text:p>180.8341781854</text:p>
          </table:table-cell>
          <table:table-cell office:value-type="float" office:value="0.9781925287" calcext:value-type="float">
            <text:p>0.9781925287</text:p>
          </table:table-cell>
          <table:table-cell office:value-type="float" office:value="150.8509197851" calcext:value-type="float">
            <text:p>150.8509197851</text:p>
          </table:table-cell>
          <table:table-cell office:value-type="float" office:value="0.1060649814" calcext:value-type="float">
            <text:p>0.1060649814</text:p>
          </table:table-cell>
          <table:table-cell office:value-type="float" office:value="0.9943592006" calcext:value-type="float">
            <text:p>0.9943592006</text:p>
          </table:table-cell>
          <table:table-cell office:value-type="float" office:value="354.1089993565" calcext:value-type="float">
            <text:p>354.1089993565</text:p>
          </table:table-cell>
          <table:table-cell office:value-type="float" office:value="6.50185425305353" calcext:value-type="float">
            <text:p>6.5018542531</text:p>
          </table:table-cell>
          <table:table-cell office:value-type="float" office:value="8.14989984167559" calcext:value-type="float">
            <text:p>8.1498998417</text:p>
          </table:table-cell>
          <table:table-cell office:value-type="float" office:value="5.46207608955379" calcext:value-type="float">
            <text:p>5.4620760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.2820512821" calcext:value-type="float">
            <text:p>577.2820512821</text:p>
          </table:table-cell>
          <table:table-cell office:value-type="float" office:value="2" calcext:value-type="float">
            <text:p>2</text:p>
          </table:table-cell>
          <table:table-cell office:value-type="float" office:value="-85.4331955333" calcext:value-type="float">
            <text:p>-85.433195533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.2856543781" calcext:value-type="float">
            <text:p>-100.2856543781</text:p>
          </table:table-cell>
          <table:table-cell office:value-type="float" office:value="11.0463034457" calcext:value-type="float">
            <text:p>11.0463034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.1756676587" calcext:value-type="float">
            <text:p>239.1756676587</text:p>
          </table:table-cell>
          <table:table-cell office:value-type="float" office:value="0.6995562261" calcext:value-type="float">
            <text:p>0.6995562261</text:p>
          </table:table-cell>
          <table:table-cell office:value-type="float" office:value="150.7116452037" calcext:value-type="float">
            <text:p>150.7116452037</text:p>
          </table:table-cell>
          <table:table-cell office:value-type="float" office:value="0.7763169186" calcext:value-type="float">
            <text:p>0.7763169186</text:p>
          </table:table-cell>
          <table:table-cell office:value-type="float" office:value="0.6303427971" calcext:value-type="float">
            <text:p>0.6303427971</text:p>
          </table:table-cell>
          <table:table-cell office:value-type="float" office:value="576.5129194977" calcext:value-type="float">
            <text:p>576.5129194977</text:p>
          </table:table-cell>
          <table:table-cell office:value-type="float" office:value="-1.5707963267949" calcext:value-type="float">
            <text:p>-1.5707963268</text:p>
          </table:table-cell>
          <table:table-cell office:value-type="float" office:value="10.8393322998548" calcext:value-type="float">
            <text:p>10.8393322999</text:p>
          </table:table-cell>
          <table:table-cell office:value-type="float" office:value="7.20056736746986" calcext:value-type="float">
            <text:p>7.2005673675</text:p>
          </table:table-cell>
          <table:table-cell office:value-type="float" office:value="576.5129194977" calcext:value-type="float">
            <text:p>576.5129194977</text:p>
          </table:table-cell>
          <table:table-cell office:value-type="float" office:value="1" calcext:value-type="float">
            <text:p>1</text:p>
          </table:table-cell>
          <table:table-cell office:value-type="float" office:value="571.1551724138" calcext:value-type="float">
            <text:p>571.1551724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4.9183807124" calcext:value-type="float">
            <text:p>4.9183807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204.3771024357" calcext:value-type="float">
            <text:p>204.3771024357</text:p>
          </table:table-cell>
          <table:table-cell office:value-type="float" office:value="1.1093368981" calcext:value-type="float">
            <text:p>1.1093368981</text:p>
          </table:table-cell>
          <table:table-cell office:value-type="float" office:value="183.2730203822" calcext:value-type="float">
            <text:p>183.2730203822</text:p>
          </table:table-cell>
          <table:table-cell office:value-type="float" office:value="0.0545634048" calcext:value-type="float">
            <text:p>0.0545634048</text:p>
          </table:table-cell>
          <table:table-cell office:value-type="float" office:value="0.9985103078" calcext:value-type="float">
            <text:p>0.9985103078</text:p>
          </table:table-cell>
          <table:table-cell office:value-type="float" office:value="362.1629714702" calcext:value-type="float">
            <text:p>362.1629714702</text:p>
          </table:table-cell>
          <table:table-cell office:value-type="float" office:value="2.60117315331921" calcext:value-type="float">
            <text:p>2.6011731533</text:p>
          </table:table-cell>
          <table:table-cell office:value-type="float" office:value="6.85605997762839" calcext:value-type="float">
            <text:p>6.8560599776</text:p>
          </table:table-cell>
          <table:table-cell office:value-type="float" office:value="3.98579218514492" calcext:value-type="float">
            <text:p>3.9857921851</text:p>
          </table:table-cell>
          <table:table-cell office:value-type="float" office:value="362.1629714702" calcext:value-type="float">
            <text:p>362.1629714702</text:p>
          </table:table-cell>
          <table:table-cell office:value-type="float" office:value="1" calcext:value-type="float">
            <text:p>1</text:p>
          </table:table-cell>
          <table:table-cell office:value-type="float" office:value="547.7368421053" calcext:value-type="float">
            <text:p>547.73684210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8.5603223193" calcext:value-type="float">
            <text:p>18.5603223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.1884923748" calcext:value-type="float">
            <text:p>297.1884923748</text:p>
          </table:table-cell>
          <table:table-cell office:value-type="float" office:value="0.121433467" calcext:value-type="float">
            <text:p>0.121433467</text:p>
          </table:table-cell>
          <table:table-cell office:value-type="float" office:value="296.0760037558" calcext:value-type="float">
            <text:p>296.0760037558</text:p>
          </table:table-cell>
          <table:table-cell office:value-type="float" office:value="0.9929882742" calcext:value-type="float">
            <text:p>0.9929882742</text:p>
          </table:table-cell>
          <table:table-cell office:value-type="float" office:value="-0.1182128898" calcext:value-type="float">
            <text:p>-0.1182128898</text:p>
          </table:table-cell>
          <table:table-cell office:value-type="float" office:value="298.7213617258" calcext:value-type="float">
            <text:p>298.7213617258</text:p>
          </table:table-cell>
          <table:table-cell office:value-type="float" office:value="2.77555756156289E-017" calcext:value-type="float">
            <text:p>2.77555756156289E-17</text:p>
          </table:table-cell>
          <table:table-cell office:value-type="float" office:value="0.689687106606916" calcext:value-type="float">
            <text:p>0.6896871066</text:p>
          </table:table-cell>
          <table:table-cell office:value-type="float" office:value="0.0542457706073317" calcext:value-type="float">
            <text:p>0.0542457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7.65" calcext:value-type="float">
            <text:p>617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8.0423748493" calcext:value-type="float">
            <text:p>38.0423748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2.2628409236" calcext:value-type="float">
            <text:p>192.2628409236</text:p>
          </table:table-cell>
          <table:table-cell office:value-type="float" office:value="0.5288232315" calcext:value-type="float">
            <text:p>0.5288232315</text:p>
          </table:table-cell>
          <table:table-cell office:value-type="float" office:value="36.6742416418" calcext:value-type="float">
            <text:p>36.6742416418</text:p>
          </table:table-cell>
          <table:table-cell office:value-type="float" office:value="-0.8998141072" calcext:value-type="float">
            <text:p>-0.8998141072</text:p>
          </table:table-cell>
          <table:table-cell office:value-type="float" office:value="0.4362735065" calcext:value-type="float">
            <text:p>0.4362735065</text:p>
          </table:table-cell>
          <table:table-cell office:value-type="float" office:value="489.578587338" calcext:value-type="float">
            <text:p>489.578587338</text:p>
          </table:table-cell>
          <table:table-cell office:value-type="float" office:value="0.321750554396642" calcext:value-type="float">
            <text:p>0.3217505544</text:p>
          </table:table-cell>
          <table:table-cell office:value-type="float" office:value="11.8332871313355" calcext:value-type="float">
            <text:p>11.8332871313</text:p>
          </table:table-cell>
          <table:table-cell office:value-type="float" office:value="3.55138379592062" calcext:value-type="float">
            <text:p>3.5513837959</text:p>
          </table:table-cell>
          <table:table-cell office:value-type="float" office:value="489.578587338" calcext:value-type="float">
            <text:p>489.578587338</text:p>
          </table:table-cell>
          <table:table-cell office:value-type="float" office:value="1" calcext:value-type="float">
            <text:p>1</text:p>
          </table:table-cell>
          <table:table-cell office:value-type="float" office:value="511.8059701493" calcext:value-type="float">
            <text:p>511.8059701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4.7006607266" calcext:value-type="float">
            <text:p>14.7006607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.8352831352" calcext:value-type="float">
            <text:p>163.8352831352</text:p>
          </table:table-cell>
          <table:table-cell office:value-type="float" office:value="0.6642551492" calcext:value-type="float">
            <text:p>0.6642551492</text:p>
          </table:table-cell>
          <table:table-cell office:value-type="float" office:value="108.908218239" calcext:value-type="float">
            <text:p>108.908218239</text:p>
          </table:table-cell>
          <table:table-cell office:value-type="float" office:value="0.8631120913" calcext:value-type="float">
            <text:p>0.8631120913</text:p>
          </table:table-cell>
          <table:table-cell office:value-type="float" office:value="0.5050123938" calcext:value-type="float">
            <text:p>0.5050123938</text:p>
          </table:table-cell>
          <table:table-cell office:value-type="float" office:value="456.1859127817" calcext:value-type="float">
            <text:p>456.1859127817</text:p>
          </table:table-cell>
          <table:table-cell office:value-type="float" office:value="-4.21373622111918" calcext:value-type="float">
            <text:p>-4.2137362211</text:p>
          </table:table-cell>
          <table:table-cell office:value-type="float" office:value="10.3127040654584" calcext:value-type="float">
            <text:p>10.3127040655</text:p>
          </table:table-cell>
          <table:table-cell office:value-type="float" office:value="8.37573004709273" calcext:value-type="float">
            <text:p>8.3757300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.6785714286" calcext:value-type="float">
            <text:p>534.67857142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6.940983431" calcext:value-type="float">
            <text:p>6.940983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342.0409332229" calcext:value-type="float">
            <text:p>342.0409332229</text:p>
          </table:table-cell>
          <table:table-cell office:value-type="float" office:value="0.1882215053" calcext:value-type="float">
            <text:p>0.1882215053</text:p>
          </table:table-cell>
          <table:table-cell office:value-type="float" office:value="334.7177915797" calcext:value-type="float">
            <text:p>334.7177915797</text:p>
          </table:table-cell>
          <table:table-cell office:value-type="float" office:value="0.9859051664" calcext:value-type="float">
            <text:p>0.9859051664</text:p>
          </table:table-cell>
          <table:table-cell office:value-type="float" office:value="-0.1673051191" calcext:value-type="float">
            <text:p>-0.1673051191</text:p>
          </table:table-cell>
          <table:table-cell office:value-type="float" office:value="352.4004311702" calcext:value-type="float">
            <text:p>352.4004311702</text:p>
          </table:table-cell>
          <table:table-cell office:value-type="float" office:value="-2.49809154479651" calcext:value-type="float">
            <text:p>-2.4980915448</text:p>
          </table:table-cell>
          <table:table-cell office:value-type="float" office:value="3.11470582204969" calcext:value-type="float">
            <text:p>3.114705822</text:p>
          </table:table-cell>
          <table:table-cell office:value-type="float" office:value="1.86630070343868" calcext:value-type="float">
            <text:p>1.866300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.8695652174" calcext:value-type="float">
            <text:p>599.8695652174</text:p>
          </table:table-cell>
          <table:table-cell office:value-type="float" office:value="1" calcext:value-type="float">
            <text:p>1</text:p>
          </table:table-cell>
          <table:table-cell office:value-type="float" office:value="8964.204140028" calcext:value-type="float">
            <text:p>8964.204140028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70.0272927544" calcext:value-type="float">
            <text:p>-70.0272927544</text:p>
          </table:table-cell>
          <table:table-cell office:value-type="float" office:value="34.2157021327" calcext:value-type="float">
            <text:p>34.2157021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.6516920514" calcext:value-type="float">
            <text:p>170.6516920514</text:p>
          </table:table-cell>
          <table:table-cell office:value-type="float" office:value="0.9519092378" calcext:value-type="float">
            <text:p>0.9519092378</text:p>
          </table:table-cell>
          <table:table-cell office:value-type="float" office:value="132.4424403279" calcext:value-type="float">
            <text:p>132.4424403279</text:p>
          </table:table-cell>
          <table:table-cell office:value-type="float" office:value="0.2265134947" calcext:value-type="float">
            <text:p>0.2265134947</text:p>
          </table:table-cell>
          <table:table-cell office:value-type="float" office:value="0.974008027" calcext:value-type="float">
            <text:p>0.974008027</text:p>
          </table:table-cell>
          <table:table-cell office:value-type="float" office:value="303.3901416371" calcext:value-type="float">
            <text:p>303.3901416371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6.0869322971887" calcext:value-type="float">
            <text:p>6.0869322972</text:p>
          </table:table-cell>
          <table:table-cell office:value-type="float" office:value="2.87550723514317" calcext:value-type="float">
            <text:p>2.875507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.6470588235" calcext:value-type="float">
            <text:p>567.6470588235</text:p>
          </table:table-cell>
          <table:table-cell office:value-type="float" office:value="2" calcext:value-type="float">
            <text:p>2</text:p>
          </table:table-cell>
          <table:table-cell office:value-type="float" office:value="1494.7709349696" calcext:value-type="float">
            <text:p>1494.7709349696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5.0020848551" calcext:value-type="float">
            <text:p>-95.0020848551</text:p>
          </table:table-cell>
          <table:table-cell office:value-type="float" office:value="9.5403818055" calcext:value-type="float">
            <text:p>9.5403818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i</text:p>
          </table:table-cell>
          <table:table-cell office:value-type="float" office:value="-0.099503719" calcext:value-type="float">
            <text:p>-0.099503719</text:p>
          </table:table-cell>
          <table:table-cell office:value-type="float" office:value="0.9950371902" calcext:value-type="float">
            <text:p>0.9950371902</text:p>
          </table:table-cell>
          <table:table-cell office:value-type="float" office:value="265.7084868799" calcext:value-type="float">
            <text:p>265.7084868799</text:p>
          </table:table-cell>
          <table:table-cell office:value-type="float" office:value="0.9754869639" calcext:value-type="float">
            <text:p>0.9754869639</text:p>
          </table:table-cell>
          <table:table-cell office:value-type="float" office:value="213.9649504008" calcext:value-type="float">
            <text:p>213.9649504008</text:p>
          </table:table-cell>
          <table:table-cell office:value-type="float" office:value="0.1916201692" calcext:value-type="float">
            <text:p>0.1916201692</text:p>
          </table:table-cell>
          <table:table-cell office:value-type="float" office:value="0.9814691593" calcext:value-type="float">
            <text:p>0.9814691593</text:p>
          </table:table-cell>
          <table:table-cell office:value-type="float" office:value="488.9954733047" calcext:value-type="float">
            <text:p>488.9954733047</text:p>
          </table:table-cell>
          <table:table-cell office:value-type="float" office:value="2.65325870253339" calcext:value-type="float">
            <text:p>2.6532587025</text:p>
          </table:table-cell>
          <table:table-cell office:value-type="float" office:value="7.02004770728379" calcext:value-type="float">
            <text:p>7.0200477073</text:p>
          </table:table-cell>
          <table:table-cell office:value-type="float" office:value="3.33860825030848" calcext:value-type="float">
            <text:p>3.3386082503</text:p>
          </table:table-cell>
          <table:table-cell office:value-type="float" office:value="488.9954733047" calcext:value-type="float">
            <text:p>488.9954733047</text:p>
          </table:table-cell>
          <table:table-cell office:value-type="float" office:value="1" calcext:value-type="float">
            <text:p>1</text:p>
          </table:table-cell>
          <table:table-cell office:value-type="float" office:value="551.5555555556" calcext:value-type="float">
            <text:p>551.5555555556</text:p>
          </table:table-cell>
          <table:table-cell office:value-type="float" office:value="2" calcext:value-type="float">
            <text:p>2</text:p>
          </table:table-cell>
          <table:table-cell office:value-type="float" office:value="15.9354464925" calcext:value-type="float">
            <text:p>15.935446492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467182513" calcext:value-type="float">
            <text:p>-99.9467182513</text:p>
          </table:table-cell>
          <table:table-cell office:value-type="float" office:value="10.8912860015" calcext:value-type="float">
            <text:p>10.8912860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.6074264785" calcext:value-type="float">
            <text:p>231.6074264785</text:p>
          </table:table-cell>
          <table:table-cell office:value-type="float" office:value="0.6011754942" calcext:value-type="float">
            <text:p>0.6011754942</text:p>
          </table:table-cell>
          <table:table-cell office:value-type="float" office:value="156.0128199861" calcext:value-type="float">
            <text:p>156.0128199861</text:p>
          </table:table-cell>
          <table:table-cell office:value-type="float" office:value="0.8076259375" calcext:value-type="float">
            <text:p>0.8076259375</text:p>
          </table:table-cell>
          <table:table-cell office:value-type="float" office:value="0.589695129" calcext:value-type="float">
            <text:p>0.589695129</text:p>
          </table:table-cell>
          <table:table-cell office:value-type="float" office:value="554.5193395949" calcext:value-type="float">
            <text:p>554.5193395949</text:p>
          </table:table-cell>
          <table:table-cell office:value-type="float" office:value="-1.5707963267949" calcext:value-type="float">
            <text:p>-1.5707963268</text:p>
          </table:table-cell>
          <table:table-cell office:value-type="float" office:value="7.35304848461938" calcext:value-type="float">
            <text:p>7.3530484846</text:p>
          </table:table-cell>
          <table:table-cell office:value-type="float" office:value="3.04692844133037" calcext:value-type="float">
            <text:p>3.0469284413</text:p>
          </table:table-cell>
          <table:table-cell office:value-type="float" office:value="554.5193395949" calcext:value-type="float">
            <text:p>554.5193395949</text:p>
          </table:table-cell>
          <table:table-cell office:value-type="float" office:value="1" calcext:value-type="float">
            <text:p>1</text:p>
          </table:table-cell>
          <table:table-cell office:value-type="float" office:value="525.1481481481" calcext:value-type="float">
            <text:p>525.1481481481</text:p>
          </table:table-cell>
          <table:table-cell office:value-type="float" office:value="4" calcext:value-type="float">
            <text:p>4</text:p>
          </table:table-cell>
          <table:table-cell office:value-type="float" office:value="385.6567385661" calcext:value-type="float">
            <text:p>385.656738566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7105183749" calcext:value-type="float">
            <text:p>-98.7105183749</text:p>
          </table:table-cell>
          <table:table-cell office:value-type="float" office:value="10.5551814356" calcext:value-type="float">
            <text:p>10.5551814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6.3881005361" calcext:value-type="float">
            <text:p>166.3881005361</text:p>
          </table:table-cell>
          <table:table-cell office:value-type="float" office:value="0.3883187182" calcext:value-type="float">
            <text:p>0.3883187182</text:p>
          </table:table-cell>
          <table:table-cell office:value-type="float" office:value="17.4642491966" calcext:value-type="float">
            <text:p>17.4642491966</text:p>
          </table:table-cell>
          <table:table-cell office:value-type="float" office:value="-0.9734171683" calcext:value-type="float">
            <text:p>-0.9734171683</text:p>
          </table:table-cell>
          <table:table-cell office:value-type="float" office:value="0.2290393337" calcext:value-type="float">
            <text:p>0.2290393337</text:p>
          </table:table-cell>
          <table:table-cell office:value-type="float" office:value="402.4645757882" calcext:value-type="float">
            <text:p>402.4645757882</text:p>
          </table:table-cell>
          <table:table-cell office:value-type="float" office:value="1.24904577239825" calcext:value-type="float">
            <text:p>1.2490457724</text:p>
          </table:table-cell>
          <table:table-cell office:value-type="float" office:value="11.525251719597" calcext:value-type="float">
            <text:p>11.5252517196</text:p>
          </table:table-cell>
          <table:table-cell office:value-type="float" office:value="3.71642631011251" calcext:value-type="float">
            <text:p>3.7164263101</text:p>
          </table:table-cell>
          <table:table-cell office:value-type="float" office:value="402.4645757882" calcext:value-type="float">
            <text:p>402.4645757882</text:p>
          </table:table-cell>
          <table:table-cell office:value-type="float" office:value="1" calcext:value-type="float">
            <text:p>1</text:p>
          </table:table-cell>
          <table:table-cell office:value-type="float" office:value="507.6086956522" calcext:value-type="float">
            <text:p>507.6086956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22.7509763412" calcext:value-type="float">
            <text:p>22.7509763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0.9432509913" calcext:value-type="float">
            <text:p>140.9432509913</text:p>
          </table:table-cell>
          <table:table-cell office:value-type="float" office:value="0.4953829825" calcext:value-type="float">
            <text:p>0.4953829825</text:p>
          </table:table-cell>
          <table:table-cell office:value-type="float" office:value="34.0147027034" calcext:value-type="float">
            <text:p>34.0147027034</text:p>
          </table:table-cell>
          <table:table-cell office:value-type="float" office:value="-0.9113705997" calcext:value-type="float">
            <text:p>-0.9113705997</text:p>
          </table:table-cell>
          <table:table-cell office:value-type="float" office:value="0.4115867224" calcext:value-type="float">
            <text:p>0.4115867224</text:p>
          </table:table-cell>
          <table:table-cell office:value-type="float" office:value="378.7614179896" calcext:value-type="float">
            <text:p>378.7614179896</text:p>
          </table:table-cell>
          <table:table-cell office:value-type="float" office:value="0.785398163397448" calcext:value-type="float">
            <text:p>0.7853981634</text:p>
          </table:table-cell>
          <table:table-cell office:value-type="float" office:value="11.7034554734766" calcext:value-type="float">
            <text:p>11.7034554735</text:p>
          </table:table-cell>
          <table:table-cell office:value-type="float" office:value="4.63275987673095" calcext:value-type="float">
            <text:p>4.6327598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.4545454545" calcext:value-type="float">
            <text:p>463.4545454545</text:p>
          </table:table-cell>
          <table:table-cell office:value-type="float" office:value="1" calcext:value-type="float">
            <text:p>1</text:p>
          </table:table-cell>
          <table:table-cell office:value-type="float" office:value="228.7439668779" calcext:value-type="float">
            <text:p>228.7439668779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2351718182" calcext:value-type="float">
            <text:p>-99.2351718182</text:p>
          </table:table-cell>
          <table:table-cell office:value-type="float" office:value="16.6166458601" calcext:value-type="float">
            <text:p>16.6166458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i</text:p>
          </table:table-cell>
          <table:table-cell office:value-type="float" office:value="-0.3846153846" calcext:value-type="float">
            <text:p>-0.3846153846</text:p>
          </table:table-cell>
          <table:table-cell office:value-type="float" office:value="0.9230769231" calcext:value-type="float">
            <text:p>0.9230769231</text:p>
          </table:table-cell>
          <table:table-cell office:value-type="float" office:value="175.6416807025" calcext:value-type="float">
            <text:p>175.6416807025</text:p>
          </table:table-cell>
          <table:table-cell office:value-type="float" office:value="1.0128005117" calcext:value-type="float">
            <text:p>1.0128005117</text:p>
          </table:table-cell>
          <table:table-cell office:value-type="float" office:value="148.2733961303" calcext:value-type="float">
            <text:p>148.2733961303</text:p>
          </table:table-cell>
          <table:table-cell office:value-type="float" office:value="0.0606986839" calcext:value-type="float">
            <text:p>0.0606986839</text:p>
          </table:table-cell>
          <table:table-cell office:value-type="float" office:value="0.998156135" calcext:value-type="float">
            <text:p>0.998156135</text:p>
          </table:table-cell>
          <table:table-cell office:value-type="float" office:value="294.863029403" calcext:value-type="float">
            <text:p>294.863029403</text:p>
          </table:table-cell>
          <table:table-cell office:value-type="float" office:value="1.18018928309721" calcext:value-type="float">
            <text:p>1.1801892831</text:p>
          </table:table-cell>
          <table:table-cell office:value-type="float" office:value="9.07311222803999" calcext:value-type="float">
            <text:p>9.073112228</text:p>
          </table:table-cell>
          <table:table-cell office:value-type="float" office:value="6.18307208887394" calcext:value-type="float">
            <text:p>6.183072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.5588235294" calcext:value-type="float">
            <text:p>516.5588235294</text:p>
          </table:table-cell>
          <table:table-cell office:value-type="float" office:value="2" calcext:value-type="float">
            <text:p>2</text:p>
          </table:table-cell>
          <table:table-cell office:value-type="float" office:value="17.7784415063" calcext:value-type="float">
            <text:p>17.778441506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405560143" calcext:value-type="float">
            <text:p>-99.9405560143</text:p>
          </table:table-cell>
          <table:table-cell office:value-type="float" office:value="13.0291948091" calcext:value-type="float">
            <text:p>13.0291948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office:value-type="float" office:value="-0.2169304578" calcext:value-type="float">
            <text:p>-0.2169304578</text:p>
          </table:table-cell>
          <table:table-cell office:value-type="float" office:value="0.9761870602" calcext:value-type="float">
            <text:p>0.9761870602</text:p>
          </table:table-cell>
          <table:table-cell office:value-type="float" office:value="178.8854382" calcext:value-type="float">
            <text:p>178.8854382</text:p>
          </table:table-cell>
          <table:table-cell office:value-type="float" office:value="1.1071487178" calcext:value-type="float">
            <text:p>1.1071487178</text:p>
          </table:table-cell>
          <table:table-cell office:value-type="float" office:value="160.112460477" calcext:value-type="float">
            <text:p>160.112460477</text:p>
          </table:table-cell>
          <table:table-cell office:value-type="float" office:value="0.0374736606" calcext:value-type="float">
            <text:p>0.0374736606</text:p>
          </table:table-cell>
          <table:table-cell office:value-type="float" office:value="0.9992976157" calcext:value-type="float">
            <text:p>0.9992976157</text:p>
          </table:table-cell>
          <table:table-cell office:value-type="float" office:value="301.6472860725" calcext:value-type="float">
            <text:p>301.6472860725</text:p>
          </table:table-cell>
          <table:table-cell office:value-type="float" office:value="3.03851104506709" calcext:value-type="float">
            <text:p>3.0385110451</text:p>
          </table:table-cell>
          <table:table-cell office:value-type="float" office:value="7.58322220259628" calcext:value-type="float">
            <text:p>7.5832222026</text:p>
          </table:table-cell>
          <table:table-cell office:value-type="float" office:value="4.64215277632086" calcext:value-type="float">
            <text:p>4.6421527763</text:p>
          </table:table-cell>
          <table:table-cell office:value-type="float" office:value="301.6472860725" calcext:value-type="float">
            <text:p>301.6472860725</text:p>
          </table:table-cell>
          <table:table-cell office:value-type="float" office:value="1" calcext:value-type="float">
            <text:p>1</text:p>
          </table:table-cell>
          <table:table-cell office:value-type="float" office:value="539.6388888889" calcext:value-type="float">
            <text:p>539.63888888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8.4349488233" calcext:value-type="float">
            <text:p>18.4349488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.7344398822" calcext:value-type="float">
            <text:p>178.7344398822</text:p>
          </table:table-cell>
          <table:table-cell office:value-type="float" office:value="1.049568328" calcext:value-type="float">
            <text:p>1.049568328</text:p>
          </table:table-cell>
          <table:table-cell office:value-type="float" office:value="155.3898323572" calcext:value-type="float">
            <text:p>155.3898323572</text:p>
          </table:table-cell>
          <table:table-cell office:value-type="float" office:value="0.0707897025" calcext:value-type="float">
            <text:p>0.0707897025</text:p>
          </table:table-cell>
          <table:table-cell office:value-type="float" office:value="0.9974912621" calcext:value-type="float">
            <text:p>0.9974912621</text:p>
          </table:table-cell>
          <table:table-cell office:value-type="float" office:value="309.7993903156" calcext:value-type="float">
            <text:p>309.7993903156</text:p>
          </table:table-cell>
          <table:table-cell office:value-type="float" office:value="3.14159265358979" calcext:value-type="float">
            <text:p>3.1415926536</text:p>
          </table:table-cell>
          <table:table-cell office:value-type="float" office:value="5.86629206183217" calcext:value-type="float">
            <text:p>5.8662920618</text:p>
          </table:table-cell>
          <table:table-cell office:value-type="float" office:value="2.59298872876218" calcext:value-type="float">
            <text:p>2.5929887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.9230769231" calcext:value-type="float">
            <text:p>548.92307692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5.135835505" calcext:value-type="float">
            <text:p>15.135835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i</text:p>
          </table:table-cell>
          <table:table-cell office:value-type="float" office:value="-0.52999894" calcext:value-type="float">
            <text:p>-0.52999894</text:p>
          </table:table-cell>
          <table:table-cell office:value-type="float" office:value="0.847998304" calcext:value-type="float">
            <text:p>0.847998304</text:p>
          </table:table-cell>
          <table:table-cell office:value-type="float" office:value="201.6953147696" calcext:value-type="float">
            <text:p>201.6953147696</text:p>
          </table:table-cell>
          <table:table-cell office:value-type="float" office:value="1.1027141571" calcext:value-type="float">
            <text:p>1.1027141571</text:p>
          </table:table-cell>
          <table:table-cell office:value-type="float" office:value="179.8054504179" calcext:value-type="float">
            <text:p>179.8054504179</text:p>
          </table:table-cell>
          <table:table-cell office:value-type="float" office:value="0.0945466334" calcext:value-type="float">
            <text:p>0.0945466334</text:p>
          </table:table-cell>
          <table:table-cell office:value-type="float" office:value="0.9955204338" calcext:value-type="float">
            <text:p>0.9955204338</text:p>
          </table:table-cell>
          <table:table-cell office:value-type="float" office:value="338.282496008" calcext:value-type="float">
            <text:p>338.282496008</text:p>
          </table:table-cell>
          <table:table-cell office:value-type="float" office:value="3.70019196893335" calcext:value-type="float">
            <text:p>3.7001919689</text:p>
          </table:table-cell>
          <table:table-cell office:value-type="float" office:value="5.89717480519811" calcext:value-type="float">
            <text:p>5.8971748052</text:p>
          </table:table-cell>
          <table:table-cell office:value-type="float" office:value="2.40931128290691" calcext:value-type="float">
            <text:p>2.4093112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.1666666667" calcext:value-type="float">
            <text:p>551.1666666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8.1808672112" calcext:value-type="float">
            <text:p>18.1808672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</text:p>
          </table:table-cell>
          <table:table-cell office:value-type="float" office:value="0.9958932065" calcext:value-type="float">
            <text:p>0.9958932065</text:p>
          </table:table-cell>
          <table:table-cell office:value-type="float" office:value="-0.090535746" calcext:value-type="float">
            <text:p>-0.090535746</text:p>
          </table:table-cell>
          <table:table-cell office:value-type="float" office:value="320.764711276" calcext:value-type="float">
            <text:p>320.764711276</text:p>
          </table:table-cell>
          <table:table-cell office:value-type="float" office:value="0.1533603972" calcext:value-type="float">
            <text:p>0.1533603972</text:p>
          </table:table-cell>
          <table:table-cell office:value-type="float" office:value="319.4761336939" calcext:value-type="float">
            <text:p>319.4761336939</text:p>
          </table:table-cell>
          <table:table-cell office:value-type="float" office:value="0.9891192696" calcext:value-type="float">
            <text:p>0.9891192696</text:p>
          </table:table-cell>
          <table:table-cell office:value-type="float" office:value="-0.1471158407" calcext:value-type="float">
            <text:p>-0.1471158407</text:p>
          </table:table-cell>
          <table:table-cell office:value-type="float" office:value="323.1881692884" calcext:value-type="float">
            <text:p>323.1881692884</text:p>
          </table:table-cell>
          <table:table-cell office:value-type="float" office:value="-0.0906598872007451" calcext:value-type="float">
            <text:p>-0.0906598872</text:p>
          </table:table-cell>
          <table:table-cell office:value-type="float" office:value="0.611212920543328" calcext:value-type="float">
            <text:p>0.6112129205</text:p>
          </table:table-cell>
          <table:table-cell office:value-type="float" office:value="0.0459865139286815" calcext:value-type="float">
            <text:p>0.0459865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.6315789474" calcext:value-type="float">
            <text:p>555.6315789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6.213096496" calcext:value-type="float">
            <text:p>36.213096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ound</text:p>
          </table:table-cell>
          <table:table-cell office:value-type="float" office:value="-0.099503719" calcext:value-type="float">
            <text:p>-0.099503719</text:p>
          </table:table-cell>
          <table:table-cell office:value-type="float" office:value="0.9950371902" calcext:value-type="float">
            <text:p>0.9950371902</text:p>
          </table:table-cell>
          <table:table-cell office:value-type="float" office:value="176.8191166136" calcext:value-type="float">
            <text:p>176.8191166136</text:p>
          </table:table-cell>
          <table:table-cell office:value-type="float" office:value="0.8775062755" calcext:value-type="float">
            <text:p>0.8775062755</text:p>
          </table:table-cell>
          <table:table-cell office:value-type="float" office:value="141.8520355864" calcext:value-type="float">
            <text:p>141.8520355864</text:p>
          </table:table-cell>
          <table:table-cell office:value-type="float" office:value="0.4159263542" calcext:value-type="float">
            <text:p>0.4159263542</text:p>
          </table:table-cell>
          <table:table-cell office:value-type="float" office:value="0.9093982999" calcext:value-type="float">
            <text:p>0.9093982999</text:p>
          </table:table-cell>
          <table:table-cell office:value-type="float" office:value="470.9094049321" calcext:value-type="float">
            <text:p>470.9094049321</text:p>
          </table:table-cell>
          <table:table-cell office:value-type="float" office:value="2.49288325855744" calcext:value-type="float">
            <text:p>2.4928832586</text:p>
          </table:table-cell>
          <table:table-cell office:value-type="float" office:value="14.2606888782976" calcext:value-type="float">
            <text:p>14.2606888783</text:p>
          </table:table-cell>
          <table:table-cell office:value-type="float" office:value="10.8965970345554" calcext:value-type="float">
            <text:p>10.8965970346</text:p>
          </table:table-cell>
          <table:table-cell office:value-type="float" office:value="235.454702466" calcext:value-type="float">
            <text:p>235.454702466</text:p>
          </table:table-cell>
          <table:table-cell office:value-type="float" office:value="2" calcext:value-type="float">
            <text:p>2</text:p>
          </table:table-cell>
          <table:table-cell office:value-type="float" office:value="550.4456521739" calcext:value-type="float">
            <text:p>550.4456521739</text:p>
          </table:table-cell>
          <table:table-cell office:value-type="float" office:value="4" calcext:value-type="float">
            <text:p>4</text:p>
          </table:table-cell>
          <table:table-cell office:value-type="float" office:value="505.1667809944" calcext:value-type="float">
            <text:p>505.1667809944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3109246732" calcext:value-type="float">
            <text:p>-98.3109246732</text:p>
          </table:table-cell>
          <table:table-cell office:value-type="float" office:value="5.2774060824" calcext:value-type="float">
            <text:p>5.2774060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fin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36.857590217" calcext:value-type="float">
            <text:p>136.857590217</text:p>
          </table:table-cell>
          <table:table-cell office:value-type="float" office:value="0.5454319896" calcext:value-type="float">
            <text:p>0.5454319896</text:p>
          </table:table-cell>
          <table:table-cell office:value-type="float" office:value="19.2353840617" calcext:value-type="float">
            <text:p>19.2353840617</text:p>
          </table:table-cell>
          <table:table-cell office:value-type="float" office:value="-0.8837879163" calcext:value-type="float">
            <text:p>-0.8837879163</text:p>
          </table:table-cell>
          <table:table-cell office:value-type="float" office:value="0.4678877204" calcext:value-type="float">
            <text:p>0.4678877204</text:p>
          </table:table-cell>
          <table:table-cell office:value-type="float" office:value="367.7358939944" calcext:value-type="float">
            <text:p>367.7358939944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12.1953143582458" calcext:value-type="float">
            <text:p>12.1953143582</text:p>
          </table:table-cell>
          <table:table-cell office:value-type="float" office:value="4.75510993479968" calcext:value-type="float">
            <text:p>4.7551099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.7627118644" calcext:value-type="float">
            <text:p>529.76271186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3.7490489845" calcext:value-type="float">
            <text:p>13.7490489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.6253536778" calcext:value-type="float">
            <text:p>154.6253536778</text:p>
          </table:table-cell>
          <table:table-cell office:value-type="float" office:value="0.6616103838" calcext:value-type="float">
            <text:p>0.6616103838</text:p>
          </table:table-cell>
          <table:table-cell office:value-type="float" office:value="90.4709898255" calcext:value-type="float">
            <text:p>90.4709898255</text:p>
          </table:table-cell>
          <table:table-cell office:value-type="float" office:value="0.9174211552" calcext:value-type="float">
            <text:p>0.9174211552</text:p>
          </table:table-cell>
          <table:table-cell office:value-type="float" office:value="0.3979176095" calcext:value-type="float">
            <text:p>0.3979176095</text:p>
          </table:table-cell>
          <table:table-cell office:value-type="float" office:value="402.5274847782" calcext:value-type="float">
            <text:p>402.5274847782</text:p>
          </table:table-cell>
          <table:table-cell office:value-type="float" office:value="-2.81984209919315" calcext:value-type="float">
            <text:p>-2.8198420992</text:p>
          </table:table-cell>
          <table:table-cell office:value-type="float" office:value="10.1338707780142" calcext:value-type="float">
            <text:p>10.133870778</text:p>
          </table:table-cell>
          <table:table-cell office:value-type="float" office:value="7.1732119460018" calcext:value-type="float">
            <text:p>7.173211946</text:p>
          </table:table-cell>
          <table:table-cell office:value-type="float" office:value="402.5274847782" calcext:value-type="float">
            <text:p>402.5274847782</text:p>
          </table:table-cell>
          <table:table-cell office:value-type="float" office:value="1" calcext:value-type="float">
            <text:p>1</text:p>
          </table:table-cell>
          <table:table-cell office:value-type="float" office:value="597.3962264151" calcext:value-type="float">
            <text:p>597.3962264151</text:p>
          </table:table-cell>
          <table:table-cell office:value-type="float" office:value="4" calcext:value-type="float">
            <text:p>4</text:p>
          </table:table-cell>
          <table:table-cell office:value-type="float" office:value="382.087678614" calcext:value-type="float">
            <text:p>382.087678614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7224518815" calcext:value-type="float">
            <text:p>-98.7224518815</text:p>
          </table:table-cell>
          <table:table-cell office:value-type="float" office:value="7.0925173262" calcext:value-type="float">
            <text:p>7.0925173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.0640920313" calcext:value-type="float">
            <text:p>195.0640920313</text:p>
          </table:table-cell>
          <table:table-cell office:value-type="float" office:value="0.6178657003" calcext:value-type="float">
            <text:p>0.6178657003</text:p>
          </table:table-cell>
          <table:table-cell office:value-type="float" office:value="120.3702621082" calcext:value-type="float">
            <text:p>120.3702621082</text:p>
          </table:table-cell>
          <table:table-cell office:value-type="float" office:value="0.830769978" calcext:value-type="float">
            <text:p>0.830769978</text:p>
          </table:table-cell>
          <table:table-cell office:value-type="float" office:value="0.5566158852" calcext:value-type="float">
            <text:p>0.5566158852</text:p>
          </table:table-cell>
          <table:table-cell office:value-type="float" office:value="483.26443296" calcext:value-type="float">
            <text:p>483.26443296</text:p>
          </table:table-cell>
          <table:table-cell office:value-type="float" office:value="-3.39395670680975" calcext:value-type="float">
            <text:p>-3.3939567068</text:p>
          </table:table-cell>
          <table:table-cell office:value-type="float" office:value="9.57953189140955" calcext:value-type="float">
            <text:p>9.5795318914</text:p>
          </table:table-cell>
          <table:table-cell office:value-type="float" office:value="7.49476248526185" calcext:value-type="float">
            <text:p>7.4947624853</text:p>
          </table:table-cell>
          <table:table-cell office:value-type="float" office:value="483.26443296" calcext:value-type="float">
            <text:p>483.26443296</text:p>
          </table:table-cell>
          <table:table-cell office:value-type="float" office:value="1" calcext:value-type="float">
            <text:p>1</text:p>
          </table:table-cell>
          <table:table-cell office:value-type="float" office:value="534.4074074074" calcext:value-type="float">
            <text:p>534.4074074074</text:p>
          </table:table-cell>
          <table:table-cell office:value-type="float" office:value="4" calcext:value-type="float">
            <text:p>4</text:p>
          </table:table-cell>
          <table:table-cell office:value-type="float" office:value="-18.87673965" calcext:value-type="float">
            <text:p>-18.8767396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.0631162547" calcext:value-type="float">
            <text:p>-100.0631162547</text:p>
          </table:table-cell>
          <table:table-cell office:value-type="float" office:value="9.5989030669" calcext:value-type="float">
            <text:p>9.59890306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nd</text:p>
          </table:table-cell>
          <table:table-cell office:value-type="float" office:value="-0.1961161351" calcext:value-type="float">
            <text:p>-0.1961161351</text:p>
          </table:table-cell>
          <table:table-cell office:value-type="float" office:value="0.9805806757" calcext:value-type="float">
            <text:p>0.9805806757</text:p>
          </table:table-cell>
          <table:table-cell office:value-type="float" office:value="186.7029726598" calcext:value-type="float">
            <text:p>186.7029726598</text:p>
          </table:table-cell>
          <table:table-cell office:value-type="float" office:value="0.6102871755" calcext:value-type="float">
            <text:p>0.6102871755</text:p>
          </table:table-cell>
          <table:table-cell office:value-type="float" office:value="116.0775602776" calcext:value-type="float">
            <text:p>116.0775602776</text:p>
          </table:table-cell>
          <table:table-cell office:value-type="float" office:value="0.921797458" calcext:value-type="float">
            <text:p>0.921797458</text:p>
          </table:table-cell>
          <table:table-cell office:value-type="float" office:value="0.3876718281" calcext:value-type="float">
            <text:p>0.3876718281</text:p>
          </table:table-cell>
          <table:table-cell office:value-type="float" office:value="469.6643952524" calcext:value-type="float">
            <text:p>469.6643952524</text:p>
          </table:table-cell>
          <table:table-cell office:value-type="float" office:value="-4.51499342053481" calcext:value-type="float">
            <text:p>-4.5149934205</text:p>
          </table:table-cell>
          <table:table-cell office:value-type="float" office:value="11.8447005636761" calcext:value-type="float">
            <text:p>11.8447005637</text:p>
          </table:table-cell>
          <table:table-cell office:value-type="float" office:value="10.1664319468979" calcext:value-type="float">
            <text:p>10.1664319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.3518518519" calcext:value-type="float">
            <text:p>584.35185185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0.0331205529" calcext:value-type="float">
            <text:p>10.0331205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und</text:p>
          </table:table-cell>
          <table:table-cell office:value-type="float" office:value="-0.1240347346" calcext:value-type="float">
            <text:p>-0.1240347346</text:p>
          </table:table-cell>
          <table:table-cell office:value-type="float" office:value="0.9922778767" calcext:value-type="float">
            <text:p>0.9922778767</text:p>
          </table:table-cell>
          <table:table-cell office:value-type="float" office:value="186.9465164158" calcext:value-type="float">
            <text:p>186.9465164158</text:p>
          </table:table-cell>
          <table:table-cell office:value-type="float" office:value="0.6830949668" calcext:value-type="float">
            <text:p>0.6830949668</text:p>
          </table:table-cell>
          <table:table-cell office:value-type="float" office:value="97.5294827219" calcext:value-type="float">
            <text:p>97.5294827219</text:p>
          </table:table-cell>
          <table:table-cell office:value-type="float" office:value="0.9638111203" calcext:value-type="float">
            <text:p>0.9638111203</text:p>
          </table:table-cell>
          <table:table-cell office:value-type="float" office:value="0.2665860545" calcext:value-type="float">
            <text:p>0.2665860545</text:p>
          </table:table-cell>
          <table:table-cell office:value-type="float" office:value="441.216933974" calcext:value-type="float">
            <text:p>441.216933974</text:p>
          </table:table-cell>
          <table:table-cell office:value-type="float" office:value="-1.44644133224814" calcext:value-type="float">
            <text:p>-1.4464413322</text:p>
          </table:table-cell>
          <table:table-cell office:value-type="float" office:value="9.19895887124225" calcext:value-type="float">
            <text:p>9.1989588712</text:p>
          </table:table-cell>
          <table:table-cell office:value-type="float" office:value="6.78452246976863" calcext:value-type="float">
            <text:p>6.7845224698</text:p>
          </table:table-cell>
          <table:table-cell office:value-type="float" office:value="441.216933974" calcext:value-type="float">
            <text:p>441.216933974</text:p>
          </table:table-cell>
          <table:table-cell office:value-type="float" office:value="1" calcext:value-type="float">
            <text:p>1</text:p>
          </table:table-cell>
          <table:table-cell office:value-type="float" office:value="558.862745098" calcext:value-type="float">
            <text:p>558.8627450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5.8615413957" calcext:value-type="float">
            <text:p>5.8615413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und</text:p>
          </table:table-cell>
          <table:table-cell office:value-type="float" office:value="-0.2873478856" calcext:value-type="float">
            <text:p>-0.2873478856</text:p>
          </table:table-cell>
          <table:table-cell office:value-type="float" office:value="0.9578262852" calcext:value-type="float">
            <text:p>0.9578262852</text:p>
          </table:table-cell>
          <table:table-cell office:value-type="float" office:value="193.8298222669" calcext:value-type="float">
            <text:p>193.8298222669</text:p>
          </table:table-cell>
          <table:table-cell office:value-type="float" office:value="0.6610431689" calcext:value-type="float">
            <text:p>0.6610431689</text:p>
          </table:table-cell>
          <table:table-cell office:value-type="float" office:value="131.2288078129" calcext:value-type="float">
            <text:p>131.2288078129</text:p>
          </table:table-cell>
          <table:table-cell office:value-type="float" office:value="0.8687116945" calcext:value-type="float">
            <text:p>0.8687116945</text:p>
          </table:table-cell>
          <table:table-cell office:value-type="float" office:value="0.4953180714" calcext:value-type="float">
            <text:p>0.4953180714</text:p>
          </table:table-cell>
          <table:table-cell office:value-type="float" office:value="477.3128167121" calcext:value-type="float">
            <text:p>477.3128167121</text:p>
          </table:table-cell>
          <table:table-cell office:value-type="float" office:value="-4.42093218590682" calcext:value-type="float">
            <text:p>-4.4209321859</text:p>
          </table:table-cell>
          <table:table-cell office:value-type="float" office:value="10.661489072676" calcext:value-type="float">
            <text:p>10.6614890727</text:p>
          </table:table-cell>
          <table:table-cell office:value-type="float" office:value="8.45726911341351" calcext:value-type="float">
            <text:p>8.4572691134</text:p>
          </table:table-cell>
          <table:table-cell office:value-type="float" office:value="477.3128167121" calcext:value-type="float">
            <text:p>477.3128167121</text:p>
          </table:table-cell>
          <table:table-cell office:value-type="float" office:value="1" calcext:value-type="float">
            <text:p>1</text:p>
          </table:table-cell>
          <table:table-cell office:value-type="float" office:value="561.5283018868" calcext:value-type="float">
            <text:p>561.52830188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7.1250163461" calcext:value-type="float">
            <text:p>7.12501634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3.2104577516" calcext:value-type="float">
            <text:p>323.2104577516</text:p>
          </table:table-cell>
          <table:table-cell office:value-type="float" office:value="0.1615881635" calcext:value-type="float">
            <text:p>0.1615881635</text:p>
          </table:table-cell>
          <table:table-cell office:value-type="float" office:value="322.5910724121" calcext:value-type="float">
            <text:p>322.5910724121</text:p>
          </table:table-cell>
          <table:table-cell office:value-type="float" office:value="0.9888680354" calcext:value-type="float">
            <text:p>0.9888680354</text:p>
          </table:table-cell>
          <table:table-cell office:value-type="float" office:value="-0.1487951903" calcext:value-type="float">
            <text:p>-0.1487951903</text:p>
          </table:table-cell>
          <table:table-cell office:value-type="float" office:value="327.0468655774" calcext:value-type="float">
            <text:p>327.0468655774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3.69865137207431" calcext:value-type="float">
            <text:p>3.6986513721</text:p>
          </table:table-cell>
          <table:table-cell office:value-type="float" office:value="4.34127224809494" calcext:value-type="float">
            <text:p>4.3412722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.85" calcext:value-type="float">
            <text:p>595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5.7416802122" calcext:value-type="float">
            <text:p>35.7416802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i</text:p>
          </table:table-cell>
          <table:table-cell office:value-type="float" office:value="-0.2095290887" calcext:value-type="float">
            <text:p>-0.2095290887</text:p>
          </table:table-cell>
          <table:table-cell office:value-type="float" office:value="0.9778024141" calcext:value-type="float">
            <text:p>0.9778024141</text:p>
          </table:table-cell>
          <table:table-cell office:value-type="float" office:value="165.8010856418" calcext:value-type="float">
            <text:p>165.8010856418</text:p>
          </table:table-cell>
          <table:table-cell office:value-type="float" office:value="0.9309140201" calcext:value-type="float">
            <text:p>0.9309140201</text:p>
          </table:table-cell>
          <table:table-cell office:value-type="float" office:value="135.8565419846" calcext:value-type="float">
            <text:p>135.8565419846</text:p>
          </table:table-cell>
          <table:table-cell office:value-type="float" office:value="0.2649853991" calcext:value-type="float">
            <text:p>0.2649853991</text:p>
          </table:table-cell>
          <table:table-cell office:value-type="float" office:value="0.9642524246" calcext:value-type="float">
            <text:p>0.9642524246</text:p>
          </table:table-cell>
          <table:table-cell office:value-type="float" office:value="321.5017881239" calcext:value-type="float">
            <text:p>321.5017881239</text:p>
          </table:table-cell>
          <table:table-cell office:value-type="float" office:value="9.63587129399213" calcext:value-type="float">
            <text:p>9.635871294</text:p>
          </table:table-cell>
          <table:table-cell office:value-type="float" office:value="9.81719106839362" calcext:value-type="float">
            <text:p>9.8171910684</text:p>
          </table:table-cell>
          <table:table-cell office:value-type="float" office:value="7.63115955365591" calcext:value-type="float">
            <text:p>7.6311595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.6285714286" calcext:value-type="float">
            <text:p>583.6285714286</text:p>
          </table:table-cell>
          <table:table-cell office:value-type="float" office:value="2" calcext:value-type="float">
            <text:p>2</text:p>
          </table:table-cell>
          <table:table-cell office:value-type="float" office:value="161.2747153501" calcext:value-type="float">
            <text:p>161.274715350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4607619646" calcext:value-type="float">
            <text:p>-99.4607619646</text:p>
          </table:table-cell>
          <table:table-cell office:value-type="float" office:value="8.3374444413" calcext:value-type="float">
            <text:p>8.3374444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inity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672.7287714971" calcext:value-type="float">
            <text:p>672.7287714971</text:p>
          </table:table-cell>
          <table:table-cell office:value-type="float" office:value="0.2096398459" calcext:value-type="float">
            <text:p>0.2096398459</text:p>
          </table:table-cell>
          <table:table-cell office:value-type="float" office:value="593.5596010512" calcext:value-type="float">
            <text:p>593.5596010512</text:p>
          </table:table-cell>
          <table:table-cell office:value-type="float" office:value="0.9973724609" calcext:value-type="float">
            <text:p>0.9973724609</text:p>
          </table:table-cell>
          <table:table-cell office:value-type="float" office:value="-0.0724442835" calcext:value-type="float">
            <text:p>-0.0724442835</text:p>
          </table:table-cell>
          <table:table-cell office:value-type="float" office:value="1051.554662834" calcext:value-type="float">
            <text:p>1051.554662834</text:p>
          </table:table-cell>
          <table:table-cell office:value-type="float" office:value="5.95660387248897" calcext:value-type="float">
            <text:p>5.9566038725</text:p>
          </table:table-cell>
          <table:table-cell office:value-type="float" office:value="19.6564126026308" calcext:value-type="float">
            <text:p>19.6564126026</text:p>
          </table:table-cell>
          <table:table-cell office:value-type="float" office:value="11.2629540601661" calcext:value-type="float">
            <text:p>11.2629540602</text:p>
          </table:table-cell>
          <table:table-cell office:value-type="float" office:value="525.777331417" calcext:value-type="float">
            <text:p>525.777331417</text:p>
          </table:table-cell>
          <table:table-cell office:value-type="float" office:value="2" calcext:value-type="float">
            <text:p>2</text:p>
          </table:table-cell>
          <table:table-cell office:value-type="float" office:value="454.0091743119" calcext:value-type="float">
            <text:p>454.00917431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2.9885216122" calcext:value-type="float">
            <text:p>32.9885216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inity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1.8142710514" calcext:value-type="float">
            <text:p>201.8142710514</text:p>
          </table:table-cell>
          <table:table-cell office:value-type="float" office:value="0.2606023917" calcext:value-type="float">
            <text:p>0.2606023917</text:p>
          </table:table-cell>
          <table:table-cell office:value-type="float" office:value="6.7082039325" calcext:value-type="float">
            <text:p>6.7082039325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447.1292923831" calcext:value-type="float">
            <text:p>447.1292923831</text:p>
          </table:table-cell>
          <table:table-cell office:value-type="float" office:value="-0.321750554396642" calcext:value-type="float">
            <text:p>-0.3217505544</text:p>
          </table:table-cell>
          <table:table-cell office:value-type="float" office:value="8.74915791619015" calcext:value-type="float">
            <text:p>8.7491579162</text:p>
          </table:table-cell>
          <table:table-cell office:value-type="float" office:value="2.45396335579399" calcext:value-type="float">
            <text:p>2.4539633558</text:p>
          </table:table-cell>
          <table:table-cell office:value-type="float" office:value="447.1292923831" calcext:value-type="float">
            <text:p>447.1292923831</text:p>
          </table:table-cell>
          <table:table-cell office:value-type="float" office:value="1" calcext:value-type="float">
            <text:p>1</text:p>
          </table:table-cell>
          <table:table-cell office:value-type="float" office:value="501.0892857143" calcext:value-type="float">
            <text:p>501.0892857143</text:p>
          </table:table-cell>
          <table:table-cell office:value-type="float" office:value="1" calcext:value-type="float">
            <text:p>1</text:p>
          </table:table-cell>
          <table:table-cell office:value-type="float" office:value="44.8945912126" calcext:value-type="float">
            <text:p>44.8945912126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8498904735" calcext:value-type="float">
            <text:p>-99.8498904735</text:p>
          </table:table-cell>
          <table:table-cell office:value-type="float" office:value="30.0685828246" calcext:value-type="float">
            <text:p>30.0685828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und</text:p>
          </table:table-cell>
          <table:table-cell office:value-type="float" office:value="-0.3417430631" calcext:value-type="float">
            <text:p>-0.3417430631</text:p>
          </table:table-cell>
          <table:table-cell office:value-type="float" office:value="0.9397934235" calcext:value-type="float">
            <text:p>0.9397934235</text:p>
          </table:table-cell>
          <table:table-cell office:value-type="float" office:value="181.1077027627" calcext:value-type="float">
            <text:p>181.1077027627</text:p>
          </table:table-cell>
          <table:table-cell office:value-type="float" office:value="0.5328438876" calcext:value-type="float">
            <text:p>0.5328438876</text:p>
          </table:table-cell>
          <table:table-cell office:value-type="float" office:value="116.2970334961" calcext:value-type="float">
            <text:p>116.2970334961</text:p>
          </table:table-cell>
          <table:table-cell office:value-type="float" office:value="0.9802485633" calcext:value-type="float">
            <text:p>0.9802485633</text:p>
          </table:table-cell>
          <table:table-cell office:value-type="float" office:value="0.197769447" calcext:value-type="float">
            <text:p>0.197769447</text:p>
          </table:table-cell>
          <table:table-cell office:value-type="float" office:value="384.0843067769" calcext:value-type="float">
            <text:p>384.0843067769</text:p>
          </table:table-cell>
          <table:table-cell office:value-type="float" office:value="1.9195673303788" calcext:value-type="float">
            <text:p>1.9195673304</text:p>
          </table:table-cell>
          <table:table-cell office:value-type="float" office:value="8.11508505646441" calcext:value-type="float">
            <text:p>8.1150850565</text:p>
          </table:table-cell>
          <table:table-cell office:value-type="float" office:value="5.83236110442181" calcext:value-type="float">
            <text:p>5.8323611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.0454545455" calcext:value-type="float">
            <text:p>542.0454545455</text:p>
          </table:table-cell>
          <table:table-cell office:value-type="float" office:value="4" calcext:value-type="float">
            <text:p>4</text:p>
          </table:table-cell>
          <table:table-cell office:value-type="float" office:value="1458.7214127267" calcext:value-type="float">
            <text:p>1458.7214127267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5.1226200147" calcext:value-type="float">
            <text:p>-95.1226200147</text:p>
          </table:table-cell>
          <table:table-cell office:value-type="float" office:value="14.4702941012" calcext:value-type="float">
            <text:p>14.4702941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nd</text:p>
          </table:table-cell>
          <table:table-cell office:value-type="float" office:value="-0.1788854382" calcext:value-type="float">
            <text:p>-0.1788854382</text:p>
          </table:table-cell>
          <table:table-cell office:value-type="float" office:value="0.9838699101" calcext:value-type="float">
            <text:p>0.9838699101</text:p>
          </table:table-cell>
          <table:table-cell office:value-type="float" office:value="304.4010512465" calcext:value-type="float">
            <text:p>304.4010512465</text:p>
          </table:table-cell>
          <table:table-cell office:value-type="float" office:value="0.5077366664" calcext:value-type="float">
            <text:p>0.5077366664</text:p>
          </table:table-cell>
          <table:table-cell office:value-type="float" office:value="261.0076627228" calcext:value-type="float">
            <text:p>261.0076627228</text:p>
          </table:table-cell>
          <table:table-cell office:value-type="float" office:value="0.9578262852" calcext:value-type="float">
            <text:p>0.9578262852</text:p>
          </table:table-cell>
          <table:table-cell office:value-type="float" office:value="-0.2873478856" calcext:value-type="float">
            <text:p>-0.2873478856</text:p>
          </table:table-cell>
          <table:table-cell office:value-type="float" office:value="490.0234372891" calcext:value-type="float">
            <text:p>490.0234372891</text:p>
          </table:table-cell>
          <table:table-cell office:value-type="float" office:value="-1.29127417451126" calcext:value-type="float">
            <text:p>-1.2912741745</text:p>
          </table:table-cell>
          <table:table-cell office:value-type="float" office:value="11.2259148265188" calcext:value-type="float">
            <text:p>11.2259148265</text:p>
          </table:table-cell>
          <table:table-cell office:value-type="float" office:value="9.81958944760247" calcext:value-type="float">
            <text:p>9.8195894476</text:p>
          </table:table-cell>
          <table:table-cell office:value-type="float" office:value="490.0234372891" calcext:value-type="float">
            <text:p>490.0234372891</text:p>
          </table:table-cell>
          <table:table-cell office:value-type="float" office:value="1" calcext:value-type="float">
            <text:p>1</text:p>
          </table:table-cell>
          <table:table-cell office:value-type="float" office:value="556.7291666667" calcext:value-type="float">
            <text:p>556.7291666667</text:p>
          </table:table-cell>
          <table:table-cell office:value-type="float" office:value="5" calcext:value-type="float">
            <text:p>5</text:p>
          </table:table-cell>
          <table:table-cell office:value-type="float" office:value="69.6524605243" calcext:value-type="float">
            <text:p>69.652460524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7671100774" calcext:value-type="float">
            <text:p>-99.7671100774</text:p>
          </table:table-cell>
          <table:table-cell office:value-type="float" office:value="15.9088319112" calcext:value-type="float">
            <text:p>15.9088319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.7477465428" calcext:value-type="float">
            <text:p>235.7477465428</text:p>
          </table:table-cell>
          <table:table-cell office:value-type="float" office:value="0.5891790736" calcext:value-type="float">
            <text:p>0.5891790736</text:p>
          </table:table-cell>
          <table:table-cell office:value-type="float" office:value="179.7887649438" calcext:value-type="float">
            <text:p>179.7887649438</text:p>
          </table:table-cell>
          <table:table-cell office:value-type="float" office:value="0.8899332506" calcext:value-type="float">
            <text:p>0.8899332506</text:p>
          </table:table-cell>
          <table:table-cell office:value-type="float" office:value="0.4560907909" calcext:value-type="float">
            <text:p>0.4560907909</text:p>
          </table:table-cell>
          <table:table-cell office:value-type="float" office:value="547.3507214797" calcext:value-type="float">
            <text:p>547.3507214797</text:p>
          </table:table-cell>
          <table:table-cell office:value-type="float" office:value="-1.5707963267949" calcext:value-type="float">
            <text:p>-1.5707963268</text:p>
          </table:table-cell>
          <table:table-cell office:value-type="float" office:value="5.79009532016473" calcext:value-type="float">
            <text:p>5.7900953202</text:p>
          </table:table-cell>
          <table:table-cell office:value-type="float" office:value="2.87117342330452" calcext:value-type="float">
            <text:p>2.8711734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.0833333333" calcext:value-type="float">
            <text:p>552.0833333333</text:p>
          </table:table-cell>
          <table:table-cell office:value-type="float" office:value="4" calcext:value-type="float">
            <text:p>4</text:p>
          </table:table-cell>
          <table:table-cell office:value-type="float" office:value="24.3091853108" calcext:value-type="float">
            <text:p>24.3091853108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187198235" calcext:value-type="float">
            <text:p>-99.9187198235</text:p>
          </table:table-cell>
          <table:table-cell office:value-type="float" office:value="11.2425257053" calcext:value-type="float">
            <text:p>11.2425257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1.6391415189" calcext:value-type="float">
            <text:p>401.6391415189</text:p>
          </table:table-cell>
          <table:table-cell office:value-type="float" office:value="0.7889192756" calcext:value-type="float">
            <text:p>0.7889192756</text:p>
          </table:table-cell>
          <table:table-cell office:value-type="float" office:value="81.5414005276" calcext:value-type="float">
            <text:p>81.5414005276</text:p>
          </table:table-cell>
          <table:table-cell office:value-type="float" office:value="0.9197781681" calcext:value-type="float">
            <text:p>0.9197781681</text:p>
          </table:table-cell>
          <table:table-cell office:value-type="float" office:value="-0.392438685" calcext:value-type="float">
            <text:p>-0.392438685</text:p>
          </table:table-cell>
          <table:table-cell office:value-type="float" office:value="908.3159099931" calcext:value-type="float">
            <text:p>908.3159099931</text:p>
          </table:table-cell>
          <table:table-cell office:value-type="float" office:value="3.03967428610892" calcext:value-type="float">
            <text:p>3.0396742861</text:p>
          </table:table-cell>
          <table:table-cell office:value-type="float" office:value="7.66635825000913" calcext:value-type="float">
            <text:p>7.66635825</text:p>
          </table:table-cell>
          <table:table-cell office:value-type="float" office:value="2.38630001695143" calcext:value-type="float">
            <text:p>2.38630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275" calcext:value-type="float">
            <text:p>430.275</text:p>
          </table:table-cell>
          <table:table-cell office:value-type="float" office:value="1" calcext:value-type="float">
            <text:p>1</text:p>
          </table:table-cell>
          <table:table-cell office:value-type="float" office:value="24.2185872814" calcext:value-type="float">
            <text:p>24.2185872814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19022747" calcext:value-type="float">
            <text:p>-99.919022747</text:p>
          </table:table-cell>
          <table:table-cell office:value-type="float" office:value="0.2017448684" calcext:value-type="float">
            <text:p>0.2017448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9.9663783358" calcext:value-type="float">
            <text:p>579.9663783358</text:p>
          </table:table-cell>
          <table:table-cell office:value-type="float" office:value="0.2884840534" calcext:value-type="float">
            <text:p>0.2884840534</text:p>
          </table:table-cell>
          <table:table-cell office:value-type="float" office:value="447.1465084287" calcext:value-type="float">
            <text:p>447.1465084287</text:p>
          </table:table-cell>
          <table:table-cell office:value-type="float" office:value="0.9974359446" calcext:value-type="float">
            <text:p>0.9974359446</text:p>
          </table:table-cell>
          <table:table-cell office:value-type="float" office:value="-0.0715649108" calcext:value-type="float">
            <text:p>-0.0715649108</text:p>
          </table:table-cell>
          <table:table-cell office:value-type="float" office:value="708.844190182" calcext:value-type="float">
            <text:p>708.844190182</text:p>
          </table:table-cell>
          <table:table-cell office:value-type="float" office:value="11.852279915747" calcext:value-type="float">
            <text:p>11.8522799157</text:p>
          </table:table-cell>
          <table:table-cell office:value-type="float" office:value="13.9906644609586" calcext:value-type="float">
            <text:p>13.990664461</text:p>
          </table:table-cell>
          <table:table-cell office:value-type="float" office:value="5.38245044422742" calcext:value-type="float">
            <text:p>5.3824504442</text:p>
          </table:table-cell>
          <table:table-cell office:value-type="float" office:value="354.422095091" calcext:value-type="float">
            <text:p>354.422095091</text:p>
          </table:table-cell>
          <table:table-cell office:value-type="float" office:value="2" calcext:value-type="float">
            <text:p>2</text:p>
          </table:table-cell>
          <table:table-cell office:value-type="float" office:value="438.4945054945" calcext:value-type="float">
            <text:p>438.49450549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28.4710812834" calcext:value-type="float">
            <text:p>28.4710812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2.4773958604" calcext:value-type="float">
            <text:p>182.4773958604</text:p>
          </table:table-cell>
          <table:table-cell office:value-type="float" office:value="1.0360158645" calcext:value-type="float">
            <text:p>1.0360158645</text:p>
          </table:table-cell>
          <table:table-cell office:value-type="float" office:value="82.8613299435" calcext:value-type="float">
            <text:p>82.8613299435</text:p>
          </table:table-cell>
          <table:table-cell office:value-type="float" office:value="0.3017088914" calcext:value-type="float">
            <text:p>0.3017088914</text:p>
          </table:table-cell>
          <table:table-cell office:value-type="float" office:value="0.9534000969" calcext:value-type="float">
            <text:p>0.9534000969</text:p>
          </table:table-cell>
          <table:table-cell office:value-type="float" office:value="629.6895109938" calcext:value-type="float">
            <text:p>629.6895109938</text:p>
          </table:table-cell>
          <table:table-cell office:value-type="float" office:value="12.3371386810822" calcext:value-type="float">
            <text:p>12.3371386811</text:p>
          </table:table-cell>
          <table:table-cell office:value-type="float" office:value="20.972334402452" calcext:value-type="float">
            <text:p>20.9723344025</text:p>
          </table:table-cell>
          <table:table-cell office:value-type="float" office:value="13.3044018299656" calcext:value-type="float">
            <text:p>13.30440183</text:p>
          </table:table-cell>
          <table:table-cell office:value-type="float" office:value="629.6895109938" calcext:value-type="float">
            <text:p>629.6895109938</text:p>
          </table:table-cell>
          <table:table-cell office:value-type="float" office:value="1" calcext:value-type="float">
            <text:p>1</text:p>
          </table:table-cell>
          <table:table-cell office:value-type="float" office:value="586.9259259259" calcext:value-type="float">
            <text:p>586.9259259259</text:p>
          </table:table-cell>
          <table:table-cell office:value-type="float" office:value="1" calcext:value-type="float">
            <text:p>1</text:p>
          </table:table-cell>
          <table:table-cell office:value-type="float" office:value="912.2548073404" calcext:value-type="float">
            <text:p>912.2548073404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6.949785408" calcext:value-type="float">
            <text:p>-96.949785408</text:p>
          </table:table-cell>
          <table:table-cell office:value-type="float" office:value="14.3593365444" calcext:value-type="float">
            <text:p>14.3593365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.93180497" calcext:value-type="float">
            <text:p>175.93180497</text:p>
          </table:table-cell>
          <table:table-cell office:value-type="float" office:value="0.7049271521" calcext:value-type="float">
            <text:p>0.7049271521</text:p>
          </table:table-cell>
          <table:table-cell office:value-type="float" office:value="126.0634760746" calcext:value-type="float">
            <text:p>126.0634760746</text:p>
          </table:table-cell>
          <table:table-cell office:value-type="float" office:value="0.6663309835" calcext:value-type="float">
            <text:p>0.6663309835</text:p>
          </table:table-cell>
          <table:table-cell office:value-type="float" office:value="0.7456561006" calcext:value-type="float">
            <text:p>0.7456561006</text:p>
          </table:table-cell>
          <table:table-cell office:value-type="float" office:value="292.9756718128" calcext:value-type="float">
            <text:p>292.9756718128</text:p>
          </table:table-cell>
          <table:table-cell office:value-type="float" office:value="2.43186201968028" calcext:value-type="float">
            <text:p>2.4318620197</text:p>
          </table:table-cell>
          <table:table-cell office:value-type="float" office:value="3.94617845836198" calcext:value-type="float">
            <text:p>3.9461784584</text:p>
          </table:table-cell>
          <table:table-cell office:value-type="float" office:value="2.14489125791918" calcext:value-type="float">
            <text:p>2.1448912579</text:p>
          </table:table-cell>
          <table:table-cell office:value-type="float" office:value="292.9756718128" calcext:value-type="float">
            <text:p>292.9756718128</text:p>
          </table:table-cell>
          <table:table-cell office:value-type="float" office:value="1" calcext:value-type="float">
            <text:p>1</text:p>
          </table:table-cell>
          <table:table-cell office:value-type="float" office:value="459.5833333333" calcext:value-type="float">
            <text:p>459.5833333333</text:p>
          </table:table-cell>
          <table:table-cell office:value-type="float" office:value="3" calcext:value-type="float">
            <text:p>3</text:p>
          </table:table-cell>
          <table:table-cell office:value-type="float" office:value="1210.9392513765" calcext:value-type="float">
            <text:p>1210.939251376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5.9511042914" calcext:value-type="float">
            <text:p>-95.9511042914</text:p>
          </table:table-cell>
          <table:table-cell office:value-type="float" office:value="4.6106493205" calcext:value-type="float">
            <text:p>4.6106493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float" office:value="0.9922778767" calcext:value-type="float">
            <text:p>0.9922778767</text:p>
          </table:table-cell>
          <table:table-cell office:value-type="float" office:value="-0.1240347346" calcext:value-type="float">
            <text:p>-0.1240347346</text:p>
          </table:table-cell>
          <table:table-cell office:value-type="float" office:value="169.0088755066" calcext:value-type="float">
            <text:p>169.0088755066</text:p>
          </table:table-cell>
          <table:table-cell office:value-type="float" office:value="0.6932231258" calcext:value-type="float">
            <text:p>0.6932231258</text:p>
          </table:table-cell>
          <table:table-cell office:value-type="float" office:value="137.9311422413" calcext:value-type="float">
            <text:p>137.9311422413</text:p>
          </table:table-cell>
          <table:table-cell office:value-type="float" office:value="0.7249994336" calcext:value-type="float">
            <text:p>0.7249994336</text:p>
          </table:table-cell>
          <table:table-cell office:value-type="float" office:value="0.6887494619" calcext:value-type="float">
            <text:p>0.6887494619</text:p>
          </table:table-cell>
          <table:table-cell office:value-type="float" office:value="318.2809759469" calcext:value-type="float">
            <text:p>318.2809759469</text:p>
          </table:table-cell>
          <table:table-cell office:value-type="float" office:value="2.55359005004223" calcext:value-type="float">
            <text:p>2.55359005</text:p>
          </table:table-cell>
          <table:table-cell office:value-type="float" office:value="8.92668424007637" calcext:value-type="float">
            <text:p>8.9266842401</text:p>
          </table:table-cell>
          <table:table-cell office:value-type="float" office:value="6.11626988980954" calcext:value-type="float">
            <text:p>6.1162698898</text:p>
          </table:table-cell>
          <table:table-cell office:value-type="float" office:value="318.2809759469" calcext:value-type="float">
            <text:p>318.2809759469</text:p>
          </table:table-cell>
          <table:table-cell office:value-type="float" office:value="1" calcext:value-type="float">
            <text:p>1</text:p>
          </table:table-cell>
          <table:table-cell office:value-type="float" office:value="526.35" calcext:value-type="float">
            <text:p>526.35</text:p>
          </table:table-cell>
          <table:table-cell office:value-type="float" office:value="3" calcext:value-type="float">
            <text:p>3</text:p>
          </table:table-cell>
          <table:table-cell office:value-type="float" office:value="691.9899592087" calcext:value-type="float">
            <text:p>691.9899592087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7.6862628137" calcext:value-type="float">
            <text:p>-97.6862628137</text:p>
          </table:table-cell>
          <table:table-cell office:value-type="float" office:value="5.2812406308" calcext:value-type="float">
            <text:p>5.2812406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qua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.740630392" calcext:value-type="float">
            <text:p>136.740630392</text:p>
          </table:table-cell>
          <table:table-cell office:value-type="float" office:value="0.5981442437" calcext:value-type="float">
            <text:p>0.5981442437</text:p>
          </table:table-cell>
          <table:table-cell office:value-type="float" office:value="123.4220401711" calcext:value-type="float">
            <text:p>123.4220401711</text:p>
          </table:table-cell>
          <table:table-cell office:value-type="float" office:value="0.8345349004" calcext:value-type="float">
            <text:p>0.8345349004</text:p>
          </table:table-cell>
          <table:table-cell office:value-type="float" office:value="0.5509550799" calcext:value-type="float">
            <text:p>0.5509550799</text:p>
          </table:table-cell>
          <table:table-cell office:value-type="float" office:value="224.1692162511" calcext:value-type="float">
            <text:p>224.1692162511</text:p>
          </table:table-cell>
          <table:table-cell office:value-type="float" office:value="3.92699081698724" calcext:value-type="float">
            <text:p>3.926990817</text:p>
          </table:table-cell>
          <table:table-cell office:value-type="float" office:value="5.31418767478982" calcext:value-type="float">
            <text:p>5.3141876748</text:p>
          </table:table-cell>
          <table:table-cell office:value-type="float" office:value="3.43442769042337" calcext:value-type="float">
            <text:p>3.4344276904</text:p>
          </table:table-cell>
          <table:table-cell office:value-type="float" office:value="224.1692162511" calcext:value-type="float">
            <text:p>224.1692162511</text:p>
          </table:table-cell>
          <table:table-cell office:value-type="float" office:value="1" calcext:value-type="float">
            <text:p>1</text:p>
          </table:table-cell>
          <table:table-cell office:value-type="float" office:value="504.1176470588" calcext:value-type="float">
            <text:p>504.11764705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0.7288592959" calcext:value-type="float">
            <text:p>10.728859295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6.94213153" calcext:value-type="float">
            <text:p>336.94213153</text:p>
          </table:table-cell>
          <table:table-cell office:value-type="float" office:value="0.8315837831" calcext:value-type="float">
            <text:p>0.8315837831</text:p>
          </table:table-cell>
          <table:table-cell office:value-type="float" office:value="21.1896201004" calcext:value-type="float">
            <text:p>21.1896201004</text:p>
          </table:table-cell>
          <table:table-cell office:value-type="float" office:value="0.3303504247" calcext:value-type="float">
            <text:p>0.3303504247</text:p>
          </table:table-cell>
          <table:table-cell office:value-type="float" office:value="0.9438583564" calcext:value-type="float">
            <text:p>0.9438583564</text:p>
          </table:table-cell>
          <table:table-cell office:value-type="float" office:value="876.7624635392" calcext:value-type="float">
            <text:p>876.7624635392</text:p>
          </table:table-cell>
          <table:table-cell office:value-type="float" office:value="1.18018928309721" calcext:value-type="float">
            <text:p>1.1801892831</text:p>
          </table:table-cell>
          <table:table-cell office:value-type="float" office:value="11.9072767693538" calcext:value-type="float">
            <text:p>11.9072767694</text:p>
          </table:table-cell>
          <table:table-cell office:value-type="float" office:value="7.62243320218231" calcext:value-type="float">
            <text:p>7.6224332022</text:p>
          </table:table-cell>
          <table:table-cell office:value-type="float" office:value="876.7624635392" calcext:value-type="float">
            <text:p>876.7624635392</text:p>
          </table:table-cell>
          <table:table-cell office:value-type="float" office:value="1" calcext:value-type="float">
            <text:p>1</text:p>
          </table:table-cell>
          <table:table-cell office:value-type="float" office:value="543.3069306931" calcext:value-type="float">
            <text:p>543.3069306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2.6462410832" calcext:value-type="float">
            <text:p>2.646241083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.4923206178" calcext:value-type="float">
            <text:p>146.4923206178</text:p>
          </table:table-cell>
          <table:table-cell office:value-type="float" office:value="0.6790053087" calcext:value-type="float">
            <text:p>0.6790053087</text:p>
          </table:table-cell>
          <table:table-cell office:value-type="float" office:value="133.2553938871" calcext:value-type="float">
            <text:p>133.2553938871</text:p>
          </table:table-cell>
          <table:table-cell office:value-type="float" office:value="0.855500079" calcext:value-type="float">
            <text:p>0.855500079</text:p>
          </table:table-cell>
          <table:table-cell office:value-type="float" office:value="0.5178026794" calcext:value-type="float">
            <text:p>0.5178026794</text:p>
          </table:table-cell>
          <table:table-cell office:value-type="float" office:value="214.7103796802" calcext:value-type="float">
            <text:p>214.7103796802</text:p>
          </table:table-cell>
          <table:table-cell office:value-type="float" office:value="1.27343118157097" calcext:value-type="float">
            <text:p>1.2734311816</text:p>
          </table:table-cell>
          <table:table-cell office:value-type="float" office:value="4.41942275397375" calcext:value-type="float">
            <text:p>4.419422754</text:p>
          </table:table-cell>
          <table:table-cell office:value-type="float" office:value="3.77310885430889" calcext:value-type="float">
            <text:p>3.7731088543</text:p>
          </table:table-cell>
          <table:table-cell office:value-type="float" office:value="214.7103796802" calcext:value-type="float">
            <text:p>214.7103796802</text:p>
          </table:table-cell>
          <table:table-cell office:value-type="float" office:value="1" calcext:value-type="float">
            <text:p>1</text:p>
          </table:table-cell>
          <table:table-cell office:value-type="float" office:value="537.7222222222" calcext:value-type="float">
            <text:p>537.7222222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6.0958615445" calcext:value-type="float">
            <text:p>6.095861544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0" calcext:value-type="float">
            <text:p>110</text:p>
          </table:table-cell>
          <table:table-cell office:value-type="float" office:value="0.927295218" calcext:value-type="float">
            <text:p>0.927295218</text:p>
          </table:table-cell>
          <table:table-cell office:value-type="float" office:value="44.5533388199" calcext:value-type="float">
            <text:p>44.5533388199</text:p>
          </table:table-cell>
          <table:table-cell office:value-type="float" office:value="0.6957952158" calcext:value-type="float">
            <text:p>0.6957952158</text:p>
          </table:table-cell>
          <table:table-cell office:value-type="float" office:value="0.7182402228" calcext:value-type="float">
            <text:p>0.7182402228</text:p>
          </table:table-cell>
          <table:table-cell office:value-type="float" office:value="360.9364398328" calcext:value-type="float">
            <text:p>360.9364398328</text:p>
          </table:table-cell>
          <table:table-cell office:value-type="float" office:value="13.3517687777566" calcext:value-type="float">
            <text:p>13.3517687778</text:p>
          </table:table-cell>
          <table:table-cell office:value-type="float" office:value="17.3932611026023" calcext:value-type="float">
            <text:p>17.3932611026</text:p>
          </table:table-cell>
          <table:table-cell office:value-type="float" office:value="9.29547807056119" calcext:value-type="float">
            <text:p>9.295478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.6847826087" calcext:value-type="float">
            <text:p>540.6847826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8.1301023541" calcext:value-type="float">
            <text:p>8.130102354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.1135777277" calcext:value-type="float">
            <text:p>110.1135777277</text:p>
          </table:table-cell>
          <table:table-cell office:value-type="float" office:value="0.6889243882" calcext:value-type="float">
            <text:p>0.6889243882</text:p>
          </table:table-cell>
          <table:table-cell office:value-type="float" office:value="92.0217365626" calcext:value-type="float">
            <text:p>92.0217365626</text:p>
          </table:table-cell>
          <table:table-cell office:value-type="float" office:value="0.7389558439" calcext:value-type="float">
            <text:p>0.7389558439</text:p>
          </table:table-cell>
          <table:table-cell office:value-type="float" office:value="0.6737538577" calcext:value-type="float">
            <text:p>0.6737538577</text:p>
          </table:table-cell>
          <table:table-cell office:value-type="float" office:value="208.5044841438" calcext:value-type="float">
            <text:p>208.5044841438</text:p>
          </table:table-cell>
          <table:table-cell office:value-type="float" office:value="1.89254688119154" calcext:value-type="float">
            <text:p>1.8925468812</text:p>
          </table:table-cell>
          <table:table-cell office:value-type="float" office:value="8.98676337696966" calcext:value-type="float">
            <text:p>8.986763377</text:p>
          </table:table-cell>
          <table:table-cell office:value-type="float" office:value="7.1670514946564" calcext:value-type="float">
            <text:p>7.1670514947</text:p>
          </table:table-cell>
          <table:table-cell office:value-type="float" office:value="208.5044841438" calcext:value-type="float">
            <text:p>208.5044841438</text:p>
          </table:table-cell>
          <table:table-cell office:value-type="float" office:value="1" calcext:value-type="float">
            <text:p>1</text:p>
          </table:table-cell>
          <table:table-cell office:value-type="float" office:value="505.96" calcext:value-type="float">
            <text:p>505.96</text:p>
          </table:table-cell>
          <table:table-cell office:value-type="float" office:value="3" calcext:value-type="float">
            <text:p>3</text:p>
          </table:table-cell>
          <table:table-cell office:value-type="float" office:value="256.5594235779" calcext:value-type="float">
            <text:p>256.5594235779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1421680749" calcext:value-type="float">
            <text:p>-99.1421680749</text:p>
          </table:table-cell>
          <table:table-cell office:value-type="float" office:value="5.5275401525" calcext:value-type="float">
            <text:p>5.5275401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0.0623782862" calcext:value-type="float">
            <text:p>0.0623782862</text:p>
          </table:table-cell>
          <table:table-cell office:value-type="float" office:value="0.9980525785" calcext:value-type="float">
            <text:p>0.9980525785</text:p>
          </table:table-cell>
          <table:table-cell office:value-type="float" office:value="168.0476123008" calcext:value-type="float">
            <text:p>168.0476123008</text:p>
          </table:table-cell>
          <table:table-cell office:value-type="float" office:value="0.9034901918" calcext:value-type="float">
            <text:p>0.9034901918</text:p>
          </table:table-cell>
          <table:table-cell office:value-type="float" office:value="6.0827625303" calcext:value-type="float">
            <text:p>6.0827625303</text:p>
          </table:table-cell>
          <table:table-cell office:value-type="float" office:value="-0.1643989873" calcext:value-type="float">
            <text:p>-0.1643989873</text:p>
          </table:table-cell>
          <table:table-cell office:value-type="float" office:value="0.9863939238" calcext:value-type="float">
            <text:p>0.9863939238</text:p>
          </table:table-cell>
          <table:table-cell office:value-type="float" office:value="418.560522449" calcext:value-type="float">
            <text:p>418.560522449</text:p>
          </table:table-cell>
          <table:table-cell office:value-type="float" office:value="3.3241525067207" calcext:value-type="float">
            <text:p>3.3241525067</text:p>
          </table:table-cell>
          <table:table-cell office:value-type="float" office:value="9.98332083971708" calcext:value-type="float">
            <text:p>9.9833208397</text:p>
          </table:table-cell>
          <table:table-cell office:value-type="float" office:value="8.86655352500848" calcext:value-type="float">
            <text:p>8.866553525</text:p>
          </table:table-cell>
          <table:table-cell office:value-type="float" office:value="418.560522449" calcext:value-type="float">
            <text:p>418.560522449</text:p>
          </table:table-cell>
          <table:table-cell office:value-type="float" office:value="1" calcext:value-type="float">
            <text:p>1</text:p>
          </table:table-cell>
          <table:table-cell office:value-type="float" office:value="571.9" calcext:value-type="float">
            <text:p>571.9</text:p>
          </table:table-cell>
          <table:table-cell office:value-type="float" office:value="2" calcext:value-type="float">
            <text:p>2</text:p>
          </table:table-cell>
          <table:table-cell office:value-type="float" office:value="4046.6545352162" calcext:value-type="float">
            <text:p>4046.6545352162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86.4696084769" calcext:value-type="float">
            <text:p>-86.4696084769</text:p>
          </table:table-cell>
          <table:table-cell office:value-type="float" office:value="6.7661748216" calcext:value-type="float">
            <text:p>6.7661748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9.7861557757" calcext:value-type="float">
            <text:p>109.7861557757</text:p>
          </table:table-cell>
          <table:table-cell office:value-type="float" office:value="0.8433975566" calcext:value-type="float">
            <text:p>0.8433975566</text:p>
          </table:table-cell>
          <table:table-cell office:value-type="float" office:value="40.4969134626" calcext:value-type="float">
            <text:p>40.4969134626</text:p>
          </table:table-cell>
          <table:table-cell office:value-type="float" office:value="0.9383431168" calcext:value-type="float">
            <text:p>0.9383431168</text:p>
          </table:table-cell>
          <table:table-cell office:value-type="float" office:value="0.3457053588" calcext:value-type="float">
            <text:p>0.3457053588</text:p>
          </table:table-cell>
          <table:table-cell office:value-type="float" office:value="375.5192141767" calcext:value-type="float">
            <text:p>375.5192141767</text:p>
          </table:table-cell>
          <table:table-cell office:value-type="float" office:value="13.4624259989305" calcext:value-type="float">
            <text:p>13.4624259989</text:p>
          </table:table-cell>
          <table:table-cell office:value-type="float" office:value="18.1081145217028" calcext:value-type="float">
            <text:p>18.1081145217</text:p>
          </table:table-cell>
          <table:table-cell office:value-type="float" office:value="8.1106485642851" calcext:value-type="float">
            <text:p>8.1106485643</text:p>
          </table:table-cell>
          <table:table-cell office:value-type="float" office:value="375.5192141767" calcext:value-type="float">
            <text:p>375.5192141767</text:p>
          </table:table-cell>
          <table:table-cell office:value-type="float" office:value="1" calcext:value-type="float">
            <text:p>1</text:p>
          </table:table-cell>
          <table:table-cell office:value-type="float" office:value="574.6818181818" calcext:value-type="float">
            <text:p>574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.3231204448" calcext:value-type="float">
            <text:p>3.3231204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6970934775" calcext:value-type="float">
            <text:p>118.6970934775</text:p>
          </table:table-cell>
          <table:table-cell office:value-type="float" office:value="0.6839512081" calcext:value-type="float">
            <text:p>0.6839512081</text:p>
          </table:table-cell>
          <table:table-cell office:value-type="float" office:value="102.859126965" calcext:value-type="float">
            <text:p>102.85912696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81.3297899763" calcext:value-type="float">
            <text:p>181.3297899763</text:p>
          </table:table-cell>
          <table:table-cell office:value-type="float" office:value="-1.66533453693773E-016" calcext:value-type="float">
            <text:p>-1.66533453693773E-16</text:p>
          </table:table-cell>
          <table:table-cell office:value-type="float" office:value="6.62293108592586" calcext:value-type="float">
            <text:p>6.6229310859</text:p>
          </table:table-cell>
          <table:table-cell office:value-type="float" office:value="6.18786545345865" calcext:value-type="float">
            <text:p>6.1878654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.303030303" calcext:value-type="float">
            <text:p>525.303030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5.812482383" calcext:value-type="float">
            <text:p>5.812482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.0104891258" calcext:value-type="float">
            <text:p>143.0104891258</text:p>
          </table:table-cell>
          <table:table-cell office:value-type="float" office:value="0.7359335948" calcext:value-type="float">
            <text:p>0.7359335948</text:p>
          </table:table-cell>
          <table:table-cell office:value-type="float" office:value="26.2488094968" calcext:value-type="float">
            <text:p>26.2488094968</text:p>
          </table:table-cell>
          <table:table-cell office:value-type="float" office:value="0.7619393178" calcext:value-type="float">
            <text:p>0.7619393178</text:p>
          </table:table-cell>
          <table:table-cell office:value-type="float" office:value="-0.6476484201" calcext:value-type="float">
            <text:p>-0.6476484201</text:p>
          </table:table-cell>
          <table:table-cell office:value-type="float" office:value="333.8163217718" calcext:value-type="float">
            <text:p>333.8163217718</text:p>
          </table:table-cell>
          <table:table-cell office:value-type="float" office:value="1.5707963267949" calcext:value-type="float">
            <text:p>1.5707963268</text:p>
          </table:table-cell>
          <table:table-cell office:value-type="float" office:value="11.5673657044821" calcext:value-type="float">
            <text:p>11.5673657045</text:p>
          </table:table-cell>
          <table:table-cell office:value-type="float" office:value="7.18545931793383" calcext:value-type="float">
            <text:p>7.1854593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.4864864865" calcext:value-type="float">
            <text:p>657.4864864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2.8341110161" calcext:value-type="float">
            <text:p>2.8341110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06.7941945988" calcext:value-type="float">
            <text:p>106.7941945988</text:p>
          </table:table-cell>
          <table:table-cell office:value-type="float" office:value="0.8052630996" calcext:value-type="float">
            <text:p>0.8052630996</text:p>
          </table:table-cell>
          <table:table-cell office:value-type="float" office:value="82.1340367935" calcext:value-type="float">
            <text:p>82.1340367935</text:p>
          </table:table-cell>
          <table:table-cell office:value-type="float" office:value="0.6696371218" calcext:value-type="float">
            <text:p>0.6696371218</text:p>
          </table:table-cell>
          <table:table-cell office:value-type="float" office:value="0.7426884442" calcext:value-type="float">
            <text:p>0.7426884442</text:p>
          </table:table-cell>
          <table:table-cell office:value-type="float" office:value="202.8307365089" calcext:value-type="float">
            <text:p>202.8307365089</text:p>
          </table:table-cell>
          <table:table-cell office:value-type="float" office:value="4.71238898038469" calcext:value-type="float">
            <text:p>4.7123889804</text:p>
          </table:table-cell>
          <table:table-cell office:value-type="float" office:value="8.91764336752978" calcext:value-type="float">
            <text:p>8.9176433675</text:p>
          </table:table-cell>
          <table:table-cell office:value-type="float" office:value="8.12132095754873" calcext:value-type="float">
            <text:p>8.1213209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.1960784314" calcext:value-type="float">
            <text:p>555.19607843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.1381770047" calcext:value-type="float">
            <text:p>1.1381770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0.9863939238" calcext:value-type="float">
            <text:p>0.9863939238</text:p>
          </table:table-cell>
          <table:table-cell office:value-type="float" office:value="0.1643989873" calcext:value-type="float">
            <text:p>0.1643989873</text:p>
          </table:table-cell>
          <table:table-cell office:value-type="float" office:value="157.1146078504" calcext:value-type="float">
            <text:p>157.1146078504</text:p>
          </table:table-cell>
          <table:table-cell office:value-type="float" office:value="0.6816990804" calcext:value-type="float">
            <text:p>0.6816990804</text:p>
          </table:table-cell>
          <table:table-cell office:value-type="float" office:value="103.7689741686" calcext:value-type="float">
            <text:p>103.7689741686</text:p>
          </table:table-cell>
          <table:table-cell office:value-type="float" office:value="0.8865848462" calcext:value-type="float">
            <text:p>0.8865848462</text:p>
          </table:table-cell>
          <table:table-cell office:value-type="float" office:value="0.4625660067" calcext:value-type="float">
            <text:p>0.4625660067</text:p>
          </table:table-cell>
          <table:table-cell office:value-type="float" office:value="268.8925292167" calcext:value-type="float">
            <text:p>268.8925292167</text:p>
          </table:table-cell>
          <table:table-cell office:value-type="float" office:value="-2.737507535589" calcext:value-type="float">
            <text:p>-2.7375075356</text:p>
          </table:table-cell>
          <table:table-cell office:value-type="float" office:value="7.46484142639409" calcext:value-type="float">
            <text:p>7.4648414264</text:p>
          </table:table-cell>
          <table:table-cell office:value-type="float" office:value="4.745997889021" calcext:value-type="float">
            <text:p>4.745997889</text:p>
          </table:table-cell>
          <table:table-cell office:value-type="float" office:value="268.8925292167" calcext:value-type="float">
            <text:p>268.8925292167</text:p>
          </table:table-cell>
          <table:table-cell office:value-type="float" office:value="1" calcext:value-type="float">
            <text:p>1</text:p>
          </table:table-cell>
          <table:table-cell office:value-type="float" office:value="525.914893617" calcext:value-type="float">
            <text:p>525.914893617</text:p>
          </table:table-cell>
          <table:table-cell office:value-type="float" office:value="3" calcext:value-type="float">
            <text:p>3</text:p>
          </table:table-cell>
          <table:table-cell office:value-type="float" office:value="417.2962548262" calcext:value-type="float">
            <text:p>417.2962548262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6047285085" calcext:value-type="float">
            <text:p>-98.6047285085</text:p>
          </table:table-cell>
          <table:table-cell office:value-type="float" office:value="5.9415197951" calcext:value-type="float">
            <text:p>5.9415197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1.5679559858" calcext:value-type="float">
            <text:p>211.5679559858</text:p>
          </table:table-cell>
          <table:table-cell office:value-type="float" office:value="0.7486254498" calcext:value-type="float">
            <text:p>0.7486254498</text:p>
          </table:table-cell>
          <table:table-cell office:value-type="float" office:value="25.9422435421" calcext:value-type="float">
            <text:p>25.9422435421</text:p>
          </table:table-cell>
          <table:table-cell office:value-type="float" office:value="0.8865848462" calcext:value-type="float">
            <text:p>0.8865848462</text:p>
          </table:table-cell>
          <table:table-cell office:value-type="float" office:value="0.4625660067" calcext:value-type="float">
            <text:p>0.4625660067</text:p>
          </table:table-cell>
          <table:table-cell office:value-type="float" office:value="543.0894785131" calcext:value-type="float">
            <text:p>543.0894785131</text:p>
          </table:table-cell>
          <table:table-cell office:value-type="float" office:value="3.71589748376449" calcext:value-type="float">
            <text:p>3.7158974838</text:p>
          </table:table-cell>
          <table:table-cell office:value-type="float" office:value="8.11287569673343" calcext:value-type="float">
            <text:p>8.1128756967</text:p>
          </table:table-cell>
          <table:table-cell office:value-type="float" office:value="4.36799962691547" calcext:value-type="float">
            <text:p>4.3679996269</text:p>
          </table:table-cell>
          <table:table-cell office:value-type="float" office:value="543.0894785131" calcext:value-type="float">
            <text:p>543.0894785131</text:p>
          </table:table-cell>
          <table:table-cell office:value-type="float" office:value="1" calcext:value-type="float">
            <text:p>1</text:p>
          </table:table-cell>
          <table:table-cell office:value-type="float" office:value="630.9534883721" calcext:value-type="float">
            <text:p>630.9534883721</text:p>
          </table:table-cell>
          <table:table-cell office:value-type="float" office:value="1" calcext:value-type="float">
            <text:p>1</text:p>
          </table:table-cell>
          <table:table-cell office:value-type="float" office:value="362.5749226099" calcext:value-type="float">
            <text:p>362.5749226099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78769472" calcext:value-type="float">
            <text:p>-98.78769472</text:p>
          </table:table-cell>
          <table:table-cell office:value-type="float" office:value="2.1069212904" calcext:value-type="float">
            <text:p>2.1069212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7459676802" calcext:value-type="float">
            <text:p>131.7459676802</text:p>
          </table:table-cell>
          <table:table-cell office:value-type="float" office:value="0.5964234571" calcext:value-type="float">
            <text:p>0.5964234571</text:p>
          </table:table-cell>
          <table:table-cell office:value-type="float" office:value="108.6324076876" calcext:value-type="float">
            <text:p>108.6324076876</text:p>
          </table:table-cell>
          <table:table-cell office:value-type="float" office:value="0.9297409691" calcext:value-type="float">
            <text:p>0.9297409691</text:p>
          </table:table-cell>
          <table:table-cell office:value-type="float" office:value="0.3682142452" calcext:value-type="float">
            <text:p>0.3682142452</text:p>
          </table:table-cell>
          <table:table-cell office:value-type="float" office:value="215.933433598" calcext:value-type="float">
            <text:p>215.933433598</text:p>
          </table:table-cell>
          <table:table-cell office:value-type="float" office:value="1.76819188664478" calcext:value-type="float">
            <text:p>1.7681918866</text:p>
          </table:table-cell>
          <table:table-cell office:value-type="float" office:value="5.08509714194713" calcext:value-type="float">
            <text:p>5.0850971419</text:p>
          </table:table-cell>
          <table:table-cell office:value-type="float" office:value="4.39647513141092" calcext:value-type="float">
            <text:p>4.396475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.1875" calcext:value-type="float">
            <text:p>593.1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10.8274531056" calcext:value-type="float">
            <text:p>10.8274531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.3753388842" calcext:value-type="float">
            <text:p>161.3753388842</text:p>
          </table:table-cell>
          <table:table-cell office:value-type="float" office:value="0.7415666057" calcext:value-type="float">
            <text:p>0.7415666057</text:p>
          </table:table-cell>
          <table:table-cell office:value-type="float" office:value="11.1803398875" calcext:value-type="float">
            <text:p>11.1803398875</text:p>
          </table:table-cell>
          <table:table-cell office:value-type="float" office:value="-0.1788854382" calcext:value-type="float">
            <text:p>-0.1788854382</text:p>
          </table:table-cell>
          <table:table-cell office:value-type="float" office:value="-0.9838699101" calcext:value-type="float">
            <text:p>-0.9838699101</text:p>
          </table:table-cell>
          <table:table-cell office:value-type="float" office:value="403.1947960082" calcext:value-type="float">
            <text:p>403.1947960082</text:p>
          </table:table-cell>
          <table:table-cell office:value-type="float" office:value="1.10714871779409" calcext:value-type="float">
            <text:p>1.1071487178</text:p>
          </table:table-cell>
          <table:table-cell office:value-type="float" office:value="7.60571691918875" calcext:value-type="float">
            <text:p>7.6057169192</text:p>
          </table:table-cell>
          <table:table-cell office:value-type="float" office:value="4.23137973913067" calcext:value-type="float">
            <text:p>4.2313797391</text:p>
          </table:table-cell>
          <table:table-cell office:value-type="float" office:value="403.1947960082" calcext:value-type="float">
            <text:p>403.1947960082</text:p>
          </table:table-cell>
          <table:table-cell office:value-type="float" office:value="1" calcext:value-type="float">
            <text:p>1</text:p>
          </table:table-cell>
          <table:table-cell office:value-type="float" office:value="684.5068493151" calcext:value-type="float">
            <text:p>684.5068493151</text:p>
          </table:table-cell>
          <table:table-cell office:value-type="float" office:value="1" calcext:value-type="float">
            <text:p>1</text:p>
          </table:table-cell>
          <table:table-cell office:value-type="float" office:value="96.57669182" calcext:value-type="float">
            <text:p>96.57669182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6770862348" calcext:value-type="float">
            <text:p>-99.6770862348</text:p>
          </table:table-cell>
          <table:table-cell office:value-type="float" office:value="2.5113632655" calcext:value-type="float">
            <text:p>2.5113632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5509355714" calcext:value-type="float">
            <text:p>105.5509355714</text:p>
          </table:table-cell>
          <table:table-cell office:value-type="float" office:value="0.7250687779" calcext:value-type="float">
            <text:p>0.7250687779</text:p>
          </table:table-cell>
          <table:table-cell office:value-type="float" office:value="92.9623579735" calcext:value-type="float">
            <text:p>92.9623579735</text:p>
          </table:table-cell>
          <table:table-cell office:value-type="float" office:value="0.8498063272" calcext:value-type="float">
            <text:p>0.8498063272</text:p>
          </table:table-cell>
          <table:table-cell office:value-type="float" office:value="0.5270950637" calcext:value-type="float">
            <text:p>0.5270950637</text:p>
          </table:table-cell>
          <table:table-cell office:value-type="float" office:value="167.3866443834" calcext:value-type="float">
            <text:p>167.3866443834</text:p>
          </table:table-cell>
          <table:table-cell office:value-type="float" office:value="-2.67794504458899" calcext:value-type="float">
            <text:p>-2.6779450446</text:p>
          </table:table-cell>
          <table:table-cell office:value-type="float" office:value="3.92190854806177" calcext:value-type="float">
            <text:p>3.9219085481</text:p>
          </table:table-cell>
          <table:table-cell office:value-type="float" office:value="1.87647620004444" calcext:value-type="float">
            <text:p>1.8764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.0909090909" calcext:value-type="float">
            <text:p>604.09090909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.4566191696" calcext:value-type="float">
            <text:p>3.4566191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2243629714" calcext:value-type="float">
            <text:p>118.2243629714</text:p>
          </table:table-cell>
          <table:table-cell office:value-type="float" office:value="0.6231993299" calcext:value-type="float">
            <text:p>0.6231993299</text:p>
          </table:table-cell>
          <table:table-cell office:value-type="float" office:value="99.0454441153" calcext:value-type="float">
            <text:p>99.0454441153</text:p>
          </table:table-cell>
          <table:table-cell office:value-type="float" office:value="0.8178064193" calcext:value-type="float">
            <text:p>0.8178064193</text:p>
          </table:table-cell>
          <table:table-cell office:value-type="float" office:value="0.5754934062" calcext:value-type="float">
            <text:p>0.5754934062</text:p>
          </table:table-cell>
          <table:table-cell office:value-type="float" office:value="226.4578780968" calcext:value-type="float">
            <text:p>226.4578780968</text:p>
          </table:table-cell>
          <table:table-cell office:value-type="float" office:value="2.35619449019235" calcext:value-type="float">
            <text:p>2.3561944902</text:p>
          </table:table-cell>
          <table:table-cell office:value-type="float" office:value="10.3356847397688" calcext:value-type="float">
            <text:p>10.3356847398</text:p>
          </table:table-cell>
          <table:table-cell office:value-type="float" office:value="8.9838182054674" calcext:value-type="float">
            <text:p>8.9838182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.0444444444" calcext:value-type="float">
            <text:p>560.0444444444</text:p>
          </table:table-cell>
          <table:table-cell office:value-type="float" office:value="3" calcext:value-type="float">
            <text:p>3</text:p>
          </table:table-cell>
          <table:table-cell office:value-type="float" office:value="3500.5376825881" calcext:value-type="float">
            <text:p>3500.537682588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88.295604437" calcext:value-type="float">
            <text:p>-88.295604437</text:p>
          </table:table-cell>
          <table:table-cell office:value-type="float" office:value="9.2933086013" calcext:value-type="float">
            <text:p>9.2933086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7.0824391947" calcext:value-type="float">
            <text:p>97.0824391947</text:p>
          </table:table-cell>
          <table:table-cell office:value-type="float" office:value="0.8509973352" calcext:value-type="float">
            <text:p>0.8509973352</text:p>
          </table:table-cell>
          <table:table-cell office:value-type="float" office:value="40.4598566483" calcext:value-type="float">
            <text:p>40.4598566483</text:p>
          </table:table-cell>
          <table:table-cell office:value-type="float" office:value="0.642612262" calcext:value-type="float">
            <text:p>0.642612262</text:p>
          </table:table-cell>
          <table:table-cell office:value-type="float" office:value="0.7661915431" calcext:value-type="float">
            <text:p>0.7661915431</text:p>
          </table:table-cell>
          <table:table-cell office:value-type="float" office:value="342.551355958" calcext:value-type="float">
            <text:p>342.551355958</text:p>
          </table:table-cell>
          <table:table-cell office:value-type="float" office:value="14.7251695447016" calcext:value-type="float">
            <text:p>14.7251695447</text:p>
          </table:table-cell>
          <table:table-cell office:value-type="float" office:value="17.9548641989672" calcext:value-type="float">
            <text:p>17.954864199</text:p>
          </table:table-cell>
          <table:table-cell office:value-type="float" office:value="7.35225261136212" calcext:value-type="float">
            <text:p>7.3522526114</text:p>
          </table:table-cell>
          <table:table-cell office:value-type="float" office:value="342.551355958" calcext:value-type="float">
            <text:p>342.551355958</text:p>
          </table:table-cell>
          <table:table-cell office:value-type="float" office:value="1" calcext:value-type="float">
            <text:p>1</text:p>
          </table:table-cell>
          <table:table-cell office:value-type="float" office:value="572.012195122" calcext:value-type="float">
            <text:p>572.012195122</text:p>
          </table:table-cell>
          <table:table-cell office:value-type="float" office:value="1" calcext:value-type="float">
            <text:p>1</text:p>
          </table:table-cell>
          <table:table-cell office:value-type="float" office:value="305.7449475647" calcext:value-type="float">
            <text:p>305.7449475647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9777113883" calcext:value-type="float">
            <text:p>-98.9777113883</text:p>
          </table:table-cell>
          <table:table-cell office:value-type="float" office:value="3.7585556838" calcext:value-type="float">
            <text:p>3.7585556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.4024729285" calcext:value-type="float">
            <text:p>129.4024729285</text:p>
          </table:table-cell>
          <table:table-cell office:value-type="float" office:value="0.7908625899" calcext:value-type="float">
            <text:p>0.7908625899</text:p>
          </table:table-cell>
          <table:table-cell office:value-type="float" office:value="120.28299963" calcext:value-type="float">
            <text:p>120.28299963</text:p>
          </table:table-cell>
          <table:table-cell office:value-type="float" office:value="0.7316079601" calcext:value-type="float">
            <text:p>0.7316079601</text:p>
          </table:table-cell>
          <table:table-cell office:value-type="float" office:value="0.6817255992" calcext:value-type="float">
            <text:p>0.6817255992</text:p>
          </table:table-cell>
          <table:table-cell office:value-type="float" office:value="196.1198536745" calcext:value-type="float">
            <text:p>196.1198536745</text:p>
          </table:table-cell>
          <table:table-cell office:value-type="float" office:value="-3.92062147636858" calcext:value-type="float">
            <text:p>-3.9206214764</text:p>
          </table:table-cell>
          <table:table-cell office:value-type="float" office:value="5.44765355963007" calcext:value-type="float">
            <text:p>5.4476535596</text:p>
          </table:table-cell>
          <table:table-cell office:value-type="float" office:value="3.26894087330971" calcext:value-type="float">
            <text:p>3.2689408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.8857142857" calcext:value-type="float">
            <text:p>558.8857142857</text:p>
          </table:table-cell>
          <table:table-cell office:value-type="float" office:value="2" calcext:value-type="float">
            <text:p>2</text:p>
          </table:table-cell>
          <table:table-cell office:value-type="float" office:value="11.3456638008" calcext:value-type="float">
            <text:p>11.3456638008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620646458" calcext:value-type="float">
            <text:p>-99.9620646458</text:p>
          </table:table-cell>
          <table:table-cell office:value-type="float" office:value="0.3130885761" calcext:value-type="float">
            <text:p>0.3130885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6467643956" calcext:value-type="float">
            <text:p>111.6467643956</text:p>
          </table:table-cell>
          <table:table-cell office:value-type="float" office:value="0.535811238" calcext:value-type="float">
            <text:p>0.535811238</text:p>
          </table:table-cell>
          <table:table-cell office:value-type="float" office:value="107.1867529128" calcext:value-type="float">
            <text:p>107.1867529128</text:p>
          </table:table-cell>
          <table:table-cell office:value-type="float" office:value="0.8583150203" calcext:value-type="float">
            <text:p>0.8583150203</text:p>
          </table:table-cell>
          <table:table-cell office:value-type="float" office:value="0.5131231099" calcext:value-type="float">
            <text:p>0.5131231099</text:p>
          </table:table-cell>
          <table:table-cell office:value-type="float" office:value="190.5061487784" calcext:value-type="float">
            <text:p>190.5061487784</text:p>
          </table:table-cell>
          <table:table-cell office:value-type="float" office:value="-3.92699081698724" calcext:value-type="float">
            <text:p>-3.926990817</text:p>
          </table:table-cell>
          <table:table-cell office:value-type="float" office:value="6.20874157799521" calcext:value-type="float">
            <text:p>6.208741578</text:p>
          </table:table-cell>
          <table:table-cell office:value-type="float" office:value="3.73397590678152" calcext:value-type="float">
            <text:p>3.7339759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.5757575758" calcext:value-type="float">
            <text:p>568.5757575758</text:p>
          </table:table-cell>
          <table:table-cell office:value-type="float" office:value="2" calcext:value-type="float">
            <text:p>2</text:p>
          </table:table-cell>
          <table:table-cell office:value-type="float" office:value="1150.6229933135" calcext:value-type="float">
            <text:p>1150.622993313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6.1527776934" calcext:value-type="float">
            <text:p>-96.1527776934</text:p>
          </table:table-cell>
          <table:table-cell office:value-type="float" office:value="14.3002774469" calcext:value-type="float">
            <text:p>14.30027744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7.8007421125" calcext:value-type="float">
            <text:p>107.8007421125</text:p>
          </table:table-cell>
          <table:table-cell office:value-type="float" office:value="0.9235846599" calcext:value-type="float">
            <text:p>0.9235846599</text:p>
          </table:table-cell>
          <table:table-cell office:value-type="float" office:value="43.8406204336" calcext:value-type="float">
            <text:p>43.8406204336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344.0281948579" calcext:value-type="float">
            <text:p>344.0281948579</text:p>
          </table:table-cell>
          <table:table-cell office:value-type="float" office:value="12.2446200599625" calcext:value-type="float">
            <text:p>12.24462006</text:p>
          </table:table-cell>
          <table:table-cell office:value-type="float" office:value="19.588428070869" calcext:value-type="float">
            <text:p>19.5884280709</text:p>
          </table:table-cell>
          <table:table-cell office:value-type="float" office:value="10.3243454356294" calcext:value-type="float">
            <text:p>10.3243454356</text:p>
          </table:table-cell>
          <table:table-cell office:value-type="float" office:value="344.0281948579" calcext:value-type="float">
            <text:p>344.0281948579</text:p>
          </table:table-cell>
          <table:table-cell office:value-type="float" office:value="1" calcext:value-type="float">
            <text:p>1</text:p>
          </table:table-cell>
          <table:table-cell office:value-type="float" office:value="577.9784946237" calcext:value-type="float">
            <text:p>577.9784946237</text:p>
          </table:table-cell>
          <table:table-cell office:value-type="float" office:value="1" calcext:value-type="float">
            <text:p>1</text:p>
          </table:table-cell>
          <table:table-cell office:value-type="float" office:value="-80.6378321106" calcext:value-type="float">
            <text:p>-80.6378321106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.269620604" calcext:value-type="float">
            <text:p>-100.269620604</text:p>
          </table:table-cell>
          <table:table-cell office:value-type="float" office:value="7.9175030353" calcext:value-type="float">
            <text:p>7.9175030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148.2228052629" calcext:value-type="float">
            <text:p>148.2228052629</text:p>
          </table:table-cell>
          <table:table-cell office:value-type="float" office:value="0.9097531579" calcext:value-type="float">
            <text:p>0.9097531579</text:p>
          </table:table-cell>
          <table:table-cell office:value-type="float" office:value="75.2728370662" calcext:value-type="float">
            <text:p>75.2728370662</text:p>
          </table:table-cell>
          <table:table-cell office:value-type="float" office:value="0.3321251194" calcext:value-type="float">
            <text:p>0.3321251194</text:p>
          </table:table-cell>
          <table:table-cell office:value-type="float" office:value="0.9432353392" calcext:value-type="float">
            <text:p>0.9432353392</text:p>
          </table:table-cell>
          <table:table-cell office:value-type="float" office:value="438.3569624141" calcext:value-type="float">
            <text:p>438.3569624141</text:p>
          </table:table-cell>
          <table:table-cell office:value-type="float" office:value="12.1027230053584" calcext:value-type="float">
            <text:p>12.1027230054</text:p>
          </table:table-cell>
          <table:table-cell office:value-type="float" office:value="16.2055210586355" calcext:value-type="float">
            <text:p>16.2055210586</text:p>
          </table:table-cell>
          <table:table-cell office:value-type="float" office:value="5.820519791819" calcext:value-type="float">
            <text:p>5.8205197918</text:p>
          </table:table-cell>
          <table:table-cell office:value-type="float" office:value="438.3569624141" calcext:value-type="float">
            <text:p>438.3569624141</text:p>
          </table:table-cell>
          <table:table-cell office:value-type="float" office:value="1" calcext:value-type="float">
            <text:p>1</text:p>
          </table:table-cell>
          <table:table-cell office:value-type="float" office:value="591.3020833333" calcext:value-type="float">
            <text:p>591.3020833333</text:p>
          </table:table-cell>
          <table:table-cell office:value-type="float" office:value="1" calcext:value-type="float">
            <text:p>1</text:p>
          </table:table-cell>
          <table:table-cell office:value-type="float" office:value="462.9272184635" calcext:value-type="float">
            <text:p>462.927218463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4521568476" calcext:value-type="float">
            <text:p>-98.4521568476</text:p>
          </table:table-cell>
          <table:table-cell office:value-type="float" office:value="7.1250163464" calcext:value-type="float">
            <text:p>7.1250163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.6443206981" calcext:value-type="float">
            <text:p>151.6443206981</text:p>
          </table:table-cell>
          <table:table-cell office:value-type="float" office:value="0.7200706938" calcext:value-type="float">
            <text:p>0.7200706938</text:p>
          </table:table-cell>
          <table:table-cell office:value-type="float" office:value="2.2360679775" calcext:value-type="float">
            <text:p>2.2360679775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385.6432506003" calcext:value-type="float">
            <text:p>385.6432506003</text:p>
          </table:table-cell>
          <table:table-cell office:value-type="float" office:value="2.49809154479651" calcext:value-type="float">
            <text:p>2.4980915448</text:p>
          </table:table-cell>
          <table:table-cell office:value-type="float" office:value="9.07921996514406" calcext:value-type="float">
            <text:p>9.0792199651</text:p>
          </table:table-cell>
          <table:table-cell office:value-type="float" office:value="3.59642340051822" calcext:value-type="float">
            <text:p>3.5964234005</text:p>
          </table:table-cell>
          <table:table-cell office:value-type="float" office:value="385.6432506003" calcext:value-type="float">
            <text:p>385.6432506003</text:p>
          </table:table-cell>
          <table:table-cell office:value-type="float" office:value="1" calcext:value-type="float">
            <text:p>1</text:p>
          </table:table-cell>
          <table:table-cell office:value-type="float" office:value="680.64" calcext:value-type="float">
            <text:p>680.64</text:p>
          </table:table-cell>
          <table:table-cell office:value-type="float" office:value="1" calcext:value-type="float">
            <text:p>1</text:p>
          </table:table-cell>
          <table:table-cell office:value-type="float" office:value="-190.6566318669" calcext:value-type="float">
            <text:p>-190.6566318669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.6374793927" calcext:value-type="float">
            <text:p>-100.6374793927</text:p>
          </table:table-cell>
          <table:table-cell office:value-type="float" office:value="3.7429882942" calcext:value-type="float">
            <text:p>3.74298829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.6099462747" calcext:value-type="float">
            <text:p>112.6099462747</text:p>
          </table:table-cell>
          <table:table-cell office:value-type="float" office:value="0.7288547265" calcext:value-type="float">
            <text:p>0.7288547265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212.5550940899" calcext:value-type="float">
            <text:p>212.5550940899</text:p>
          </table:table-cell>
          <table:table-cell office:value-type="float" office:value="1.24904577239825" calcext:value-type="float">
            <text:p>1.2490457724</text:p>
          </table:table-cell>
          <table:table-cell office:value-type="float" office:value="7.91400682307795" calcext:value-type="float">
            <text:p>7.9140068231</text:p>
          </table:table-cell>
          <table:table-cell office:value-type="float" office:value="3.70125165697937" calcext:value-type="float">
            <text:p>3.701251657</text:p>
          </table:table-cell>
          <table:table-cell office:value-type="float" office:value="212.5550940899" calcext:value-type="float">
            <text:p>212.5550940899</text:p>
          </table:table-cell>
          <table:table-cell office:value-type="float" office:value="1" calcext:value-type="float">
            <text:p>1</text:p>
          </table:table-cell>
          <table:table-cell office:value-type="float" office:value="552.2553191489" calcext:value-type="float">
            <text:p>552.25531914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3.2397002934" calcext:value-type="float">
            <text:p>3.23970029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39.8070098386" calcext:value-type="float">
            <text:p>139.8070098386</text:p>
          </table:table-cell>
          <table:table-cell office:value-type="float" office:value="0.6535150802" calcext:value-type="float">
            <text:p>0.6535150802</text:p>
          </table:table-cell>
          <table:table-cell office:value-type="float" office:value="92.0054346221" calcext:value-type="float">
            <text:p>92.0054346221</text:p>
          </table:table-cell>
          <table:table-cell office:value-type="float" office:value="0.7934313913" calcext:value-type="float">
            <text:p>0.7934313913</text:p>
          </table:table-cell>
          <table:table-cell office:value-type="float" office:value="0.6086596974" calcext:value-type="float">
            <text:p>0.6086596974</text:p>
          </table:table-cell>
          <table:table-cell office:value-type="float" office:value="263.9960235785" calcext:value-type="float">
            <text:p>263.9960235785</text:p>
          </table:table-cell>
          <table:table-cell office:value-type="float" office:value="4.29731424669002" calcext:value-type="float">
            <text:p>4.2973142467</text:p>
          </table:table-cell>
          <table:table-cell office:value-type="float" office:value="7.19604365754157" calcext:value-type="float">
            <text:p>7.1960436575</text:p>
          </table:table-cell>
          <table:table-cell office:value-type="float" office:value="5.37289465374207" calcext:value-type="float">
            <text:p>5.3728946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.12" calcext:value-type="float">
            <text:p>555.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7.5563440564" calcext:value-type="float">
            <text:p>7.5563440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.2744588652" calcext:value-type="float">
            <text:p>162.2744588652</text:p>
          </table:table-cell>
          <table:table-cell office:value-type="float" office:value="0.7199894194" calcext:value-type="float">
            <text:p>0.7199894194</text:p>
          </table:table-cell>
          <table:table-cell office:value-type="float" office:value="116.27553483" calcext:value-type="float">
            <text:p>116.27553483</text:p>
          </table:table-cell>
          <table:table-cell office:value-type="float" office:value="0.7568230078" calcext:value-type="float">
            <text:p>0.7568230078</text:p>
          </table:table-cell>
          <table:table-cell office:value-type="float" office:value="0.6536198703" calcext:value-type="float">
            <text:p>0.6536198703</text:p>
          </table:table-cell>
          <table:table-cell office:value-type="float" office:value="301.3165977212" calcext:value-type="float">
            <text:p>301.3165977212</text:p>
          </table:table-cell>
          <table:table-cell office:value-type="float" office:value="3.33066907387547E-016" calcext:value-type="float">
            <text:p>3.33066907387547E-16</text:p>
          </table:table-cell>
          <table:table-cell office:value-type="float" office:value="7.50164514165578" calcext:value-type="float">
            <text:p>7.5016451417</text:p>
          </table:table-cell>
          <table:table-cell office:value-type="float" office:value="6.87287370092094" calcext:value-type="float">
            <text:p>6.8728737009</text:p>
          </table:table-cell>
          <table:table-cell office:value-type="float" office:value="301.3165977212" calcext:value-type="float">
            <text:p>301.3165977212</text:p>
          </table:table-cell>
          <table:table-cell office:value-type="float" office:value="1" calcext:value-type="float">
            <text:p>1</text:p>
          </table:table-cell>
          <table:table-cell office:value-type="float" office:value="529.1458333333" calcext:value-type="float">
            <text:p>529.1458333333</text:p>
          </table:table-cell>
          <table:table-cell office:value-type="float" office:value="3" calcext:value-type="float">
            <text:p>3</text:p>
          </table:table-cell>
          <table:table-cell office:value-type="float" office:value="20.4076350617" calcext:value-type="float">
            <text:p>20.4076350617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317650444" calcext:value-type="float">
            <text:p>-99.9317650444</text:p>
          </table:table-cell>
          <table:table-cell office:value-type="float" office:value="3.7476449743" calcext:value-type="float">
            <text:p>3.7476449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.4016460836" calcext:value-type="float">
            <text:p>194.4016460836</text:p>
          </table:table-cell>
          <table:table-cell office:value-type="float" office:value="0.6393859057" calcext:value-type="float">
            <text:p>0.6393859057</text:p>
          </table:table-cell>
          <table:table-cell office:value-type="float" office:value="126.1942946412" calcext:value-type="float">
            <text:p>126.1942946412</text:p>
          </table:table-cell>
          <table:table-cell office:value-type="float" office:value="0.8320502943" calcext:value-type="float">
            <text:p>0.8320502943</text:p>
          </table:table-cell>
          <table:table-cell office:value-type="float" office:value="0.5547001962" calcext:value-type="float">
            <text:p>0.5547001962</text:p>
          </table:table-cell>
          <table:table-cell office:value-type="float" office:value="330.2759943479" calcext:value-type="float">
            <text:p>330.2759943479</text:p>
          </table:table-cell>
          <table:table-cell office:value-type="float" office:value="-1.5707963267949" calcext:value-type="float">
            <text:p>-1.5707963268</text:p>
          </table:table-cell>
          <table:table-cell office:value-type="float" office:value="7.72834775336283" calcext:value-type="float">
            <text:p>7.7283477534</text:p>
          </table:table-cell>
          <table:table-cell office:value-type="float" office:value="6.8131429039663" calcext:value-type="float">
            <text:p>6.813142904</text:p>
          </table:table-cell>
          <table:table-cell office:value-type="float" office:value="330.2759943479" calcext:value-type="float">
            <text:p>330.2759943479</text:p>
          </table:table-cell>
          <table:table-cell office:value-type="float" office:value="1" calcext:value-type="float">
            <text:p>1</text:p>
          </table:table-cell>
          <table:table-cell office:value-type="float" office:value="570.5" calcext:value-type="float">
            <text:p>570.5</text:p>
          </table:table-cell>
          <table:table-cell office:value-type="float" office:value="3" calcext:value-type="float">
            <text:p>3</text:p>
          </table:table-cell>
          <table:table-cell office:value-type="float" office:value="51.3827974761" calcext:value-type="float">
            <text:p>51.382797476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8281965111" calcext:value-type="float">
            <text:p>-99.8281965111</text:p>
          </table:table-cell>
          <table:table-cell office:value-type="float" office:value="8.3658861232" calcext:value-type="float">
            <text:p>8.3658861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.4948558582" calcext:value-type="float">
            <text:p>121.4948558582</text:p>
          </table:table-cell>
          <table:table-cell office:value-type="float" office:value="0.6039829783" calcext:value-type="float">
            <text:p>0.6039829783</text:p>
          </table:table-cell>
          <table:table-cell office:value-type="float" office:value="108.3005078474" calcext:value-type="float">
            <text:p>108.3005078474</text:p>
          </table:table-cell>
          <table:table-cell office:value-type="float" office:value="0.8771888691" calcext:value-type="float">
            <text:p>0.8771888691</text:p>
          </table:table-cell>
          <table:table-cell office:value-type="float" office:value="0.4801454862" calcext:value-type="float">
            <text:p>0.4801454862</text:p>
          </table:table-cell>
          <table:table-cell office:value-type="float" office:value="198.9042949514" calcext:value-type="float">
            <text:p>198.9042949514</text:p>
          </table:table-cell>
          <table:table-cell office:value-type="float" office:value="-3.92699081698724" calcext:value-type="float">
            <text:p>-3.926990817</text:p>
          </table:table-cell>
          <table:table-cell office:value-type="float" office:value="4.94993445773262" calcext:value-type="float">
            <text:p>4.9499344577</text:p>
          </table:table-cell>
          <table:table-cell office:value-type="float" office:value="2.5142116560012" calcext:value-type="float">
            <text:p>2.514211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.3428571429" calcext:value-type="float">
            <text:p>582.3428571429</text:p>
          </table:table-cell>
          <table:table-cell office:value-type="float" office:value="2" calcext:value-type="float">
            <text:p>2</text:p>
          </table:table-cell>
          <table:table-cell office:value-type="float" office:value="769.4083249981" calcext:value-type="float">
            <text:p>769.408324998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7.4274068152" calcext:value-type="float">
            <text:p>-97.4274068152</text:p>
          </table:table-cell>
          <table:table-cell office:value-type="float" office:value="10.3943244457" calcext:value-type="float">
            <text:p>10.3943244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13.4278226323" calcext:value-type="float">
            <text:p>313.4278226323</text:p>
          </table:table-cell>
          <table:table-cell office:value-type="float" office:value="0.8192452772" calcext:value-type="float">
            <text:p>0.8192452772</text:p>
          </table:table-cell>
          <table:table-cell office:value-type="float" office:value="18.4390889146" calcext:value-type="float">
            <text:p>18.4390889146</text:p>
          </table:table-cell>
          <table:table-cell office:value-type="float" office:value="-0.7592566024" calcext:value-type="float">
            <text:p>-0.7592566024</text:p>
          </table:table-cell>
          <table:table-cell office:value-type="float" office:value="-0.6507913735" calcext:value-type="float">
            <text:p>-0.6507913735</text:p>
          </table:table-cell>
          <table:table-cell office:value-type="float" office:value="714.277175024" calcext:value-type="float">
            <text:p>714.277175024</text:p>
          </table:table-cell>
          <table:table-cell office:value-type="float" office:value="7.39033402497368" calcext:value-type="float">
            <text:p>7.390334025</text:p>
          </table:table-cell>
          <table:table-cell office:value-type="float" office:value="10.7532411209113" calcext:value-type="float">
            <text:p>10.7532411209</text:p>
          </table:table-cell>
          <table:table-cell office:value-type="float" office:value="3.4052873827962" calcext:value-type="float">
            <text:p>3.4052873828</text:p>
          </table:table-cell>
          <table:table-cell office:value-type="float" office:value="714.277175024" calcext:value-type="float">
            <text:p>714.277175024</text:p>
          </table:table-cell>
          <table:table-cell office:value-type="float" office:value="1" calcext:value-type="float">
            <text:p>1</text:p>
          </table:table-cell>
          <table:table-cell office:value-type="float" office:value="594.9275362319" calcext:value-type="float">
            <text:p>594.9275362319</text:p>
          </table:table-cell>
          <table:table-cell office:value-type="float" office:value="1" calcext:value-type="float">
            <text:p>1</text:p>
          </table:table-cell>
          <table:table-cell office:value-type="float" office:value="155.2962009563" calcext:value-type="float">
            <text:p>155.296200956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4807517215" calcext:value-type="float">
            <text:p>-99.4807517215</text:p>
          </table:table-cell>
          <table:table-cell office:value-type="float" office:value="1.9392967696" calcext:value-type="float">
            <text:p>1.9392967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.8390741367" calcext:value-type="float">
            <text:p>229.8390741367</text:p>
          </table:table-cell>
          <table:table-cell office:value-type="float" office:value="0.8654734877" calcext:value-type="float">
            <text:p>0.8654734877</text:p>
          </table:table-cell>
          <table:table-cell office:value-type="float" office:value="9.2195444573" calcext:value-type="float">
            <text:p>9.2195444573</text:p>
          </table:table-cell>
          <table:table-cell office:value-type="float" office:value="0.7592566024" calcext:value-type="float">
            <text:p>0.7592566024</text:p>
          </table:table-cell>
          <table:table-cell office:value-type="float" office:value="0.6507913735" calcext:value-type="float">
            <text:p>0.6507913735</text:p>
          </table:table-cell>
          <table:table-cell office:value-type="float" office:value="522.5267854633" calcext:value-type="float">
            <text:p>522.5267854633</text:p>
          </table:table-cell>
          <table:table-cell office:value-type="float" office:value="2.8842689386187" calcext:value-type="float">
            <text:p>2.8842689386</text:p>
          </table:table-cell>
          <table:table-cell office:value-type="float" office:value="8.89346045014691" calcext:value-type="float">
            <text:p>8.8934604501</text:p>
          </table:table-cell>
          <table:table-cell office:value-type="float" office:value="5.34748399650832" calcext:value-type="float">
            <text:p>5.3474839965</text:p>
          </table:table-cell>
          <table:table-cell office:value-type="float" office:value="522.5267854633" calcext:value-type="float">
            <text:p>522.5267854633</text:p>
          </table:table-cell>
          <table:table-cell office:value-type="float" office:value="1" calcext:value-type="float">
            <text:p>1</text:p>
          </table:table-cell>
          <table:table-cell office:value-type="float" office:value="562.4558823529" calcext:value-type="float">
            <text:p>562.4558823529</text:p>
          </table:table-cell>
          <table:table-cell office:value-type="float" office:value="1" calcext:value-type="float">
            <text:p>1</text:p>
          </table:table-cell>
          <table:table-cell office:value-type="float" office:value="228.7439668779" calcext:value-type="float">
            <text:p>228.7439668779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2351718182" calcext:value-type="float">
            <text:p>-99.2351718182</text:p>
          </table:table-cell>
          <table:table-cell office:value-type="float" office:value="4.5879781257" calcext:value-type="float">
            <text:p>4.5879781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265.3770901943" calcext:value-type="float">
            <text:p>265.3770901943</text:p>
          </table:table-cell>
          <table:table-cell office:value-type="float" office:value="0.7454194763" calcext:value-type="float">
            <text:p>0.7454194763</text:p>
          </table:table-cell>
          <table:table-cell office:value-type="float" office:value="183.0519052072" calcext:value-type="float">
            <text:p>183.0519052072</text:p>
          </table:table-cell>
          <table:table-cell office:value-type="float" office:value="0.8303655721" calcext:value-type="float">
            <text:p>0.8303655721</text:p>
          </table:table-cell>
          <table:table-cell office:value-type="float" office:value="-0.5572190024" calcext:value-type="float">
            <text:p>-0.5572190024</text:p>
          </table:table-cell>
          <table:table-cell office:value-type="float" office:value="579.3738609319" calcext:value-type="float">
            <text:p>579.3738609319</text:p>
          </table:table-cell>
          <table:table-cell office:value-type="float" office:value="0.862170054667227" calcext:value-type="float">
            <text:p>0.8621700547</text:p>
          </table:table-cell>
          <table:table-cell office:value-type="float" office:value="13.2384128325883" calcext:value-type="float">
            <text:p>13.2384128326</text:p>
          </table:table-cell>
          <table:table-cell office:value-type="float" office:value="10.7356385195221" calcext:value-type="float">
            <text:p>10.7356385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.475" calcext:value-type="float">
            <text:p>554.475</text:p>
          </table:table-cell>
          <table:table-cell office:value-type="float" office:value="1" calcext:value-type="float">
            <text:p>1</text:p>
          </table:table-cell>
          <table:table-cell office:value-type="float" office:value="15.2328725389" calcext:value-type="float">
            <text:p>15.2328725389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490673771" calcext:value-type="float">
            <text:p>-99.9490673771</text:p>
          </table:table-cell>
          <table:table-cell office:value-type="float" office:value="2.2906100412" calcext:value-type="float">
            <text:p>2.2906100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89.8552079876" calcext:value-type="float">
            <text:p>189.8552079876</text:p>
          </table:table-cell>
          <table:table-cell office:value-type="float" office:value="1.0222469243" calcext:value-type="float">
            <text:p>1.0222469243</text:p>
          </table:table-cell>
          <table:table-cell office:value-type="float" office:value="18.6815416923" calcext:value-type="float">
            <text:p>18.6815416923</text:p>
          </table:table-cell>
          <table:table-cell office:value-type="float" office:value="0.9635179096" calcext:value-type="float">
            <text:p>0.9635179096</text:p>
          </table:table-cell>
          <table:table-cell office:value-type="float" office:value="0.2676438638" calcext:value-type="float">
            <text:p>0.2676438638</text:p>
          </table:table-cell>
          <table:table-cell office:value-type="float" office:value="731.7546151128" calcext:value-type="float">
            <text:p>731.7546151128</text:p>
          </table:table-cell>
          <table:table-cell office:value-type="float" office:value="0.519146114246522" calcext:value-type="float">
            <text:p>0.5191461142</text:p>
          </table:table-cell>
          <table:table-cell office:value-type="float" office:value="10.2228287023789" calcext:value-type="float">
            <text:p>10.2228287024</text:p>
          </table:table-cell>
          <table:table-cell office:value-type="float" office:value="4.65238181089492" calcext:value-type="float">
            <text:p>4.6523818109</text:p>
          </table:table-cell>
          <table:table-cell office:value-type="float" office:value="731.7546151128" calcext:value-type="float">
            <text:p>731.7546151128</text:p>
          </table:table-cell>
          <table:table-cell office:value-type="float" office:value="1" calcext:value-type="float">
            <text:p>1</text:p>
          </table:table-cell>
          <table:table-cell office:value-type="float" office:value="514.5663716814" calcext:value-type="float">
            <text:p>514.5663716814</text:p>
          </table:table-cell>
          <table:table-cell office:value-type="float" office:value="1" calcext:value-type="float">
            <text:p>1</text:p>
          </table:table-cell>
          <table:table-cell office:value-type="float" office:value="140.892537536" calcext:value-type="float">
            <text:p>140.892537536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5289118014" calcext:value-type="float">
            <text:p>-99.5289118014</text:p>
          </table:table-cell>
          <table:table-cell office:value-type="float" office:value="13.5704343826" calcext:value-type="float">
            <text:p>13.5704343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.6013029281" calcext:value-type="float">
            <text:p>245.6013029281</text:p>
          </table:table-cell>
          <table:table-cell office:value-type="float" office:value="0.9240379005" calcext:value-type="float">
            <text:p>0.9240379005</text:p>
          </table:table-cell>
          <table:table-cell office:value-type="float" office:value="68" calcext:value-type="float">
            <text:p>68</text:p>
          </table:table-cell>
          <table:table-cell office:value-type="float" office:value="-0.4705882353" calcext:value-type="float">
            <text:p>-0.4705882353</text:p>
          </table:table-cell>
          <table:table-cell office:value-type="float" office:value="0.8823529412" calcext:value-type="float">
            <text:p>0.8823529412</text:p>
          </table:table-cell>
          <table:table-cell office:value-type="float" office:value="772.2060744107" calcext:value-type="float">
            <text:p>772.2060744107</text:p>
          </table:table-cell>
          <table:table-cell office:value-type="float" office:value="-5.90267893006722" calcext:value-type="float">
            <text:p>-5.9026789301</text:p>
          </table:table-cell>
          <table:table-cell office:value-type="float" office:value="14.4100017496031" calcext:value-type="float">
            <text:p>14.4100017496</text:p>
          </table:table-cell>
          <table:table-cell office:value-type="float" office:value="8.74044431543724" calcext:value-type="float">
            <text:p>8.7404443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.9183673469" calcext:value-type="float">
            <text:p>543.9183673469</text:p>
          </table:table-cell>
          <table:table-cell office:value-type="float" office:value="1" calcext:value-type="float">
            <text:p>1</text:p>
          </table:table-cell>
          <table:table-cell office:value-type="float" office:value="579.5295212883" calcext:value-type="float">
            <text:p>579.529521288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0622854622" calcext:value-type="float">
            <text:p>-98.0622854622</text:p>
          </table:table-cell>
          <table:table-cell office:value-type="float" office:value="7.9434718088" calcext:value-type="float">
            <text:p>7.9434718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-0.7071067812" calcext:value-type="float">
            <text:p>-0.7071067812</text:p>
          </table:table-cell>
          <table:table-cell office:value-type="float" office:value="504.2628282949" calcext:value-type="float">
            <text:p>504.2628282949</text:p>
          </table:table-cell>
          <table:table-cell office:value-type="float" office:value="0.6006531938" calcext:value-type="float">
            <text:p>0.6006531938</text:p>
          </table:table-cell>
          <table:table-cell office:value-type="float" office:value="290.2636732352" calcext:value-type="float">
            <text:p>290.2636732352</text:p>
          </table:table-cell>
          <table:table-cell office:value-type="float" office:value="0.8888470167" calcext:value-type="float">
            <text:p>0.8888470167</text:p>
          </table:table-cell>
          <table:table-cell office:value-type="float" office:value="0.4582040822" calcext:value-type="float">
            <text:p>0.4582040822</text:p>
          </table:table-cell>
          <table:table-cell office:value-type="float" office:value="1664.1367904292" calcext:value-type="float">
            <text:p>1664.1367904292</text:p>
          </table:table-cell>
          <table:table-cell office:value-type="float" office:value="-1.45620029373827" calcext:value-type="float">
            <text:p>-1.4562002937</text:p>
          </table:table-cell>
          <table:table-cell office:value-type="float" office:value="20.8066855499527" calcext:value-type="float">
            <text:p>20.80668555</text:p>
          </table:table-cell>
          <table:table-cell office:value-type="float" office:value="9.31493611242543" calcext:value-type="float">
            <text:p>9.3149361124</text:p>
          </table:table-cell>
          <table:table-cell office:value-type="float" office:value="208.0170988036" calcext:value-type="float">
            <text:p>208.0170988036</text:p>
          </table:table-cell>
          <table:table-cell office:value-type="float" office:value="8" calcext:value-type="float">
            <text:p>8</text:p>
          </table:table-cell>
          <table:table-cell office:value-type="float" office:value="536.7699530516" calcext:value-type="float">
            <text:p>536.7699530516</text:p>
          </table:table-cell>
          <table:table-cell office:value-type="float" office:value="2" calcext:value-type="float">
            <text:p>2</text:p>
          </table:table-cell>
          <table:table-cell office:value-type="float" office:value="2677.4250767903" calcext:value-type="float">
            <text:p>2677.425076790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1.0477632208" calcext:value-type="float">
            <text:p>-91.0477632208</text:p>
          </table:table-cell>
          <table:table-cell office:value-type="float" office:value="10.5851070442" calcext:value-type="float">
            <text:p>10.58510704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-0.894427191" calcext:value-type="float">
            <text:p>-0.894427191</text:p>
          </table:table-cell>
          <table:table-cell office:value-type="float" office:value="217.267116702" calcext:value-type="float">
            <text:p>217.267116702</text:p>
          </table:table-cell>
          <table:table-cell office:value-type="float" office:value="0.9521519759" calcext:value-type="float">
            <text:p>0.9521519759</text:p>
          </table:table-cell>
          <table:table-cell office:value-type="float" office:value="24.4131112315" calcext:value-type="float">
            <text:p>24.4131112315</text:p>
          </table:table-cell>
          <table:table-cell office:value-type="float" office:value="0.5734623444" calcext:value-type="float">
            <text:p>0.5734623444</text:p>
          </table:table-cell>
          <table:table-cell office:value-type="float" office:value="0.8192319205" calcext:value-type="float">
            <text:p>0.8192319205</text:p>
          </table:table-cell>
          <table:table-cell office:value-type="float" office:value="732.1297417748" calcext:value-type="float">
            <text:p>732.1297417748</text:p>
          </table:table-cell>
          <table:table-cell office:value-type="float" office:value="-3.66073876783632" calcext:value-type="float">
            <text:p>-3.6607387678</text:p>
          </table:table-cell>
          <table:table-cell office:value-type="float" office:value="13.1107628366312" calcext:value-type="float">
            <text:p>13.1107628366</text:p>
          </table:table-cell>
          <table:table-cell office:value-type="float" office:value="5.82427032658826" calcext:value-type="float">
            <text:p>5.8242703266</text:p>
          </table:table-cell>
          <table:table-cell office:value-type="float" office:value="732.1297417748" calcext:value-type="float">
            <text:p>732.1297417748</text:p>
          </table:table-cell>
          <table:table-cell office:value-type="float" office:value="1" calcext:value-type="float">
            <text:p>1</text:p>
          </table:table-cell>
          <table:table-cell office:value-type="float" office:value="406.806122449" calcext:value-type="float">
            <text:p>406.806122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float" office:value="9.5542896741" calcext:value-type="float">
            <text:p>9.5542896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us</text:p>
          </table:table-cell>
          <table:table-cell table:number-columns-repeated="2" office:value-type="float" office:value="0.7071067812" calcext:value-type="float">
            <text:p>0.7071067812</text:p>
          </table:table-cell>
          <table:table-cell office:value-type="float" office:value="274.4321409748" calcext:value-type="float">
            <text:p>274.4321409748</text:p>
          </table:table-cell>
          <table:table-cell office:value-type="float" office:value="0.9119902907" calcext:value-type="float">
            <text:p>0.9119902907</text:p>
          </table:table-cell>
          <table:table-cell office:value-type="float" office:value="168.0476123008" calcext:value-type="float">
            <text:p>168.0476123008</text:p>
          </table:table-cell>
          <table:table-cell office:value-type="float" office:value="0.7854916722" calcext:value-type="float">
            <text:p>0.7854916722</text:p>
          </table:table-cell>
          <table:table-cell office:value-type="float" office:value="0.6188722266" calcext:value-type="float">
            <text:p>0.6188722266</text:p>
          </table:table-cell>
          <table:table-cell office:value-type="float" office:value="391.901717434" calcext:value-type="float">
            <text:p>391.901717434</text:p>
          </table:table-cell>
          <table:table-cell office:value-type="float" office:value="-2.35619449019234" calcext:value-type="float">
            <text:p>-2.3561944902</text:p>
          </table:table-cell>
          <table:table-cell office:value-type="float" office:value="5.50029217093852" calcext:value-type="float">
            <text:p>5.5002921709</text:p>
          </table:table-cell>
          <table:table-cell office:value-type="float" office:value="4.73323618863797" calcext:value-type="float">
            <text:p>4.7332361886</text:p>
          </table:table-cell>
          <table:table-cell office:value-type="float" office:value="391.901717434" calcext:value-type="float">
            <text:p>391.901717434</text:p>
          </table:table-cell>
          <table:table-cell office:value-type="float" office:value="1" calcext:value-type="float">
            <text:p>1</text:p>
          </table:table-cell>
          <table:table-cell office:value-type="float" office:value="425.6363636364" calcext:value-type="float">
            <text:p>425.6363636364</text:p>
          </table:table-cell>
          <table:table-cell office:value-type="float" office:value="2" calcext:value-type="float">
            <text:p>2</text:p>
          </table:table-cell>
          <table:table-cell office:value-type="float" office:value="595.7798008496" calcext:value-type="float">
            <text:p>595.7798008496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0079510378" calcext:value-type="float">
            <text:p>-98.0079510378</text:p>
          </table:table-cell>
          <table:table-cell office:value-type="float" office:value="7.253194614" calcext:value-type="float">
            <text:p>7.253194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.4329428344" calcext:value-type="float">
            <text:p>240.4329428344</text:p>
          </table:table-cell>
          <table:table-cell office:value-type="float" office:value="0.7736340002" calcext:value-type="float">
            <text:p>0.7736340002</text:p>
          </table:table-cell>
          <table:table-cell office:value-type="float" office:value="138.8524396617" calcext:value-type="float">
            <text:p>138.8524396617</text:p>
          </table:table-cell>
          <table:table-cell office:value-type="float" office:value="0.7489965625" calcext:value-type="float">
            <text:p>0.7489965625</text:p>
          </table:table-cell>
          <table:table-cell office:value-type="float" office:value="0.6625738822" calcext:value-type="float">
            <text:p>0.6625738822</text:p>
          </table:table-cell>
          <table:table-cell office:value-type="float" office:value="348.7519306188" calcext:value-type="float">
            <text:p>348.7519306188</text:p>
          </table:table-cell>
          <table:table-cell office:value-type="float" office:value="-5.55111512312578E-016" calcext:value-type="float">
            <text:p>-5.55111512312578E-16</text:p>
          </table:table-cell>
          <table:table-cell office:value-type="float" office:value="5.00684036814305" calcext:value-type="float">
            <text:p>5.0068403681</text:p>
          </table:table-cell>
          <table:table-cell office:value-type="float" office:value="3.70650576953564" calcext:value-type="float">
            <text:p>3.7065057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.935483871" calcext:value-type="float">
            <text:p>419.935483871</text:p>
          </table:table-cell>
          <table:table-cell office:value-type="float" office:value="2" calcext:value-type="float">
            <text:p>2</text:p>
          </table:table-cell>
          <table:table-cell office:value-type="float" office:value="74.0625532325" calcext:value-type="float">
            <text:p>74.062553232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7523644942" calcext:value-type="float">
            <text:p>-99.7523644942</text:p>
          </table:table-cell>
          <table:table-cell office:value-type="float" office:value="0.6740369007" calcext:value-type="float">
            <text:p>0.6740369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table:number-columns-repeated="2" office:value-type="float" office:value="-0.7071067812" calcext:value-type="float">
            <text:p>-0.7071067812</text:p>
          </table:table-cell>
          <table:table-cell office:value-type="float" office:value="235.4761134383" calcext:value-type="float">
            <text:p>235.4761134383</text:p>
          </table:table-cell>
          <table:table-cell office:value-type="float" office:value="0.7763893981" calcext:value-type="float">
            <text:p>0.7763893981</text:p>
          </table:table-cell>
          <table:table-cell office:value-type="float" office:value="12.2065556157" calcext:value-type="float">
            <text:p>12.2065556157</text:p>
          </table:table-cell>
          <table:table-cell office:value-type="float" office:value="-0.8192319205" calcext:value-type="float">
            <text:p>-0.8192319205</text:p>
          </table:table-cell>
          <table:table-cell office:value-type="float" office:value="-0.5734623444" calcext:value-type="float">
            <text:p>-0.5734623444</text:p>
          </table:table-cell>
          <table:table-cell office:value-type="float" office:value="554.7461017705" calcext:value-type="float">
            <text:p>554.7461017705</text:p>
          </table:table-cell>
          <table:table-cell office:value-type="float" office:value="7.60900297084762" calcext:value-type="float">
            <text:p>7.6090029708</text:p>
          </table:table-cell>
          <table:table-cell office:value-type="float" office:value="8.15733787308693" calcext:value-type="float">
            <text:p>8.1573378731</text:p>
          </table:table-cell>
          <table:table-cell office:value-type="float" office:value="2.13511095602502" calcext:value-type="float">
            <text:p>2.13511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.7441860465" calcext:value-type="float">
            <text:p>478.7441860465</text:p>
          </table:table-cell>
          <table:table-cell office:value-type="float" office:value="1" calcext:value-type="float">
            <text:p>1</text:p>
          </table:table-cell>
          <table:table-cell office:value-type="float" office:value="95.7207260059" calcext:value-type="float">
            <text:p>95.7207260059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6799482416" calcext:value-type="float">
            <text:p>-99.6799482416</text:p>
          </table:table-cell>
          <table:table-cell office:value-type="float" office:value="0.5161642302" calcext:value-type="float">
            <text:p>0.5161642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6.0041946161" calcext:value-type="float">
            <text:p>596.0041946161</text:p>
          </table:table-cell>
          <table:table-cell office:value-type="float" office:value="0.1924597658" calcext:value-type="float">
            <text:p>0.1924597658</text:p>
          </table:table-cell>
          <table:table-cell office:value-type="float" office:value="590.4447476267" calcext:value-type="float">
            <text:p>590.4447476267</text:p>
          </table:table-cell>
          <table:table-cell office:value-type="float" office:value="0.9907785654" calcext:value-type="float">
            <text:p>0.9907785654</text:p>
          </table:table-cell>
          <table:table-cell office:value-type="float" office:value="-0.1354910859" calcext:value-type="float">
            <text:p>-0.1354910859</text:p>
          </table:table-cell>
          <table:table-cell office:value-type="float" office:value="1069.5176980081" calcext:value-type="float">
            <text:p>1069.5176980081</text:p>
          </table:table-cell>
          <table:table-cell office:value-type="float" office:value="-0.519146114246523" calcext:value-type="float">
            <text:p>-0.5191461142</text:p>
          </table:table-cell>
          <table:table-cell office:value-type="float" office:value="9.78741346644422" calcext:value-type="float">
            <text:p>9.7874134664</text:p>
          </table:table-cell>
          <table:table-cell office:value-type="float" office:value="3.0372613295258" calcext:value-type="float">
            <text:p>3.0372613295</text:p>
          </table:table-cell>
          <table:table-cell office:value-type="float" office:value="534.758849004" calcext:value-type="float">
            <text:p>534.758849004</text:p>
          </table:table-cell>
          <table:table-cell office:value-type="float" office:value="2" calcext:value-type="float">
            <text:p>2</text:p>
          </table:table-cell>
          <table:table-cell office:value-type="float" office:value="374.4019607843" calcext:value-type="float">
            <text:p>374.4019607843</text:p>
          </table:table-cell>
          <table:table-cell office:value-type="float" office:value="3" calcext:value-type="float">
            <text:p>3</text:p>
          </table:table-cell>
          <table:table-cell office:value-type="float" office:value="33.876162249" calcext:value-type="float">
            <text:p>33.876162249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8867316855" calcext:value-type="float">
            <text:p>-99.8867316855</text:p>
          </table:table-cell>
          <table:table-cell office:value-type="float" office:value="33.9728676936" calcext:value-type="float">
            <text:p>33.9728676936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Star</text:p>
          </table:table-cell>
          <table:table-cell table:number-columns-repeated="12" table:style-name="ce1" office:value-type="string" calcext:value-type="string">
            <text:p>-1.79769313486232E+30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1.79769313486232E+30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#NUM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2.7658748409" calcext:value-type="float">
            <text:p>202.7658748409</text:p>
          </table:table-cell>
          <table:table-cell office:value-type="float" office:value="0.9677469793" calcext:value-type="float">
            <text:p>0.9677469793</text:p>
          </table:table-cell>
          <table:table-cell office:value-type="float" office:value="20.3960780544" calcext:value-type="float">
            <text:p>20.3960780544</text:p>
          </table:table-cell>
          <table:table-cell office:value-type="float" office:value="0.1961161351" calcext:value-type="float">
            <text:p>0.1961161351</text:p>
          </table:table-cell>
          <table:table-cell office:value-type="float" office:value="0.9805806757" calcext:value-type="float">
            <text:p>0.9805806757</text:p>
          </table:table-cell>
          <table:table-cell office:value-type="float" office:value="705.76608902" calcext:value-type="float">
            <text:p>705.76608902</text:p>
          </table:table-cell>
          <table:table-cell office:value-type="float" office:value="-0.595918005516302" calcext:value-type="float">
            <text:p>-0.5959180055</text:p>
          </table:table-cell>
          <table:table-cell office:value-type="float" office:value="8.02301781246384" calcext:value-type="float">
            <text:p>8.0230178125</text:p>
          </table:table-cell>
          <table:table-cell office:value-type="float" office:value="3.7348569264642" calcext:value-type="float">
            <text:p>3.7348569265</text:p>
          </table:table-cell>
          <table:table-cell office:value-type="float" office:value="705.76608902" calcext:value-type="float">
            <text:p>705.76608902</text:p>
          </table:table-cell>
          <table:table-cell office:value-type="float" office:value="1" calcext:value-type="float">
            <text:p>1</text:p>
          </table:table-cell>
          <table:table-cell office:value-type="float" office:value="499.6533333333" calcext:value-type="float">
            <text:p>499.6533333333</text:p>
          </table:table-cell>
          <table:table-cell office:value-type="float" office:value="1" calcext:value-type="float">
            <text:p>1</text:p>
          </table:table-cell>
          <table:table-cell office:value-type="float" office:value="111.7035720201" calcext:value-type="float">
            <text:p>111.703572020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6265080078" calcext:value-type="float">
            <text:p>-99.6265080078</text:p>
          </table:table-cell>
          <table:table-cell office:value-type="float" office:value="10.4478175504" calcext:value-type="float">
            <text:p>10.4478175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angle</text:p>
          </table:table-cell>
          <table:table-cell office:value-type="float" office:value="-0.3589790793" calcext:value-type="float">
            <text:p>-0.3589790793</text:p>
          </table:table-cell>
          <table:table-cell office:value-type="float" office:value="0.9333456062" calcext:value-type="float">
            <text:p>0.9333456062</text:p>
          </table:table-cell>
          <table:table-cell office:value-type="float" office:value="229.4013949391" calcext:value-type="float">
            <text:p>229.4013949391</text:p>
          </table:table-cell>
          <table:table-cell office:value-type="float" office:value="0.6400137646" calcext:value-type="float">
            <text:p>0.6400137646</text:p>
          </table:table-cell>
          <table:table-cell office:value-type="float" office:value="30.1496268634" calcext:value-type="float">
            <text:p>30.1496268634</text:p>
          </table:table-cell>
          <table:table-cell office:value-type="float" office:value="0.9950371902" calcext:value-type="float">
            <text:p>0.9950371902</text:p>
          </table:table-cell>
          <table:table-cell office:value-type="float" office:value="0.099503719" calcext:value-type="float">
            <text:p>0.099503719</text:p>
          </table:table-cell>
          <table:table-cell office:value-type="float" office:value="483.5765977354" calcext:value-type="float">
            <text:p>483.5765977354</text:p>
          </table:table-cell>
          <table:table-cell office:value-type="float" office:value="-2.77441881977157" calcext:value-type="float">
            <text:p>-2.7744188198</text:p>
          </table:table-cell>
          <table:table-cell office:value-type="float" office:value="10.8991708999459" calcext:value-type="float">
            <text:p>10.8991708999</text:p>
          </table:table-cell>
          <table:table-cell office:value-type="float" office:value="9.16058502528093" calcext:value-type="float">
            <text:p>9.160585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.5087719298" calcext:value-type="float">
            <text:p>553.5087719298</text:p>
          </table:table-cell>
          <table:table-cell office:value-type="float" office:value="1" calcext:value-type="float">
            <text:p>1</text:p>
          </table:table-cell>
          <table:table-cell office:value-type="float" office:value="45.8271043515" calcext:value-type="float">
            <text:p>45.827104351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8467725231" calcext:value-type="float">
            <text:p>-99.8467725231</text:p>
          </table:table-cell>
          <table:table-cell office:value-type="float" office:value="8.3299124581" calcext:value-type="float">
            <text:p>8.32991245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.2167616745" calcext:value-type="float">
            <text:p>279.2167616745</text:p>
          </table:table-cell>
          <table:table-cell office:value-type="float" office:value="0.5293634397" calcext:value-type="float">
            <text:p>0.5293634397</text:p>
          </table:table-cell>
          <table:table-cell office:value-type="float" office:value="174.8885359307" calcext:value-type="float">
            <text:p>174.8885359307</text:p>
          </table:table-cell>
          <table:table-cell office:value-type="float" office:value="0.9663297774" calcext:value-type="float">
            <text:p>0.9663297774</text:p>
          </table:table-cell>
          <table:table-cell office:value-type="float" office:value="-0.2573067455" calcext:value-type="float">
            <text:p>-0.2573067455</text:p>
          </table:table-cell>
          <table:table-cell office:value-type="float" office:value="640.1399348324" calcext:value-type="float">
            <text:p>640.1399348324</text:p>
          </table:table-cell>
          <table:table-cell office:value-type="float" office:value="0.463647609000806" calcext:value-type="float">
            <text:p>0.463647609</text:p>
          </table:table-cell>
          <table:table-cell office:value-type="float" office:value="8.10654812621348" calcext:value-type="float">
            <text:p>8.1065481262</text:p>
          </table:table-cell>
          <table:table-cell office:value-type="float" office:value="3.97014136468778" calcext:value-type="float">
            <text:p>3.9701413647</text:p>
          </table:table-cell>
          <table:table-cell office:value-type="float" office:value="640.1399348324" calcext:value-type="float">
            <text:p>640.1399348324</text:p>
          </table:table-cell>
          <table:table-cell office:value-type="float" office:value="1" calcext:value-type="float">
            <text:p>1</text:p>
          </table:table-cell>
          <table:table-cell office:value-type="float" office:value="484.2409638554" calcext:value-type="float">
            <text:p>484.2409638554</text:p>
          </table:table-cell>
          <table:table-cell office:value-type="float" office:value="1" calcext:value-type="float">
            <text:p>1</text:p>
          </table:table-cell>
          <table:table-cell office:value-type="float" office:value="29.252131333" calcext:value-type="float">
            <text:p>29.252131333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021925923" calcext:value-type="float">
            <text:p>-99.9021925923</text:p>
          </table:table-cell>
          <table:table-cell office:value-type="float" office:value="14.6697090767" calcext:value-type="float">
            <text:p>14.669709076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.6663467687" calcext:value-type="float">
            <text:p>173.6663467687</text:p>
          </table:table-cell>
          <table:table-cell office:value-type="float" office:value="0.8996524914" calcext:value-type="float">
            <text:p>0.8996524914</text:p>
          </table:table-cell>
          <table:table-cell office:value-type="float" office:value="85.7029754443" calcext:value-type="float">
            <text:p>85.7029754443</text:p>
          </table:table-cell>
          <table:table-cell office:value-type="float" office:value="0.7467652047" calcext:value-type="float">
            <text:p>0.7467652047</text:p>
          </table:table-cell>
          <table:table-cell office:value-type="float" office:value="0.6650877604" calcext:value-type="float">
            <text:p>0.6650877604</text:p>
          </table:table-cell>
          <table:table-cell office:value-type="float" office:value="246.260133594" calcext:value-type="float">
            <text:p>246.260133594</text:p>
          </table:table-cell>
          <table:table-cell office:value-type="float" office:value="0.615869951939527" calcext:value-type="float">
            <text:p>0.6158699519</text:p>
          </table:table-cell>
          <table:table-cell office:value-type="float" office:value="2.24262460830198" calcext:value-type="float">
            <text:p>2.2426246083</text:p>
          </table:table-cell>
          <table:table-cell office:value-type="float" office:value="0.586492855408447" calcext:value-type="float">
            <text:p>0.5864928554</text:p>
          </table:table-cell>
          <table:table-cell office:value-type="float" office:value="246.260133594" calcext:value-type="float">
            <text:p>246.260133594</text:p>
          </table:table-cell>
          <table:table-cell office:value-type="float" office:value="1" calcext:value-type="float">
            <text:p>1</text:p>
          </table:table-cell>
          <table:table-cell office:value-type="float" office:value="475.7058823529" calcext:value-type="float">
            <text:p>475.7058823529</text:p>
          </table:table-cell>
          <table:table-cell office:value-type="float" office:value="2" calcext:value-type="float">
            <text:p>2</text:p>
          </table:table-cell>
          <table:table-cell office:value-type="float" office:value="132.4482162421" calcext:value-type="float">
            <text:p>132.4482162421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5571462286" calcext:value-type="float">
            <text:p>-99.5571462286</text:p>
          </table:table-cell>
          <table:table-cell office:value-type="float" office:value="6.5462907856" calcext:value-type="float">
            <text:p>6.5462907856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riangle</text:p>
          </table:table-cell>
          <table:table-cell office:value-type="float" office:value="-0.242535625" calcext:value-type="float">
            <text:p>-0.242535625</text:p>
          </table:table-cell>
          <table:table-cell office:value-type="float" office:value="0.9701425001" calcext:value-type="float">
            <text:p>0.9701425001</text:p>
          </table:table-cell>
          <table:table-cell office:value-type="float" office:value="215.6965461012" calcext:value-type="float">
            <text:p>215.6965461012</text:p>
          </table:table-cell>
          <table:table-cell office:value-type="float" office:value="0.8017901377" calcext:value-type="float">
            <text:p>0.8017901377</text:p>
          </table:table-cell>
          <table:table-cell office:value-type="float" office:value="11.401754251" calcext:value-type="float">
            <text:p>11.401754251</text:p>
          </table:table-cell>
          <table:table-cell office:value-type="float" office:value="0.7893522174" calcext:value-type="float">
            <text:p>0.7893522174</text:p>
          </table:table-cell>
          <table:table-cell office:value-type="float" office:value="0.6139406135" calcext:value-type="float">
            <text:p>0.6139406135</text:p>
          </table:table-cell>
          <table:table-cell office:value-type="float" office:value="469.6876706801" calcext:value-type="float">
            <text:p>469.6876706801</text:p>
          </table:table-cell>
          <table:table-cell office:value-type="float" office:value="-0.540419500270584" calcext:value-type="float">
            <text:p>-0.5404195003</text:p>
          </table:table-cell>
          <table:table-cell office:value-type="float" office:value="4.50648599636648" calcext:value-type="float">
            <text:p>4.5064859964</text:p>
          </table:table-cell>
          <table:table-cell office:value-type="float" office:value="1.2838826009717" calcext:value-type="float">
            <text:p>1.283882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.6935483871" calcext:value-type="float">
            <text:p>561.6935483871</text:p>
          </table:table-cell>
          <table:table-cell office:value-type="float" office:value="1" calcext:value-type="float">
            <text:p>1</text:p>
          </table:table-cell>
          <table:table-cell office:value-type="float" office:value="44.1742689455" calcext:value-type="float">
            <text:p>44.174268945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8522989425" calcext:value-type="float">
            <text:p>-99.8522989425</text:p>
          </table:table-cell>
          <table:table-cell office:value-type="float" office:value="0.9391909454" calcext:value-type="float">
            <text:p>0.939190945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-0.4472135955" calcext:value-type="float">
            <text:p>-0.4472135955</text:p>
          </table:table-cell>
          <table:table-cell office:value-type="float" office:value="0.894427191" calcext:value-type="float">
            <text:p>0.894427191</text:p>
          </table:table-cell>
          <table:table-cell office:value-type="float" office:value="183.4039258031" calcext:value-type="float">
            <text:p>183.4039258031</text:p>
          </table:table-cell>
          <table:table-cell office:value-type="float" office:value="0.9207522361" calcext:value-type="float">
            <text:p>0.9207522361</text:p>
          </table:table-cell>
          <table:table-cell office:value-type="float" office:value="11.7046999107" calcext:value-type="float">
            <text:p>11.7046999107</text:p>
          </table:table-cell>
          <table:table-cell office:value-type="float" office:value="0.3417430631" calcext:value-type="float">
            <text:p>0.3417430631</text:p>
          </table:table-cell>
          <table:table-cell office:value-type="float" office:value="0.9397934235" calcext:value-type="float">
            <text:p>0.9397934235</text:p>
          </table:table-cell>
          <table:table-cell office:value-type="float" office:value="610.3170066825" calcext:value-type="float">
            <text:p>610.3170066825</text:p>
          </table:table-cell>
          <table:table-cell office:value-type="float" office:value="-2.67794504458899" calcext:value-type="float">
            <text:p>-2.6779450446</text:p>
          </table:table-cell>
          <table:table-cell office:value-type="float" office:value="8.67279647289013" calcext:value-type="float">
            <text:p>8.6727964729</text:p>
          </table:table-cell>
          <table:table-cell office:value-type="float" office:value="4.95207299012913" calcext:value-type="float">
            <text:p>4.9520729901</text:p>
          </table:table-cell>
          <table:table-cell office:value-type="float" office:value="610.3170066825" calcext:value-type="float">
            <text:p>610.3170066825</text:p>
          </table:table-cell>
          <table:table-cell office:value-type="float" office:value="1" calcext:value-type="float">
            <text:p>1</text:p>
          </table:table-cell>
          <table:table-cell office:value-type="float" office:value="557.8720930233" calcext:value-type="float">
            <text:p>557.8720930233</text:p>
          </table:table-cell>
          <table:table-cell office:value-type="float" office:value="1" calcext:value-type="float">
            <text:p>1</text:p>
          </table:table-cell>
          <table:table-cell office:value-type="float" office:value="508.3876670156" calcext:value-type="float">
            <text:p>508.3876670156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3001553208" calcext:value-type="float">
            <text:p>-98.3001553208</text:p>
          </table:table-cell>
          <table:table-cell office:value-type="float" office:value="7.7552171058" calcext:value-type="float">
            <text:p>7.755217105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42.3813663154" calcext:value-type="float">
            <text:p>342.3813663154</text:p>
          </table:table-cell>
          <table:table-cell office:value-type="float" office:value="0.5028432109" calcext:value-type="float">
            <text:p>0.5028432109</text:p>
          </table:table-cell>
          <table:table-cell office:value-type="float" office:value="182.3321145602" calcext:value-type="float">
            <text:p>182.3321145602</text:p>
          </table:table-cell>
          <table:table-cell office:value-type="float" office:value="0.9981785186" calcext:value-type="float">
            <text:p>0.9981785186</text:p>
          </table:table-cell>
          <table:table-cell office:value-type="float" office:value="0.0603294709" calcext:value-type="float">
            <text:p>0.0603294709</text:p>
          </table:table-cell>
          <table:table-cell office:value-type="float" office:value="662.5802596046" calcext:value-type="float">
            <text:p>662.5802596046</text:p>
          </table:table-cell>
          <table:table-cell office:value-type="float" office:value="-5.49249618786374" calcext:value-type="float">
            <text:p>-5.4924961879</text:p>
          </table:table-cell>
          <table:table-cell office:value-type="float" office:value="12.5092444637621" calcext:value-type="float">
            <text:p>12.5092444638</text:p>
          </table:table-cell>
          <table:table-cell office:value-type="float" office:value="5.63248203542242" calcext:value-type="float">
            <text:p>5.6324820354</text:p>
          </table:table-cell>
          <table:table-cell office:value-type="float" office:value="331.2901298023" calcext:value-type="float">
            <text:p>331.2901298023</text:p>
          </table:table-cell>
          <table:table-cell office:value-type="float" office:value="2" calcext:value-type="float">
            <text:p>2</text:p>
          </table:table-cell>
          <table:table-cell office:value-type="float" office:value="507.1547619048" calcext:value-type="float">
            <text:p>507.1547619048</text:p>
          </table:table-cell>
          <table:table-cell office:value-type="float" office:value="2" calcext:value-type="float">
            <text:p>2</text:p>
          </table:table-cell>
          <table:table-cell office:value-type="float" office:value="306.8966187325" calcext:value-type="float">
            <text:p>306.8966187325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8.9738606613" calcext:value-type="float">
            <text:p>-98.9738606613</text:p>
          </table:table-cell>
          <table:table-cell office:value-type="float" office:value="16.1892062586" calcext:value-type="float">
            <text:p>16.189206258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</text:p>
          </table:table-cell>
          <table:table-cell office:value-type="float" office:value="-0.9761870602" calcext:value-type="float">
            <text:p>-0.9761870602</text:p>
          </table:table-cell>
          <table:table-cell office:value-type="float" office:value="0.2169304578" calcext:value-type="float">
            <text:p>0.2169304578</text:p>
          </table:table-cell>
          <table:table-cell office:value-type="float" office:value="572.9153515136" calcext:value-type="float">
            <text:p>572.9153515136</text:p>
          </table:table-cell>
          <table:table-cell office:value-type="float" office:value="0.257679081" calcext:value-type="float">
            <text:p>0.257679081</text:p>
          </table:table-cell>
          <table:table-cell office:value-type="float" office:value="324.445681124" calcext:value-type="float">
            <text:p>324.445681124</text:p>
          </table:table-cell>
          <table:table-cell office:value-type="float" office:value="0.9986263305" calcext:value-type="float">
            <text:p>0.9986263305</text:p>
          </table:table-cell>
          <table:table-cell office:value-type="float" office:value="-0.0523970606" calcext:value-type="float">
            <text:p>-0.0523970606</text:p>
          </table:table-cell>
          <table:table-cell office:value-type="float" office:value="1038.2171827573" calcext:value-type="float">
            <text:p>1038.2171827573</text:p>
          </table:table-cell>
          <table:table-cell office:value-type="float" office:value="-2.89661399046293" calcext:value-type="float">
            <text:p>-2.8966139905</text:p>
          </table:table-cell>
          <table:table-cell office:value-type="float" office:value="14.3551103846989" calcext:value-type="float">
            <text:p>14.3551103847</text:p>
          </table:table-cell>
          <table:table-cell office:value-type="float" office:value="5.32230961789907" calcext:value-type="float">
            <text:p>5.3223096179</text:p>
          </table:table-cell>
          <table:table-cell office:value-type="float" office:value="1038.2171827573" calcext:value-type="float">
            <text:p>1038.2171827573</text:p>
          </table:table-cell>
          <table:table-cell office:value-type="float" office:value="1" calcext:value-type="float">
            <text:p>1</text:p>
          </table:table-cell>
          <table:table-cell office:value-type="float" office:value="512.4031007752" calcext:value-type="float">
            <text:p>512.4031007752</text:p>
          </table:table-cell>
          <table:table-cell office:value-type="float" office:value="2" calcext:value-type="float">
            <text:p>2</text:p>
          </table:table-cell>
          <table:table-cell office:value-type="float" office:value="28.7679084009" calcext:value-type="float">
            <text:p>28.7679084009</text:p>
          </table:table-cell>
          <table:table-cell office:value-type="float" office:value="29907.8894228179" calcext:value-type="float">
            <text:p>29907.8894228179</text:p>
          </table:table-cell>
          <table:table-cell office:value-type="float" office:value="-99.9038116398" calcext:value-type="float">
            <text:p>-99.9038116398</text:p>
          </table:table-cell>
          <table:table-cell office:value-type="float" office:value="30.2360761899" calcext:value-type="float">
            <text:p>30.2360761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22:37:41.485000000</dc:date>
    <meta:editing-duration>PT52M56S</meta:editing-duration>
    <meta:editing-cycles>3</meta:editing-cycles>
    <meta:generator>LibreOffice/5.0.2.2$Windows_X86_64 LibreOffice_project/37b43f919e4de5eeaca9b9755ed688758a8251fe</meta:generator>
    <meta:document-statistic meta:table-count="1" meta:cell-count="331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13cm" svg:height="12.789cm" xlink:href=".." xlink:type="simple" chart:class="chart:scatter" chart:style-name="ch1">
        <chart:title svg:x="2.924cm" svg:y="0.391cm" chart:style-name="ch2">
          <text:p>Subject 2 - Average Pen Pressure Per Shape vs Percent Change in GSR Per Shape</text:p>
        </chart:title>
        <chart:legend chart:legend-position="end" svg:x="20.659cm" svg:y="6.099cm" style:legend-expansion="high" chart:style-name="ch3"/>
        <chart:plot-area chart:style-name="ch4" table:cell-range-address="'InterpretedLog-1'.A1:'InterpretedLog-1'.A1 'InterpretedLog-1'.V2:'InterpretedLog-1'.V144 'InterpretedLog-1'.R2:'InterpretedLog-1'.R144" chart:data-source-has-labels="row" svg:x="1.452cm" svg:y="1.451cm" svg:width="18.749cm" svg:height="10.119cm">
          <chartooo:coordinate-region svg:x="1.805cm" svg:y="1.646cm" svg:width="18.138cm" svg:height="9.285cm"/>
          <chart:axis chart:dimension="x" chart:name="primary-x" chart:style-name="ch5">
            <chart:title svg:x="8.802cm" svg:y="11.826cm" chart:style-name="ch6">
              <text:p>Percentage Change in GSR</text:p>
            </chart:title>
            <chart:grid chart:style-name="ch7" chart:class="major"/>
          </chart:axis>
          <chart:axis chart:dimension="y" chart:name="primary-y" chart:style-name="ch5">
            <chart:title svg:x="0.451cm" svg:y="8.155cm" chart:style-name="ch8">
              <text:p>Average Pen Pressure</text:p>
            </chart:title>
            <chart:grid chart:style-name="ch7" chart:class="major"/>
          </chart:axis>
          <chart:series chart:style-name="ch9" chart:values-cell-range-address="'InterpretedLog-1'.R2:'InterpretedLog-1'.R144" chart:class="chart:scatter">
            <chart:domain table:cell-range-address="'InterpretedLog-1'.V2:'InterpretedLog-1'.V144"/>
            <chart:data-point chart:repeated="1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9965955824">
                <text:p>-99.9965955824</text:p>
                <draw:g>
                  <svg:desc>'InterpretedLog-1'.V2:'InterpretedLog-1'.V144</svg:desc>
                </draw:g>
              </table:table-cell>
              <table:table-cell office:value-type="float" office:value="642.3571428571">
                <text:p>642.3571428571</text:p>
                <draw:g>
                  <svg:desc>'InterpretedLog-1'.R2:'InterpretedLog-1'.R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.5130266588">
                <text:p>-100.5130266588</text:p>
              </table:table-cell>
              <table:table-cell office:value-type="float" office:value="531.6031746032">
                <text:p>531.6031746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">
                <text:p>-100</text:p>
              </table:table-cell>
              <table:table-cell office:value-type="float" office:value="466.137254902">
                <text:p>466.137254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9.6207798044">
                <text:p>-99.6207798044</text:p>
              </table:table-cell>
              <table:table-cell office:value-type="float" office:value="408.9801980198">
                <text:p>408.9801980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485.5131578947">
                <text:p>485.5131578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9.5280137799">
                <text:p>-99.5280137799</text:p>
              </table:table-cell>
              <table:table-cell office:value-type="float" office:value="537.3770491803">
                <text:p>537.3770491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0.079417647">
                <text:p>-100.079417647</text:p>
              </table:table-cell>
              <table:table-cell office:value-type="float" office:value="571.4947368421">
                <text:p>571.4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">
                <text:p>-100</text:p>
              </table:table-cell>
              <table:table-cell office:value-type="float" office:value="644.3793103448">
                <text:p>644.3793103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0">
                <text:p>-100</text:p>
              </table:table-cell>
              <table:table-cell office:value-type="float" office:value="557.1121495327">
                <text:p>557.1121495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0">
                <text:p>-100</text:p>
              </table:table-cell>
              <table:table-cell office:value-type="float" office:value="587.6323529412">
                <text:p>587.6323529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0">
                <text:p>-100</text:p>
              </table:table-cell>
              <table:table-cell office:value-type="float" office:value="603.6811594203">
                <text:p>603.6811594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5.2968774751">
                <text:p>-95.2968774751</text:p>
              </table:table-cell>
              <table:table-cell office:value-type="float" office:value="563.9204545455">
                <text:p>563.920454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9.2966716454">
                <text:p>-99.2966716454</text:p>
              </table:table-cell>
              <table:table-cell office:value-type="float" office:value="634.625">
                <text:p>634.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9.9261295825">
                <text:p>-99.9261295825</text:p>
              </table:table-cell>
              <table:table-cell office:value-type="float" office:value="680.3333333333">
                <text:p>680.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0">
                <text:p>-100</text:p>
              </table:table-cell>
              <table:table-cell office:value-type="float" office:value="593.6346153846">
                <text:p>593.6346153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0">
                <text:p>-100</text:p>
              </table:table-cell>
              <table:table-cell office:value-type="float" office:value="611.950617284">
                <text:p>611.950617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6.8247401935">
                <text:p>-96.8247401935</text:p>
              </table:table-cell>
              <table:table-cell office:value-type="float" office:value="622.8">
                <text:p>62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9.8939127617">
                <text:p>-99.8939127617</text:p>
              </table:table-cell>
              <table:table-cell office:value-type="float" office:value="593.9242424242">
                <text:p>593.92424242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7.2626581086">
                <text:p>-97.2626581086</text:p>
              </table:table-cell>
              <table:table-cell office:value-type="float" office:value="537.4725274725">
                <text:p>537.4725274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8.7368364819">
                <text:p>-98.7368364819</text:p>
              </table:table-cell>
              <table:table-cell office:value-type="float" office:value="603.8846153846">
                <text:p>603.8846153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0.0309975664">
                <text:p>-100.0309975664</text:p>
              </table:table-cell>
              <table:table-cell office:value-type="float" office:value="618.0857142857">
                <text:p>618.0857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9.9406346446">
                <text:p>-99.9406346446</text:p>
              </table:table-cell>
              <table:table-cell office:value-type="float" office:value="563.8983050847">
                <text:p>563.8983050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9.6864793828">
                <text:p>-99.6864793828</text:p>
              </table:table-cell>
              <table:table-cell office:value-type="float" office:value="584.4142857143">
                <text:p>584.4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0">
                <text:p>-100</text:p>
              </table:table-cell>
              <table:table-cell office:value-type="float" office:value="565.696969697">
                <text:p>565.696969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0">
                <text:p>-100</text:p>
              </table:table-cell>
              <table:table-cell office:value-type="float" office:value="613.14">
                <text:p>613.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0">
                <text:p>-100</text:p>
              </table:table-cell>
              <table:table-cell office:value-type="float" office:value="594.32">
                <text:p>594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5.3281303955">
                <text:p>-95.3281303955</text:p>
              </table:table-cell>
              <table:table-cell office:value-type="float" office:value="606.75">
                <text:p>606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0">
                <text:p>-100</text:p>
              </table:table-cell>
              <table:table-cell office:value-type="float" office:value="515.5068493151">
                <text:p>515.5068493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9.8153311123">
                <text:p>-99.8153311123</text:p>
              </table:table-cell>
              <table:table-cell office:value-type="float" office:value="652.125">
                <text:p>652.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2.0224848804">
                <text:p>-102.0224848804</text:p>
              </table:table-cell>
              <table:table-cell office:value-type="float" office:value="631.4782608696">
                <text:p>631.4782608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9.2083809992">
                <text:p>-99.2083809992</text:p>
              </table:table-cell>
              <table:table-cell office:value-type="float" office:value="508.7049180328">
                <text:p>508.7049180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14.9276206851">
                <text:p>-114.9276206851</text:p>
              </table:table-cell>
              <table:table-cell office:value-type="float" office:value="472.3181818182">
                <text:p>472.3181818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9.0313194212">
                <text:p>-99.0313194212</text:p>
              </table:table-cell>
              <table:table-cell office:value-type="float" office:value="453.2048192771">
                <text:p>453.2048192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6.5579260753">
                <text:p>-96.5579260753</text:p>
              </table:table-cell>
              <table:table-cell office:value-type="float" office:value="406.765625">
                <text:p>406.76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0">
                <text:p>-100</text:p>
              </table:table-cell>
              <table:table-cell office:value-type="float" office:value="418.2121212121">
                <text:p>418.2121212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8.4403581852">
                <text:p>-98.4403581852</text:p>
              </table:table-cell>
              <table:table-cell office:value-type="float" office:value="529.8571428571">
                <text:p>529.8571428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8.93825035">
                <text:p>-98.93825035</text:p>
              </table:table-cell>
              <table:table-cell office:value-type="float" office:value="479.5492957746">
                <text:p>479.54929577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8.9025389321">
                <text:p>-98.9025389321</text:p>
              </table:table-cell>
              <table:table-cell office:value-type="float" office:value="492.8260869565">
                <text:p>492.8260869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8.7627603109">
                <text:p>-98.7627603109</text:p>
              </table:table-cell>
              <table:table-cell office:value-type="float" office:value="489.3815789474">
                <text:p>489.38157894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.2872710977">
                <text:p>-98.2872710977</text:p>
              </table:table-cell>
              <table:table-cell office:value-type="float" office:value="554.512195122">
                <text:p>554.512195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0">
                <text:p>-100</text:p>
              </table:table-cell>
              <table:table-cell office:value-type="float" office:value="610.9444444444">
                <text:p>610.9444444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0.2207826946">
                <text:p>-100.2207826946</text:p>
              </table:table-cell>
              <table:table-cell office:value-type="float" office:value="603.05">
                <text:p>603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9.6234393547">
                <text:p>-99.6234393547</text:p>
              </table:table-cell>
              <table:table-cell office:value-type="float" office:value="480.9423076923">
                <text:p>480.9423076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9.895400075">
                <text:p>-99.895400075</text:p>
              </table:table-cell>
              <table:table-cell office:value-type="float" office:value="480.46875">
                <text:p>480.4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7.1998526713">
                <text:p>-97.1998526713</text:p>
              </table:table-cell>
              <table:table-cell office:value-type="float" office:value="489.8813559322">
                <text:p>489.88135593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9.9407132749">
                <text:p>-99.9407132749</text:p>
              </table:table-cell>
              <table:table-cell office:value-type="float" office:value="522.3928571429">
                <text:p>522.39285714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9.8443935255">
                <text:p>-99.8443935255</text:p>
              </table:table-cell>
              <table:table-cell office:value-type="float" office:value="570.2051282051">
                <text:p>570.2051282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8.028062411">
                <text:p>-98.028062411</text:p>
              </table:table-cell>
              <table:table-cell office:value-type="float" office:value="586.2608695652">
                <text:p>586.26086956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9.8573606966">
                <text:p>-99.8573606966</text:p>
              </table:table-cell>
              <table:table-cell office:value-type="float" office:value="559.6153846154">
                <text:p>559.6153846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0">
                <text:p>-100</text:p>
              </table:table-cell>
              <table:table-cell office:value-type="float" office:value="577.7727272727">
                <text:p>577.77272727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5.0169905183">
                <text:p>-95.0169905183</text:p>
              </table:table-cell>
              <table:table-cell office:value-type="float" office:value="570.2745098039">
                <text:p>570.2745098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0">
                <text:p>-100</text:p>
              </table:table-cell>
              <table:table-cell office:value-type="float" office:value="531.8448275862">
                <text:p>531.84482758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1.5969048439">
                <text:p>-101.5969048439</text:p>
              </table:table-cell>
              <table:table-cell office:value-type="float" office:value="543.6842105263">
                <text:p>543.6842105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0">
                <text:p>-100</text:p>
              </table:table-cell>
              <table:table-cell office:value-type="float" office:value="559.847826087">
                <text:p>559.847826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9.9404770707">
                <text:p>-99.9404770707</text:p>
              </table:table-cell>
              <table:table-cell office:value-type="float" office:value="593.5416666667">
                <text:p>593.541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0.6618273449">
                <text:p>-100.6618273449</text:p>
              </table:table-cell>
              <table:table-cell office:value-type="float" office:value="555.6216216216">
                <text:p>555.6216216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0">
                <text:p>-100</text:p>
              </table:table-cell>
              <table:table-cell office:value-type="float" office:value="516.0192307692">
                <text:p>516.01923076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0">
                <text:p>-100</text:p>
              </table:table-cell>
              <table:table-cell office:value-type="float" office:value="578.35">
                <text:p>578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9.7761034442">
                <text:p>-99.7761034442</text:p>
              </table:table-cell>
              <table:table-cell office:value-type="float" office:value="578.2264150943">
                <text:p>578.2264150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9.3560825816">
                <text:p>-99.3560825816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0.2856543781">
                <text:p>-100.2856543781</text:p>
              </table:table-cell>
              <table:table-cell office:value-type="float" office:value="577.2820512821">
                <text:p>577.28205128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0">
                <text:p>-100</text:p>
              </table:table-cell>
              <table:table-cell office:value-type="float" office:value="571.1551724138">
                <text:p>571.155172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0">
                <text:p>-100</text:p>
              </table:table-cell>
              <table:table-cell office:value-type="float" office:value="547.7368421053">
                <text:p>547.73684210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00">
                <text:p>-100</text:p>
              </table:table-cell>
              <table:table-cell office:value-type="float" office:value="617.65">
                <text:p>617.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0">
                <text:p>-100</text:p>
              </table:table-cell>
              <table:table-cell office:value-type="float" office:value="511.8059701493">
                <text:p>511.80597014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0">
                <text:p>-100</text:p>
              </table:table-cell>
              <table:table-cell office:value-type="float" office:value="534.6785714286">
                <text:p>534.67857142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0.0272927544">
                <text:p>-70.0272927544</text:p>
              </table:table-cell>
              <table:table-cell office:value-type="float" office:value="599.8695652174">
                <text:p>599.8695652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5.0020848551">
                <text:p>-95.0020848551</text:p>
              </table:table-cell>
              <table:table-cell office:value-type="float" office:value="567.6470588235">
                <text:p>567.6470588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9.9467182513">
                <text:p>-99.9467182513</text:p>
              </table:table-cell>
              <table:table-cell office:value-type="float" office:value="551.5555555556">
                <text:p>551.5555555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8.7105183749">
                <text:p>-98.7105183749</text:p>
              </table:table-cell>
              <table:table-cell office:value-type="float" office:value="525.1481481481">
                <text:p>525.14814814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0">
                <text:p>-100</text:p>
              </table:table-cell>
              <table:table-cell office:value-type="float" office:value="507.6086956522">
                <text:p>507.6086956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9.2351718182">
                <text:p>-99.2351718182</text:p>
              </table:table-cell>
              <table:table-cell office:value-type="float" office:value="463.4545454545">
                <text:p>463.4545454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9.9405560143">
                <text:p>-99.9405560143</text:p>
              </table:table-cell>
              <table:table-cell office:value-type="float" office:value="516.5588235294">
                <text:p>516.55882352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0">
                <text:p>-100</text:p>
              </table:table-cell>
              <table:table-cell office:value-type="float" office:value="539.6388888889">
                <text:p>539.63888888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0">
                <text:p>-100</text:p>
              </table:table-cell>
              <table:table-cell office:value-type="float" office:value="548.9230769231">
                <text:p>548.9230769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0">
                <text:p>-100</text:p>
              </table:table-cell>
              <table:table-cell office:value-type="float" office:value="551.1666666667">
                <text:p>551.1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0">
                <text:p>-100</text:p>
              </table:table-cell>
              <table:table-cell office:value-type="float" office:value="555.6315789474">
                <text:p>555.6315789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8.3109246732">
                <text:p>-98.3109246732</text:p>
              </table:table-cell>
              <table:table-cell office:value-type="float" office:value="550.4456521739">
                <text:p>550.4456521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0">
                <text:p>-100</text:p>
              </table:table-cell>
              <table:table-cell office:value-type="float" office:value="529.7627118644">
                <text:p>529.7627118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8.7224518815">
                <text:p>-98.7224518815</text:p>
              </table:table-cell>
              <table:table-cell office:value-type="float" office:value="597.3962264151">
                <text:p>597.3962264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.0631162547">
                <text:p>-100.0631162547</text:p>
              </table:table-cell>
              <table:table-cell office:value-type="float" office:value="534.4074074074">
                <text:p>534.4074074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0">
                <text:p>-100</text:p>
              </table:table-cell>
              <table:table-cell office:value-type="float" office:value="584.3518518519">
                <text:p>584.35185185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0">
                <text:p>-100</text:p>
              </table:table-cell>
              <table:table-cell office:value-type="float" office:value="558.862745098">
                <text:p>558.8627450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0">
                <text:p>-100</text:p>
              </table:table-cell>
              <table:table-cell office:value-type="float" office:value="561.5283018868">
                <text:p>561.52830188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00">
                <text:p>-100</text:p>
              </table:table-cell>
              <table:table-cell office:value-type="float" office:value="595.85">
                <text:p>595.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9.4607619646">
                <text:p>-99.4607619646</text:p>
              </table:table-cell>
              <table:table-cell office:value-type="float" office:value="583.6285714286">
                <text:p>583.6285714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0">
                <text:p>-100</text:p>
              </table:table-cell>
              <table:table-cell office:value-type="float" office:value="454.0091743119">
                <text:p>454.0091743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9.8498904735">
                <text:p>-99.8498904735</text:p>
              </table:table-cell>
              <table:table-cell office:value-type="float" office:value="501.0892857143">
                <text:p>501.0892857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5.1226200147">
                <text:p>-95.1226200147</text:p>
              </table:table-cell>
              <table:table-cell office:value-type="float" office:value="542.0454545455">
                <text:p>542.0454545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9.7671100774">
                <text:p>-99.7671100774</text:p>
              </table:table-cell>
              <table:table-cell office:value-type="float" office:value="556.7291666667">
                <text:p>556.7291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9.9187198235">
                <text:p>-99.9187198235</text:p>
              </table:table-cell>
              <table:table-cell office:value-type="float" office:value="552.0833333333">
                <text:p>552.08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9.919022747">
                <text:p>-99.919022747</text:p>
              </table:table-cell>
              <table:table-cell office:value-type="float" office:value="430.275">
                <text:p>430.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0">
                <text:p>-100</text:p>
              </table:table-cell>
              <table:table-cell office:value-type="float" office:value="438.4945054945">
                <text:p>438.49450549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6.949785408">
                <text:p>-96.949785408</text:p>
              </table:table-cell>
              <table:table-cell office:value-type="float" office:value="586.9259259259">
                <text:p>586.92592592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5.9511042914">
                <text:p>-95.9511042914</text:p>
              </table:table-cell>
              <table:table-cell office:value-type="float" office:value="459.5833333333">
                <text:p>459.58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7.6862628137">
                <text:p>-97.6862628137</text:p>
              </table:table-cell>
              <table:table-cell office:value-type="float" office:value="526.35">
                <text:p>526.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0">
                <text:p>-100</text:p>
              </table:table-cell>
              <table:table-cell office:value-type="float" office:value="504.1176470588">
                <text:p>504.11764705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0">
                <text:p>-100</text:p>
              </table:table-cell>
              <table:table-cell office:value-type="float" office:value="543.3069306931">
                <text:p>543.30693069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0">
                <text:p>-100</text:p>
              </table:table-cell>
              <table:table-cell office:value-type="float" office:value="537.7222222222">
                <text:p>537.72222222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0">
                <text:p>-100</text:p>
              </table:table-cell>
              <table:table-cell office:value-type="float" office:value="540.6847826087">
                <text:p>540.6847826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9.1421680749">
                <text:p>-99.1421680749</text:p>
              </table:table-cell>
              <table:table-cell office:value-type="float" office:value="505.96">
                <text:p>505.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6.4696084769">
                <text:p>-86.4696084769</text:p>
              </table:table-cell>
              <table:table-cell office:value-type="float" office:value="571.9">
                <text:p>571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0">
                <text:p>-100</text:p>
              </table:table-cell>
              <table:table-cell office:value-type="float" office:value="574.6818181818">
                <text:p>574.6818181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0">
                <text:p>-100</text:p>
              </table:table-cell>
              <table:table-cell office:value-type="float" office:value="525.303030303">
                <text:p>525.3030303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0">
                <text:p>-100</text:p>
              </table:table-cell>
              <table:table-cell office:value-type="float" office:value="657.4864864865">
                <text:p>657.48648648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0">
                <text:p>-100</text:p>
              </table:table-cell>
              <table:table-cell office:value-type="float" office:value="555.1960784314">
                <text:p>555.19607843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8.6047285085">
                <text:p>-98.6047285085</text:p>
              </table:table-cell>
              <table:table-cell office:value-type="float" office:value="525.914893617">
                <text:p>525.9148936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8.78769472">
                <text:p>-98.78769472</text:p>
              </table:table-cell>
              <table:table-cell office:value-type="float" office:value="630.9534883721">
                <text:p>630.95348837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0">
                <text:p>-100</text:p>
              </table:table-cell>
              <table:table-cell office:value-type="float" office:value="593.1875">
                <text:p>593.1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9.6770862348">
                <text:p>-99.6770862348</text:p>
              </table:table-cell>
              <table:table-cell office:value-type="float" office:value="684.5068493151">
                <text:p>684.50684931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0">
                <text:p>-100</text:p>
              </table:table-cell>
              <table:table-cell office:value-type="float" office:value="604.0909090909">
                <text:p>604.0909090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8.295604437">
                <text:p>-88.295604437</text:p>
              </table:table-cell>
              <table:table-cell office:value-type="float" office:value="560.0444444444">
                <text:p>560.04444444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8.9777113883">
                <text:p>-98.9777113883</text:p>
              </table:table-cell>
              <table:table-cell office:value-type="float" office:value="572.012195122">
                <text:p>572.012195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9.9620646458">
                <text:p>-99.9620646458</text:p>
              </table:table-cell>
              <table:table-cell office:value-type="float" office:value="558.8857142857">
                <text:p>558.8857142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6.1527776934">
                <text:p>-96.1527776934</text:p>
              </table:table-cell>
              <table:table-cell office:value-type="float" office:value="568.5757575758">
                <text:p>568.57575757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00.269620604">
                <text:p>-100.269620604</text:p>
              </table:table-cell>
              <table:table-cell office:value-type="float" office:value="577.9784946237">
                <text:p>577.97849462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8.4521568476">
                <text:p>-98.4521568476</text:p>
              </table:table-cell>
              <table:table-cell office:value-type="float" office:value="591.3020833333">
                <text:p>591.30208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0.6374793927">
                <text:p>-100.6374793927</text:p>
              </table:table-cell>
              <table:table-cell office:value-type="float" office:value="680.64">
                <text:p>680.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00">
                <text:p>-100</text:p>
              </table:table-cell>
              <table:table-cell office:value-type="float" office:value="552.2553191489">
                <text:p>552.25531914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0">
                <text:p>-100</text:p>
              </table:table-cell>
              <table:table-cell office:value-type="float" office:value="555.12">
                <text:p>555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9.9317650444">
                <text:p>-99.9317650444</text:p>
              </table:table-cell>
              <table:table-cell office:value-type="float" office:value="529.1458333333">
                <text:p>529.1458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9.8281965111">
                <text:p>-99.8281965111</text:p>
              </table:table-cell>
              <table:table-cell office:value-type="float" office:value="570.5">
                <text:p>57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7.4274068152">
                <text:p>-97.4274068152</text:p>
              </table:table-cell>
              <table:table-cell office:value-type="float" office:value="582.3428571429">
                <text:p>582.34285714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9.4807517215">
                <text:p>-99.4807517215</text:p>
              </table:table-cell>
              <table:table-cell office:value-type="float" office:value="594.9275362319">
                <text:p>594.92753623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9.2351718182">
                <text:p>-99.2351718182</text:p>
              </table:table-cell>
              <table:table-cell office:value-type="float" office:value="562.4558823529">
                <text:p>562.45588235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9.9490673771">
                <text:p>-99.9490673771</text:p>
              </table:table-cell>
              <table:table-cell office:value-type="float" office:value="554.475">
                <text:p>554.4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9.5289118014">
                <text:p>-99.5289118014</text:p>
              </table:table-cell>
              <table:table-cell office:value-type="float" office:value="514.5663716814">
                <text:p>514.56637168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98.0622854622">
                <text:p>-98.0622854622</text:p>
              </table:table-cell>
              <table:table-cell office:value-type="float" office:value="543.9183673469">
                <text:p>543.91836734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1.0477632208">
                <text:p>-91.0477632208</text:p>
              </table:table-cell>
              <table:table-cell office:value-type="float" office:value="536.7699530516">
                <text:p>536.76995305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00">
                <text:p>-100</text:p>
              </table:table-cell>
              <table:table-cell office:value-type="float" office:value="406.806122449">
                <text:p>406.8061224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8.0079510378">
                <text:p>-98.0079510378</text:p>
              </table:table-cell>
              <table:table-cell office:value-type="float" office:value="425.6363636364">
                <text:p>425.63636363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99.7523644942">
                <text:p>-99.7523644942</text:p>
              </table:table-cell>
              <table:table-cell office:value-type="float" office:value="419.935483871">
                <text:p>419.9354838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99.6799482416">
                <text:p>-99.6799482416</text:p>
              </table:table-cell>
              <table:table-cell office:value-type="float" office:value="478.7441860465">
                <text:p>478.74418604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9.8867316855">
                <text:p>-99.8867316855</text:p>
              </table:table-cell>
              <table:table-cell office:value-type="float" office:value="374.4019607843">
                <text:p>374.40196078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9.6265080078">
                <text:p>-99.6265080078</text:p>
              </table:table-cell>
              <table:table-cell office:value-type="float" office:value="499.6533333333">
                <text:p>499.65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99.8467725231">
                <text:p>-99.8467725231</text:p>
              </table:table-cell>
              <table:table-cell office:value-type="float" office:value="553.5087719298">
                <text:p>553.50877192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9.9021925923">
                <text:p>-99.9021925923</text:p>
              </table:table-cell>
              <table:table-cell office:value-type="float" office:value="484.2409638554">
                <text:p>484.24096385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9.5571462286">
                <text:p>-99.5571462286</text:p>
              </table:table-cell>
              <table:table-cell office:value-type="float" office:value="475.7058823529">
                <text:p>475.70588235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99.8522989425">
                <text:p>-99.8522989425</text:p>
              </table:table-cell>
              <table:table-cell office:value-type="float" office:value="561.6935483871">
                <text:p>561.69354838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8.3001553208">
                <text:p>-98.3001553208</text:p>
              </table:table-cell>
              <table:table-cell office:value-type="float" office:value="557.8720930233">
                <text:p>557.87209302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8.9738606613">
                <text:p>-98.9738606613</text:p>
              </table:table-cell>
              <table:table-cell office:value-type="float" office:value="507.1547619048">
                <text:p>507.15476190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99.9038116398">
                <text:p>-99.9038116398</text:p>
              </table:table-cell>
              <table:table-cell office:value-type="float" office:value="512.4031007752">
                <text:p>512.4031007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15cm" svg:height="16.527cm" xlink:href=".." xlink:type="simple" chart:class="chart:line" chart:style-name="ch1">
        <chart:title svg:x="14.193cm" svg:y="0.466cm" chart:style-name="ch2">
          <text:p>Subject 2 - Average GSR Per Shape,</text:p>
        </chart:title>
        <chart:subtitle svg:x="14.567cm" svg:y="1.584cm" chart:style-name="ch3">
          <text:p>Shape Set 1 - Lines, Psi, Pound, Infinity</text:p>
        </chart:subtitle>
        <chart:legend chart:legend-position="end" svg:x="30.949cm" svg:y="7.968cm" style:legend-expansion="high" chart:style-name="ch4"/>
        <chart:plot-area chart:style-name="ch5" table:cell-range-address="'InterpretedLog-1'.T1:'InterpretedLog-1'.T92" chart:data-source-has-labels="row" svg:x="1.714cm" svg:y="2.605cm" svg:width="28.515cm" svg:height="12.628cm">
          <chartooo:coordinate-region svg:x="2.865cm" svg:y="2.8cm" svg:width="27.098cm" svg:height="12.238cm"/>
          <chart:axis chart:dimension="x" chart:name="primary-x" chart:style-name="ch6">
            <chart:title svg:x="14.097cm" svg:y="15.564cm" chart:style-name="ch7">
              <text:p>Number of Shapes Drawn</text:p>
            </chart:title>
            <chart:grid chart:style-name="ch8" chart:class="major"/>
          </chart:axis>
          <chart:axis chart:dimension="y" chart:name="primary-y" chart:style-name="ch6">
            <chart:title svg:x="0.451cm" svg:y="10.59cm" chart:style-name="ch9">
              <text:p>Average GSR (kOhms)</text:p>
            </chart:title>
            <chart:grid chart:style-name="ch8" chart:class="major"/>
          </chart:axis>
          <chart:series chart:style-name="ch10" chart:values-cell-range-address="'InterpretedLog-1'.T2:'InterpretedLog-1'.T92" chart:label-cell-address="'InterpretedLog-1'.T1:'InterpretedLog-1'.T1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Gsr Per Shape</text:p>
                <draw:g>
                  <svg:desc>'InterpretedLog-1'.T1:'InterpretedLog-1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81894657">
                <text:p>1.0181894657</text:p>
                <draw:g>
                  <svg:desc>'InterpretedLog-1'.T2:'InterpretedLog-1'.T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3.4354458374">
                <text:p>-153.4354458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.4167567675">
                <text:p>113.4167567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.1611167986">
                <text:p>141.1611167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7521420545">
                <text:p>-23.7521420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6.6046841624">
                <text:p>1406.6046841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.3506665825">
                <text:p>210.3506665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0930827799">
                <text:p>22.0930827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9.653191813">
                <text:p>949.653191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7284539131">
                <text:p>31.7284539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8.6811859915">
                <text:p>818.68118599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7.7855482326">
                <text:p>377.7855482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2707178688">
                <text:p>-9.27071786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7549248408">
                <text:p>17.754924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673995057">
                <text:p>93.7673995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7.2575952783">
                <text:p>1397.2575952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2305667241">
                <text:p>55.2305667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04.8825416354">
                <text:p>-604.8825416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6.7565353945">
                <text:p>236.7565353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464.5362879457">
                <text:p>-4464.53628794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.7119163673">
                <text:p>289.71191636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9.4516632583">
                <text:p>1029.4516632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.4559493496">
                <text:p>466.4559493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7.54691128">
                <text:p>317.54691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.2274426467">
                <text:p>328.22744264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0.0322781058">
                <text:p>370.03227810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2.2410662141">
                <text:p>512.2410662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6.0314441737">
                <text:p>-66.0314441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.6213413913">
                <text:p>112.6213413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.2836299021">
                <text:p>31.28362990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7.4649667468">
                <text:p>837.4649667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7314081752">
                <text:p>17.7314081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5386123175">
                <text:p>46.53861231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9.7649136061">
                <text:p>589.7649136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6604051379">
                <text:p>42.66040513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90.3129657228">
                <text:p>1490.3129657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77.6005349126">
                <text:p>-477.6005349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8020518645">
                <text:p>17.8020518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97.9385904801">
                <text:p>-197.93859048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9627343198">
                <text:p>66.9627343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2.5821094572">
                <text:p>192.5821094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5.4331955333">
                <text:p>-85.4331955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64.204140028">
                <text:p>8964.204140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94.7709349696">
                <text:p>1494.7709349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9354464925">
                <text:p>15.9354464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5.6567385661">
                <text:p>385.65673856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8.7439668779">
                <text:p>228.74396687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7784415063">
                <text:p>17.77844150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5.1667809944">
                <text:p>505.1667809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2.087678614">
                <text:p>382.0876786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.87673965">
                <text:p>-18.876739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.2747153501">
                <text:p>161.27471535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.8945912126">
                <text:p>44.8945912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58.7214127267">
                <text:p>1458.72141272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.6524605243">
                <text:p>69.65246052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.3091853108">
                <text:p>24.3091853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04cm" svg:height="15.687cm" xlink:href=".." xlink:type="simple" chart:class="chart:line" chart:style-name="ch1">
        <chart:title svg:x="10.75cm" svg:y="0.449cm" chart:style-name="ch2">
          <text:p>Subject 2 - Average GSR Per Shape</text:p>
        </chart:title>
        <chart:subtitle svg:x="11.363cm" svg:y="1.568cm" chart:style-name="ch3">
          <text:p>Shape Set 2 - Square, At, Pi, Equals</text:p>
        </chart:subtitle>
        <chart:legend chart:legend-position="end" svg:x="23.938cm" svg:y="7.548cm" style:legend-expansion="high" chart:style-name="ch4"/>
        <chart:plot-area chart:style-name="ch5" table:cell-range-address="'InterpretedLog-1'.T1:'InterpretedLog-1'.T1 'InterpretedLog-1'.T93:'InterpretedLog-1'.T124" chart:data-source-has-labels="row" svg:x="1.574cm" svg:y="2.554cm" svg:width="21.784cm" svg:height="11.856cm">
          <chartooo:coordinate-region svg:x="2.531cm" svg:y="2.749cm" svg:width="20.562cm" svg:height="11.466cm"/>
          <chart:axis chart:dimension="x" chart:name="primary-x" chart:style-name="ch6">
            <chart:title svg:x="10.592cm" svg:y="14.724cm" chart:style-name="ch7">
              <text:p>Number of Shapes Drawn</text:p>
            </chart:title>
            <chart:grid chart:style-name="ch8" chart:class="major"/>
          </chart:axis>
          <chart:axis chart:dimension="y" chart:name="primary-y" chart:style-name="ch6">
            <chart:title svg:x="0.451cm" svg:y="10.153cm" chart:style-name="ch9">
              <text:p>Average GSR (kOhms)</text:p>
            </chart:title>
            <chart:grid chart:style-name="ch8" chart:class="major"/>
          </chart:axis>
          <chart:series chart:style-name="ch10" chart:values-cell-range-address="'InterpretedLog-1'.T93:'InterpretedLog-1'.T124" chart:label-cell-address="'InterpretedLog-1'.T1:'InterpretedLog-1'.T1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Gsr Per Shape</text:p>
                <draw:g>
                  <svg:desc>'InterpretedLog-1'.T1:'InterpretedLog-1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2185872814">
                <text:p>24.2185872814</text:p>
                <draw:g>
                  <svg:desc>'InterpretedLog-1'.T93:'InterpretedLog-1'.T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2.2548073404">
                <text:p>912.2548073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0.9392513765">
                <text:p>1210.9392513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1.9899592087">
                <text:p>691.9899592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.5594235779">
                <text:p>256.5594235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6.6545352162">
                <text:p>4046.6545352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7.2962548262">
                <text:p>417.2962548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2.5749226099">
                <text:p>362.5749226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.57669182">
                <text:p>96.57669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0.5376825881">
                <text:p>3500.5376825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.7449475647">
                <text:p>305.7449475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3456638008">
                <text:p>11.3456638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.6229933135">
                <text:p>1150.6229933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0.6378321106">
                <text:p>-80.6378321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2.9272184635">
                <text:p>462.92721846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90.6566318669">
                <text:p>-190.65663186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4076350617">
                <text:p>20.4076350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.3827974761">
                <text:p>51.3827974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4083249981">
                <text:p>769.4083249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4cm" svg:height="9.014cm" xlink:href=".." xlink:type="simple" chart:class="chart:line" chart:style-name="ch1">
        <chart:title svg:x="4.24cm" svg:y="0.335cm" chart:style-name="ch2">
          <text:p>Subject 2 - Average GSR Per Shape</text:p>
        </chart:title>
        <chart:subtitle svg:x="3.927cm" svg:y="1.302cm" chart:style-name="ch3">
          <text:p>Shape Set 3 - Circle, Star, Plus, Triangle, Arrow</text:p>
        </chart:subtitle>
        <chart:legend chart:legend-position="end" svg:x="10.918cm" svg:y="4.212cm" style:legend-expansion="high" chart:style-name="ch4"/>
        <chart:plot-area chart:style-name="ch5" table:cell-range-address="'InterpretedLog-1'.T1:'InterpretedLog-1'.T1 'InterpretedLog-1'.T125:'InterpretedLog-1'.T135 'InterpretedLog-1'.T137:'InterpretedLog-1'.T144" chart:data-source-has-labels="row" svg:x="1.313cm" svg:y="2.155cm" svg:width="9.286cm" svg:height="5.715cm">
          <chartooo:coordinate-region svg:x="2.34cm" svg:y="2.35cm" svg:width="8.064cm" svg:height="4.881cm"/>
          <chart:axis chart:dimension="x" chart:name="primary-x" chart:style-name="ch6">
            <chart:title svg:x="4.082cm" svg:y="8.051cm" chart:style-name="ch7">
              <text:p>Number of Shapes Drawn</text:p>
            </chart:title>
            <chart:grid chart:style-name="ch8" chart:class="major"/>
          </chart:axis>
          <chart:axis chart:dimension="y" chart:name="primary-y" chart:style-name="ch6">
            <chart:title svg:x="0.451cm" svg:y="6.683cm" chart:style-name="ch9">
              <text:p>Average GSR (kOhms)</text:p>
            </chart:title>
            <chart:grid chart:style-name="ch8" chart:class="major"/>
          </chart:axis>
          <chart:series chart:style-name="ch10" chart:values-cell-range-address="'InterpretedLog-1'.T125:'InterpretedLog-1'.T135 'InterpretedLog-1'.T137:'InterpretedLog-1'.T144" chart:label-cell-address="'InterpretedLog-1'.T1:'InterpretedLog-1'.T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Gsr Per Shape</text:p>
                <draw:g>
                  <svg:desc>'InterpretedLog-1'.T1:'InterpretedLog-1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.2962009563">
                <text:p>155.2962009563</text:p>
                <draw:g>
                  <svg:desc>'InterpretedLog-1'.T125:'InterpretedLog-1'.T135 'InterpretedLog-1'.T137:'InterpretedLog-1'.T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.7439668779">
                <text:p>228.7439668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328725389">
                <text:p>15.2328725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.892537536">
                <text:p>140.892537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9.5295212883">
                <text:p>579.5295212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77.4250767903">
                <text:p>2677.4250767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5.7798008496">
                <text:p>595.7798008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0625532325">
                <text:p>74.0625532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.7207260059">
                <text:p>95.7207260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876162249">
                <text:p>33.876162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.7035720201">
                <text:p>111.7035720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8271043515">
                <text:p>45.8271043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252131333">
                <text:p>29.252131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.4482162421">
                <text:p>132.44821624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1742689455">
                <text:p>44.1742689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8.3876670156">
                <text:p>508.3876670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.8966187325">
                <text:p>306.8966187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7679084009">
                <text:p>28.76790840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cm" svg:height="13.439cm" xlink:href=".." xlink:type="simple" chart:class="chart:line" chart:style-name="ch1">
        <chart:title svg:x="10.098cm" svg:y="0.404cm" chart:style-name="ch2">
          <text:p>Subject 2 - Average GSR Per Shape</text:p>
        </chart:title>
        <chart:subtitle svg:x="13.189cm" svg:y="1.478cm" chart:style-name="ch3">
          <text:p>Overall</text:p>
        </chart:subtitle>
        <chart:legend chart:legend-position="end" svg:x="22.634cm" svg:y="6.424cm" style:legend-expansion="high" chart:style-name="ch4"/>
        <chart:plot-area chart:style-name="ch5" table:cell-range-address="'InterpretedLog-1'.T1:'InterpretedLog-1'.T144" chart:data-source-has-labels="row" svg:x="1.548cm" svg:y="2.419cm" svg:width="20.532cm" svg:height="9.788cm">
          <chartooo:coordinate-region svg:x="2.769cm" svg:y="2.614cm" svg:width="19.311cm" svg:height="9.398cm"/>
          <chart:axis chart:dimension="x" chart:name="primary-x" chart:style-name="ch6">
            <chart:title svg:x="9.94cm" svg:y="12.476cm" chart:style-name="ch7">
              <text:p>Number of Shapes Drawn</text:p>
            </chart:title>
            <chart:grid chart:style-name="ch8" chart:class="major"/>
          </chart:axis>
          <chart:axis chart:dimension="y" chart:name="primary-y" chart:style-name="ch6">
            <chart:title svg:x="0.451cm" svg:y="8.984cm" chart:style-name="ch9">
              <text:p>Average GSR (kOhms)</text:p>
            </chart:title>
            <chart:grid chart:style-name="ch8" chart:class="major"/>
          </chart:axis>
          <chart:series chart:style-name="ch10" chart:values-cell-range-address="'InterpretedLog-1'.T2:'InterpretedLog-1'.T144" chart:label-cell-address="'InterpretedLog-1'.T1:'InterpretedLog-1'.T1" chart:class="chart:line">
            <chart:data-point chart:repeated="1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Gsr Per Shape</text:p>
                <draw:g>
                  <svg:desc>'InterpretedLog-1'.T1:'InterpretedLog-1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81894657">
                <text:p>1.0181894657</text:p>
                <draw:g>
                  <svg:desc>'InterpretedLog-1'.T2:'InterpretedLog-1'.T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3.4354458374">
                <text:p>-153.4354458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.4167567675">
                <text:p>113.4167567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.1611167986">
                <text:p>141.1611167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7521420545">
                <text:p>-23.7521420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6.6046841624">
                <text:p>1406.6046841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.3506665825">
                <text:p>210.3506665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0930827799">
                <text:p>22.0930827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9.653191813">
                <text:p>949.653191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7284539131">
                <text:p>31.7284539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8.6811859915">
                <text:p>818.68118599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7.7855482326">
                <text:p>377.7855482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2707178688">
                <text:p>-9.27071786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7549248408">
                <text:p>17.754924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673995057">
                <text:p>93.7673995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7.2575952783">
                <text:p>1397.2575952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2305667241">
                <text:p>55.2305667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04.8825416354">
                <text:p>-604.8825416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6.7565353945">
                <text:p>236.7565353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464.5362879457">
                <text:p>-4464.53628794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.7119163673">
                <text:p>289.71191636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9.4516632583">
                <text:p>1029.4516632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.4559493496">
                <text:p>466.4559493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7.54691128">
                <text:p>317.54691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.2274426467">
                <text:p>328.22744264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0.0322781058">
                <text:p>370.03227810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2.2410662141">
                <text:p>512.2410662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6.0314441737">
                <text:p>-66.0314441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.6213413913">
                <text:p>112.6213413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.2836299021">
                <text:p>31.28362990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7.4649667468">
                <text:p>837.4649667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7314081752">
                <text:p>17.7314081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5386123175">
                <text:p>46.53861231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9.7649136061">
                <text:p>589.7649136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6604051379">
                <text:p>42.66040513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90.3129657228">
                <text:p>1490.3129657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77.6005349126">
                <text:p>-477.6005349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8020518645">
                <text:p>17.8020518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97.9385904801">
                <text:p>-197.93859048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9627343198">
                <text:p>66.9627343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2.5821094572">
                <text:p>192.5821094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5.4331955333">
                <text:p>-85.4331955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64.204140028">
                <text:p>8964.204140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94.7709349696">
                <text:p>1494.7709349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9354464925">
                <text:p>15.9354464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5.6567385661">
                <text:p>385.65673856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8.7439668779">
                <text:p>228.74396687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7784415063">
                <text:p>17.77844150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5.1667809944">
                <text:p>505.1667809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2.087678614">
                <text:p>382.0876786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.87673965">
                <text:p>-18.876739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.2747153501">
                <text:p>161.27471535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.8945912126">
                <text:p>44.8945912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58.7214127267">
                <text:p>1458.72141272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.6524605243">
                <text:p>69.65246052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.3091853108">
                <text:p>24.3091853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2185872814">
                <text:p>24.2185872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2.2548073404">
                <text:p>912.2548073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0.9392513765">
                <text:p>1210.9392513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1.9899592087">
                <text:p>691.98995920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6.5594235779">
                <text:p>256.5594235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46.6545352162">
                <text:p>4046.6545352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7.2962548262">
                <text:p>417.29625482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2.5749226099">
                <text:p>362.5749226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.57669182">
                <text:p>96.57669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00.5376825881">
                <text:p>3500.53768258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5.7449475647">
                <text:p>305.74494756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456638008">
                <text:p>11.3456638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.6229933135">
                <text:p>1150.6229933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0.6378321106">
                <text:p>-80.63783211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2.9272184635">
                <text:p>462.92721846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90.6566318669">
                <text:p>-190.65663186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4076350617">
                <text:p>20.40763506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3827974761">
                <text:p>51.38279747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9.4083249981">
                <text:p>769.40832499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5.2962009563">
                <text:p>155.29620095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8.7439668779">
                <text:p>228.74396687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2328725389">
                <text:p>15.23287253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.892537536">
                <text:p>140.892537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9.5295212883">
                <text:p>579.5295212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77.4250767903">
                <text:p>2677.42507679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5.7798008496">
                <text:p>595.77980084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.0625532325">
                <text:p>74.06255323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5.7207260059">
                <text:p>95.72072600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876162249">
                <text:p>33.8761622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.7035720201">
                <text:p>111.70357202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.8271043515">
                <text:p>45.82710435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252131333">
                <text:p>29.252131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2.4482162421">
                <text:p>132.44821624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.1742689455">
                <text:p>44.1742689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8.3876670156">
                <text:p>508.38766701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6.8966187325">
                <text:p>306.89661873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7679084009">
                <text:p>28.76790840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cm" svg:height="13.439cm" xlink:href=".." xlink:type="simple" chart:class="chart:line" chart:column-mapping="1 0" chart:style-name="ch1">
        <chart:title svg:x="10.098cm" svg:y="0.404cm" chart:style-name="ch2">
          <text:p>Subject 2 - Average GSR Per Shape</text:p>
        </chart:title>
        <chart:subtitle svg:x="13.189cm" svg:y="1.478cm" chart:style-name="ch3">
          <text:p>Overall</text:p>
        </chart:subtitle>
        <chart:plot-area chart:style-name="ch4" table:cell-range-address="'InterpretedLog-1'.T1:'InterpretedLog-1'.T144 'InterpretedLog-1'.R1:'InterpretedLog-1'.R144" chart:data-source-has-labels="row" svg:x="1.548cm" svg:y="2.419cm" svg:width="25.598cm" svg:height="9.788cm">
          <chartooo:coordinate-region svg:x="2.769cm" svg:y="2.614cm" svg:width="24.377cm" svg:height="9.398cm"/>
          <chart:axis chart:dimension="x" chart:name="primary-x" chart:style-name="ch5">
            <chart:title svg:x="12.473cm" svg:y="12.476cm" chart:style-name="ch6">
              <text:p>Number of Shapes Drawn</text:p>
            </chart:title>
            <chart:grid chart:style-name="ch7" chart:class="major"/>
          </chart:axis>
          <chart:axis chart:dimension="y" chart:name="primary-y" chart:style-name="ch5">
            <chart:title svg:x="0.451cm" svg:y="8.984cm" chart:style-name="ch8">
              <text:p>Average GSR (kOhms)</text:p>
            </chart:title>
            <chart:grid chart:style-name="ch7" chart:class="major"/>
          </chart:axis>
          <chart:series chart:style-name="ch9" chart:values-cell-range-address="'InterpretedLog-1'.T2:'InterpretedLog-1'.T144" chart:label-cell-address="'InterpretedLog-1'.T1:'InterpretedLog-1'.T1" chart:class="chart:line">
            <chart:data-point chart:repeated="143"/>
          </chart:series>
          <chart:series chart:style-name="ch10" chart:values-cell-range-address="'InterpretedLog-1'.R2:'InterpretedLog-1'.R144" chart:label-cell-address="'InterpretedLog-1'.R1:'InterpretedLog-1'.R1" chart:class="chart:line">
            <chart:data-point chart:repeated="1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Gsr Per Shape</text:p>
                <draw:g>
                  <svg:desc>'InterpretedLog-1'.T1:'InterpretedLog-1'.T1</svg:desc>
                </draw:g>
              </table:table-cell>
              <table:table-cell office:value-type="string">
                <text:p>AvgPressure</text:p>
                <draw:g>
                  <svg:desc>'InterpretedLog-1'.R1:'InterpretedLog-1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81894657">
                <text:p>1.0181894657</text:p>
                <draw:g>
                  <svg:desc>'InterpretedLog-1'.T2:'InterpretedLog-1'.T144</svg:desc>
                </draw:g>
              </table:table-cell>
              <table:table-cell office:value-type="float" office:value="642.3571428571">
                <text:p>642.3571428571</text:p>
                <draw:g>
                  <svg:desc>'InterpretedLog-1'.R2:'InterpretedLog-1'.R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3.4354458374">
                <text:p>-153.4354458374</text:p>
              </table:table-cell>
              <table:table-cell office:value-type="float" office:value="531.6031746032">
                <text:p>531.6031746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66.137254902">
                <text:p>466.137254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.4167567675">
                <text:p>113.4167567675</text:p>
              </table:table-cell>
              <table:table-cell office:value-type="float" office:value="408.9801980198">
                <text:p>408.9801980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85.5131578947">
                <text:p>485.5131578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.1611167986">
                <text:p>141.1611167986</text:p>
              </table:table-cell>
              <table:table-cell office:value-type="float" office:value="537.3770491803">
                <text:p>537.3770491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7521420545">
                <text:p>-23.7521420545</text:p>
              </table:table-cell>
              <table:table-cell office:value-type="float" office:value="571.4947368421">
                <text:p>571.4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44.3793103448">
                <text:p>644.3793103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57.1121495327">
                <text:p>557.1121495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87.6323529412">
                <text:p>587.6323529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03.6811594203">
                <text:p>603.6811594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6.6046841624">
                <text:p>1406.6046841624</text:p>
              </table:table-cell>
              <table:table-cell office:value-type="float" office:value="563.9204545455">
                <text:p>563.920454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.3506665825">
                <text:p>210.3506665825</text:p>
              </table:table-cell>
              <table:table-cell office:value-type="float" office:value="634.625">
                <text:p>634.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0930827799">
                <text:p>22.0930827799</text:p>
              </table:table-cell>
              <table:table-cell office:value-type="float" office:value="680.3333333333">
                <text:p>680.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93.6346153846">
                <text:p>593.6346153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11.950617284">
                <text:p>611.950617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9.653191813">
                <text:p>949.653191813</text:p>
              </table:table-cell>
              <table:table-cell office:value-type="float" office:value="622.8">
                <text:p>62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7284539131">
                <text:p>31.7284539131</text:p>
              </table:table-cell>
              <table:table-cell office:value-type="float" office:value="593.9242424242">
                <text:p>593.92424242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8.6811859915">
                <text:p>818.6811859915</text:p>
              </table:table-cell>
              <table:table-cell office:value-type="float" office:value="537.4725274725">
                <text:p>537.4725274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7.7855482326">
                <text:p>377.7855482326</text:p>
              </table:table-cell>
              <table:table-cell office:value-type="float" office:value="603.8846153846">
                <text:p>603.8846153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2707178688">
                <text:p>-9.2707178688</text:p>
              </table:table-cell>
              <table:table-cell office:value-type="float" office:value="618.0857142857">
                <text:p>618.0857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7549248408">
                <text:p>17.7549248408</text:p>
              </table:table-cell>
              <table:table-cell office:value-type="float" office:value="563.8983050847">
                <text:p>563.8983050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673995057">
                <text:p>93.7673995057</text:p>
              </table:table-cell>
              <table:table-cell office:value-type="float" office:value="584.4142857143">
                <text:p>584.4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565.696969697">
                <text:p>565.696969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13.14">
                <text:p>613.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594.32">
                <text:p>594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7.2575952783">
                <text:p>1397.2575952783</text:p>
              </table:table-cell>
              <table:table-cell office:value-type="float" office:value="606.75">
                <text:p>606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515.5068493151">
                <text:p>515.5068493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2305667241">
                <text:p>55.2305667241</text:p>
              </table:table-cell>
              <table:table-cell office:value-type="float" office:value="652.125">
                <text:p>652.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04.8825416354">
                <text:p>-604.8825416354</text:p>
              </table:table-cell>
              <table:table-cell office:value-type="float" office:value="631.4782608696">
                <text:p>631.4782608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6.7565353945">
                <text:p>236.7565353945</text:p>
              </table:table-cell>
              <table:table-cell office:value-type="float" office:value="508.7049180328">
                <text:p>508.7049180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464.5362879457">
                <text:p>-4464.5362879457</text:p>
              </table:table-cell>
              <table:table-cell office:value-type="float" office:value="472.3181818182">
                <text:p>472.3181818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.7119163673">
                <text:p>289.7119163673</text:p>
              </table:table-cell>
              <table:table-cell office:value-type="float" office:value="453.2048192771">
                <text:p>453.2048192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9.4516632583">
                <text:p>1029.4516632583</text:p>
              </table:table-cell>
              <table:table-cell office:value-type="float" office:value="406.765625">
                <text:p>406.76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18.2121212121">
                <text:p>418.2121212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.4559493496">
                <text:p>466.4559493496</text:p>
              </table:table-cell>
              <table:table-cell office:value-type="float" office:value="529.8571428571">
                <text:p>529.8571428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7.54691128">
                <text:p>317.54691128</text:p>
              </table:table-cell>
              <table:table-cell office:value-type="float" office:value="479.5492957746">
                <text:p>479.54929577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.2274426467">
                <text:p>328.2274426467</text:p>
              </table:table-cell>
              <table:table-cell office:value-type="float" office:value="492.8260869565">
                <text:p>492.8260869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0.0322781058">
                <text:p>370.0322781058</text:p>
              </table:table-cell>
              <table:table-cell office:value-type="float" office:value="489.3815789474">
                <text:p>489.38157894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2.2410662141">
                <text:p>512.2410662141</text:p>
              </table:table-cell>
              <table:table-cell office:value-type="float" office:value="554.512195122">
                <text:p>554.512195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610.9444444444">
                <text:p>610.9444444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6.0314441737">
                <text:p>-66.0314441737</text:p>
              </table:table-cell>
              <table:table-cell office:value-type="float" office:value="603.05">
                <text:p>603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.6213413913">
                <text:p>112.6213413913</text:p>
              </table:table-cell>
              <table:table-cell office:value-type="float" office:value="480.9423076923">
                <text:p>480.9423076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.2836299021">
                <text:p>31.2836299021</text:p>
              </table:table-cell>
              <table:table-cell office:value-type="float" office:value="480.46875">
                <text:p>480.4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7.4649667468">
                <text:p>837.4649667468</text:p>
              </table:table-cell>
              <table:table-cell office:value-type="float" office:value="489.8813559322">
                <text:p>489.88135593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7314081752">
                <text:p>17.7314081752</text:p>
              </table:table-cell>
              <table:table-cell office:value-type="float" office:value="522.3928571429">
                <text:p>522.39285714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5386123175">
                <text:p>46.5386123175</text:p>
              </table:table-cell>
              <table:table-cell office:value-type="float" office:value="570.2051282051">
                <text:p>570.2051282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9.7649136061">
                <text:p>589.7649136061</text:p>
              </table:table-cell>
              <table:table-cell office:value-type="float" office:value="586.2608695652">
                <text:p>586.26086956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6604051379">
                <text:p>42.6604051379</text:p>
              </table:table-cell>
              <table:table-cell office:value-type="float" office:value="559.6153846154">
                <text:p>559.6153846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77.7727272727">
                <text:p>577.77272727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90.3129657228">
                <text:p>1490.3129657228</text:p>
              </table:table-cell>
              <table:table-cell office:value-type="float" office:value="570.2745098039">
                <text:p>570.2745098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31.8448275862">
                <text:p>531.84482758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77.6005349126">
                <text:p>-477.6005349126</text:p>
              </table:table-cell>
              <table:table-cell office:value-type="float" office:value="543.6842105263">
                <text:p>543.6842105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59.847826087">
                <text:p>559.847826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8020518645">
                <text:p>17.8020518645</text:p>
              </table:table-cell>
              <table:table-cell office:value-type="float" office:value="593.5416666667">
                <text:p>593.541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97.9385904801">
                <text:p>-197.9385904801</text:p>
              </table:table-cell>
              <table:table-cell office:value-type="float" office:value="555.6216216216">
                <text:p>555.6216216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16.0192307692">
                <text:p>516.01923076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78.35">
                <text:p>578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9627343198">
                <text:p>66.9627343198</text:p>
              </table:table-cell>
              <table:table-cell office:value-type="float" office:value="578.2264150943">
                <text:p>578.2264150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2.5821094572">
                <text:p>192.5821094572</text:p>
              </table:table-cell>
              <table:table-cell office:value-type="float" office:value="577.5">
                <text:p>577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5.4331955333">
                <text:p>-85.4331955333</text:p>
              </table:table-cell>
              <table:table-cell office:value-type="float" office:value="577.2820512821">
                <text:p>577.28205128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571.1551724138">
                <text:p>571.155172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547.7368421053">
                <text:p>547.73684210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617.65">
                <text:p>617.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511.8059701493">
                <text:p>511.80597014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534.6785714286">
                <text:p>534.67857142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64.204140028">
                <text:p>8964.204140028</text:p>
              </table:table-cell>
              <table:table-cell office:value-type="float" office:value="599.8695652174">
                <text:p>599.8695652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94.7709349696">
                <text:p>1494.7709349696</text:p>
              </table:table-cell>
              <table:table-cell office:value-type="float" office:value="567.6470588235">
                <text:p>567.6470588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9354464925">
                <text:p>15.9354464925</text:p>
              </table:table-cell>
              <table:table-cell office:value-type="float" office:value="551.5555555556">
                <text:p>551.5555555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5.6567385661">
                <text:p>385.6567385661</text:p>
              </table:table-cell>
              <table:table-cell office:value-type="float" office:value="525.1481481481">
                <text:p>525.14814814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507.6086956522">
                <text:p>507.6086956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8.7439668779">
                <text:p>228.7439668779</text:p>
              </table:table-cell>
              <table:table-cell office:value-type="float" office:value="463.4545454545">
                <text:p>463.4545454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7784415063">
                <text:p>17.7784415063</text:p>
              </table:table-cell>
              <table:table-cell office:value-type="float" office:value="516.5588235294">
                <text:p>516.55882352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539.6388888889">
                <text:p>539.63888888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548.9230769231">
                <text:p>548.9230769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551.1666666667">
                <text:p>551.1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555.6315789474">
                <text:p>555.6315789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5.1667809944">
                <text:p>505.1667809944</text:p>
              </table:table-cell>
              <table:table-cell office:value-type="float" office:value="550.4456521739">
                <text:p>550.4456521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529.7627118644">
                <text:p>529.7627118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2.087678614">
                <text:p>382.087678614</text:p>
              </table:table-cell>
              <table:table-cell office:value-type="float" office:value="597.3962264151">
                <text:p>597.3962264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.87673965">
                <text:p>-18.87673965</text:p>
              </table:table-cell>
              <table:table-cell office:value-type="float" office:value="534.4074074074">
                <text:p>534.4074074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584.3518518519">
                <text:p>584.35185185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558.862745098">
                <text:p>558.8627450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561.5283018868">
                <text:p>561.52830188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595.85">
                <text:p>595.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.2747153501">
                <text:p>161.2747153501</text:p>
              </table:table-cell>
              <table:table-cell office:value-type="float" office:value="583.6285714286">
                <text:p>583.6285714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454.0091743119">
                <text:p>454.0091743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.8945912126">
                <text:p>44.8945912126</text:p>
              </table:table-cell>
              <table:table-cell office:value-type="float" office:value="501.0892857143">
                <text:p>501.0892857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58.7214127267">
                <text:p>1458.7214127267</text:p>
              </table:table-cell>
              <table:table-cell office:value-type="float" office:value="542.0454545455">
                <text:p>542.0454545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.6524605243">
                <text:p>69.6524605243</text:p>
              </table:table-cell>
              <table:table-cell office:value-type="float" office:value="556.7291666667">
                <text:p>556.7291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.3091853108">
                <text:p>24.3091853108</text:p>
              </table:table-cell>
              <table:table-cell office:value-type="float" office:value="552.0833333333">
                <text:p>552.08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2185872814">
                <text:p>24.2185872814</text:p>
              </table:table-cell>
              <table:table-cell office:value-type="float" office:value="430.275">
                <text:p>430.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438.4945054945">
                <text:p>438.49450549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2.2548073404">
                <text:p>912.2548073404</text:p>
              </table:table-cell>
              <table:table-cell office:value-type="float" office:value="586.9259259259">
                <text:p>586.92592592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0.9392513765">
                <text:p>1210.9392513765</text:p>
              </table:table-cell>
              <table:table-cell office:value-type="float" office:value="459.5833333333">
                <text:p>459.58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1.9899592087">
                <text:p>691.9899592087</text:p>
              </table:table-cell>
              <table:table-cell office:value-type="float" office:value="526.35">
                <text:p>526.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504.1176470588">
                <text:p>504.11764705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543.3069306931">
                <text:p>543.30693069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537.7222222222">
                <text:p>537.72222222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40.6847826087">
                <text:p>540.6847826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6.5594235779">
                <text:p>256.5594235779</text:p>
              </table:table-cell>
              <table:table-cell office:value-type="float" office:value="505.96">
                <text:p>505.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46.6545352162">
                <text:p>4046.6545352162</text:p>
              </table:table-cell>
              <table:table-cell office:value-type="float" office:value="571.9">
                <text:p>571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574.6818181818">
                <text:p>574.6818181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525.303030303">
                <text:p>525.3030303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657.4864864865">
                <text:p>657.48648648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555.1960784314">
                <text:p>555.19607843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7.2962548262">
                <text:p>417.2962548262</text:p>
              </table:table-cell>
              <table:table-cell office:value-type="float" office:value="525.914893617">
                <text:p>525.9148936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2.5749226099">
                <text:p>362.5749226099</text:p>
              </table:table-cell>
              <table:table-cell office:value-type="float" office:value="630.9534883721">
                <text:p>630.95348837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593.1875">
                <text:p>593.1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.57669182">
                <text:p>96.57669182</text:p>
              </table:table-cell>
              <table:table-cell office:value-type="float" office:value="684.5068493151">
                <text:p>684.50684931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604.0909090909">
                <text:p>604.0909090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00.5376825881">
                <text:p>3500.5376825881</text:p>
              </table:table-cell>
              <table:table-cell office:value-type="float" office:value="560.0444444444">
                <text:p>560.04444444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5.7449475647">
                <text:p>305.7449475647</text:p>
              </table:table-cell>
              <table:table-cell office:value-type="float" office:value="572.012195122">
                <text:p>572.012195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456638008">
                <text:p>11.3456638008</text:p>
              </table:table-cell>
              <table:table-cell office:value-type="float" office:value="558.8857142857">
                <text:p>558.8857142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.6229933135">
                <text:p>1150.6229933135</text:p>
              </table:table-cell>
              <table:table-cell office:value-type="float" office:value="568.5757575758">
                <text:p>568.57575757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0.6378321106">
                <text:p>-80.6378321106</text:p>
              </table:table-cell>
              <table:table-cell office:value-type="float" office:value="577.9784946237">
                <text:p>577.97849462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2.9272184635">
                <text:p>462.9272184635</text:p>
              </table:table-cell>
              <table:table-cell office:value-type="float" office:value="591.3020833333">
                <text:p>591.30208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90.6566318669">
                <text:p>-190.6566318669</text:p>
              </table:table-cell>
              <table:table-cell office:value-type="float" office:value="680.64">
                <text:p>680.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552.2553191489">
                <text:p>552.25531914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555.12">
                <text:p>555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4076350617">
                <text:p>20.4076350617</text:p>
              </table:table-cell>
              <table:table-cell office:value-type="float" office:value="529.1458333333">
                <text:p>529.1458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3827974761">
                <text:p>51.3827974761</text:p>
              </table:table-cell>
              <table:table-cell office:value-type="float" office:value="570.5">
                <text:p>57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9.4083249981">
                <text:p>769.4083249981</text:p>
              </table:table-cell>
              <table:table-cell office:value-type="float" office:value="582.3428571429">
                <text:p>582.34285714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5.2962009563">
                <text:p>155.2962009563</text:p>
              </table:table-cell>
              <table:table-cell office:value-type="float" office:value="594.9275362319">
                <text:p>594.92753623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8.7439668779">
                <text:p>228.7439668779</text:p>
              </table:table-cell>
              <table:table-cell office:value-type="float" office:value="562.4558823529">
                <text:p>562.45588235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2328725389">
                <text:p>15.2328725389</text:p>
              </table:table-cell>
              <table:table-cell office:value-type="float" office:value="554.475">
                <text:p>554.4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.892537536">
                <text:p>140.892537536</text:p>
              </table:table-cell>
              <table:table-cell office:value-type="float" office:value="514.5663716814">
                <text:p>514.56637168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9.5295212883">
                <text:p>579.5295212883</text:p>
              </table:table-cell>
              <table:table-cell office:value-type="float" office:value="543.9183673469">
                <text:p>543.91836734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77.4250767903">
                <text:p>2677.4250767903</text:p>
              </table:table-cell>
              <table:table-cell office:value-type="float" office:value="536.7699530516">
                <text:p>536.76995305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406.806122449">
                <text:p>406.8061224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5.7798008496">
                <text:p>595.7798008496</text:p>
              </table:table-cell>
              <table:table-cell office:value-type="float" office:value="425.6363636364">
                <text:p>425.63636363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.0625532325">
                <text:p>74.0625532325</text:p>
              </table:table-cell>
              <table:table-cell office:value-type="float" office:value="419.935483871">
                <text:p>419.9354838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5.7207260059">
                <text:p>95.7207260059</text:p>
              </table:table-cell>
              <table:table-cell office:value-type="float" office:value="478.7441860465">
                <text:p>478.74418604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876162249">
                <text:p>33.876162249</text:p>
              </table:table-cell>
              <table:table-cell office:value-type="float" office:value="374.4019607843">
                <text:p>374.40196078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.7035720201">
                <text:p>111.7035720201</text:p>
              </table:table-cell>
              <table:table-cell office:value-type="float" office:value="499.6533333333">
                <text:p>499.65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.8271043515">
                <text:p>45.8271043515</text:p>
              </table:table-cell>
              <table:table-cell office:value-type="float" office:value="553.5087719298">
                <text:p>553.50877192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252131333">
                <text:p>29.252131333</text:p>
              </table:table-cell>
              <table:table-cell office:value-type="float" office:value="484.2409638554">
                <text:p>484.24096385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2.4482162421">
                <text:p>132.4482162421</text:p>
              </table:table-cell>
              <table:table-cell office:value-type="float" office:value="475.7058823529">
                <text:p>475.70588235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.1742689455">
                <text:p>44.1742689455</text:p>
              </table:table-cell>
              <table:table-cell office:value-type="float" office:value="561.6935483871">
                <text:p>561.69354838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8.3876670156">
                <text:p>508.3876670156</text:p>
              </table:table-cell>
              <table:table-cell office:value-type="float" office:value="557.8720930233">
                <text:p>557.87209302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6.8966187325">
                <text:p>306.8966187325</text:p>
              </table:table-cell>
              <table:table-cell office:value-type="float" office:value="507.1547619048">
                <text:p>507.15476190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7679084009">
                <text:p>28.7679084009</text:p>
              </table:table-cell>
              <table:table-cell office:value-type="float" office:value="512.4031007752">
                <text:p>512.40310077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